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77" style:family="table-column">
      <style:table-column-properties fo:break-before="auto" style:column-width="6.135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78" style:family="table-column">
      <style:table-column-properties fo:break-before="auto" style:column-width="5.465cm"/>
    </style:style>
    <style:style style:name="co79" style:family="table-column">
      <style:table-column-properties fo:break-before="auto" style:column-width="1.755cm"/>
    </style:style>
    <style:style style:name="co80" style:family="table-column">
      <style:table-column-properties fo:break-before="auto" style:column-width="2.182cm"/>
    </style:style>
    <style:style style:name="co81" style:family="table-column">
      <style:table-column-properties fo:break-before="auto" style:column-width="1.559cm"/>
    </style:style>
    <style:style style:name="co82" style:family="table-column">
      <style:table-column-properties fo:break-before="auto" style:column-width="1.501cm"/>
    </style:style>
    <style:style style:name="co83" style:family="table-column">
      <style:table-column-properties fo:break-before="auto" style:column-width="2.45cm"/>
    </style:style>
    <style:style style:name="co84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1.969cm"/>
    </style:style>
    <style:style style:name="co85" style:family="table-column">
      <style:table-column-properties fo:break-before="auto" style:column-width="1.813cm"/>
    </style:style>
    <style:style style:name="co86" style:family="table-column">
      <style:table-column-properties fo:break-before="auto" style:column-width="1.692cm"/>
    </style:style>
    <style:style style:name="co37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2.226cm"/>
    </style:style>
    <style:style style:name="co39" style:family="table-column">
      <style:table-column-properties fo:break-before="auto" style:column-width="2.087cm"/>
    </style:style>
    <style:style style:name="co40" style:family="table-column">
      <style:table-column-properties fo:break-before="auto" style:column-width="3.267cm"/>
    </style:style>
    <style:style style:name="co41" style:family="table-column">
      <style:table-column-properties fo:break-before="auto" style:column-width="0.921cm"/>
    </style:style>
    <style:style style:name="co42" style:family="table-column">
      <style:table-column-properties fo:break-before="auto" style:column-width="2.21cm"/>
    </style:style>
    <style:style style:name="co43" style:family="table-column">
      <style:table-column-properties fo:break-before="auto" style:column-width="2.362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2.152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2.325cm"/>
    </style:style>
    <style:style style:name="co48" style:family="table-column">
      <style:table-column-properties fo:break-before="auto" style:column-width="2.094cm"/>
    </style:style>
    <style:style style:name="co49" style:family="table-column">
      <style:table-column-properties fo:break-before="auto" style:column-width="2.24cm"/>
    </style:style>
    <style:style style:name="co50" style:family="table-column">
      <style:table-column-properties fo:break-before="auto" style:column-width="2.367cm"/>
    </style:style>
    <style:style style:name="co51" style:family="table-column">
      <style:table-column-properties fo:break-before="auto" style:column-width="3.854cm"/>
    </style:style>
    <style:style style:name="co52" style:family="table-column">
      <style:table-column-properties fo:break-before="auto" style:column-width="2.618cm"/>
    </style:style>
    <style:style style:name="co53" style:family="table-column">
      <style:table-column-properties fo:break-before="auto" style:column-width="1.78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1.302cm"/>
    </style:style>
    <style:style style:name="co56" style:family="table-column">
      <style:table-column-properties fo:break-before="auto" style:column-width="1.088cm"/>
    </style:style>
    <style:style style:name="co57" style:family="table-column">
      <style:table-column-properties fo:break-before="auto" style:column-width="1.26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0.208cm"/>
    </style:style>
    <style:style style:name="co60" style:family="table-column">
      <style:table-column-properties fo:break-before="auto" style:column-width="1.166cm"/>
    </style:style>
    <style:style style:name="co61" style:family="table-column">
      <style:table-column-properties fo:break-before="auto" style:column-width="2.274cm"/>
    </style:style>
    <style:style style:name="co62" style:family="table-column">
      <style:table-column-properties fo:break-before="auto" style:column-width="1.487cm"/>
    </style:style>
    <style:style style:name="co63" style:family="table-column">
      <style:table-column-properties fo:break-before="auto" style:column-width="1.108cm"/>
    </style:style>
    <style:style style:name="co64" style:family="table-column">
      <style:table-column-properties fo:break-before="auto" style:column-width="2cm"/>
    </style:style>
    <style:style style:name="co65" style:family="table-column">
      <style:table-column-properties fo:break-before="auto" style:column-width="1.341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0.894cm"/>
    </style:style>
    <style:style style:name="co68" style:family="table-column">
      <style:table-column-properties fo:break-before="auto" style:column-width="1.958cm"/>
    </style:style>
    <style:style style:name="co69" style:family="table-column">
      <style:table-column-properties fo:break-before="auto" style:column-width="1.833cm"/>
    </style:style>
    <style:style style:name="co70" style:family="table-column">
      <style:table-column-properties fo:break-before="auto" style:column-width="1.36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7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36"/>
    <style:style style:name="ce27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4"/>
    <style:style style:name="ce28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91" style:family="table-cell" style:parent-style-name="Default" style:data-style-name="N0"/>
    <style:style style:name="ce292" style:family="table-cell" style:parent-style-name="Default" style:data-style-name="N104"/>
    <style:style style:name="ce29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202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5" style:family="table-cell" style:parent-style-name="Default" style:data-style-name="N104">
      <style:table-cell-properties fo:background-color="#f7d1d5"/>
    </style:style>
    <style:style style:name="ce326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4">
      <style:table-cell-properties fo:background-color="transparent"/>
      <style:text-properties fo:color="#c9211e"/>
    </style:style>
    <style:style style:name="ce328" style:family="table-cell" style:parent-style-name="Default" style:data-style-name="N202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9" style:family="table-cell" style:parent-style-name="Default" style:data-style-name="N104">
      <style:text-properties fo:font-size="10pt" style:font-size-asian="10pt" style:font-size-complex="10pt"/>
    </style:style>
    <style:style style:name="ce330" style:family="table-cell" style:parent-style-name="Default" style:data-style-name="N10151"/>
    <style:style style:name="ce331" style:family="table-cell" style:parent-style-name="Default" style:data-style-name="N4">
      <style:text-properties fo:font-size="6pt" style:font-size-asian="6pt" style:font-size-complex="6pt"/>
    </style:style>
    <style:style style:name="ce33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11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Default" style:data-style-name="N16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4" style:family="table-cell" style:parent-style-name="Default" style:data-style-name="N161">
      <style:text-properties fo:font-size="10pt" style:font-size-asian="10pt" style:font-size-complex="10pt"/>
    </style:style>
    <style:style style:name="ce345" style:family="table-cell" style:parent-style-name="Default" style:data-style-name="N204"/>
    <style:style style:name="ce34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7" style:family="table-cell" style:parent-style-name="Default" style:data-style-name="N202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8" style:family="table-cell" style:parent-style-name="Default" style:data-style-name="N202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104">
      <style:table-cell-properties fo:background-color="transparent"/>
      <style:text-properties fo:color="#158466"/>
    </style:style>
    <style:style style:name="ce363" style:family="table-cell" style:parent-style-name="Default" style:data-style-name="N10104"/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transparent"/>
    </style:style>
    <style:style style:name="ce37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80" style:family="table-cell" style:parent-style-name="Default" style:data-style-name="N4">
      <style:text-properties fo:font-weight="bold" style:font-weight-asian="bold" style:font-weight-complex="bold"/>
    </style:style>
    <style:style style:name="ce38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04">
      <style:text-properties fo:font-weight="bold" style:font-weight-asian="bold" style:font-weight-complex="bold"/>
    </style:style>
    <style:style style:name="ce38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04">
      <style:table-cell-properties fo:background-color="#81d41a"/>
    </style:style>
    <style:style style:name="ce387" style:family="table-cell" style:parent-style-name="Default" style:data-style-name="N104">
      <style:table-cell-properties fo:background-color="#d4ea6b"/>
    </style:style>
    <style:style style:name="ce38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transparent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2" style:family="table-cell" style:parent-style-name="Default" style:data-style-name="N10151">
      <style:table-cell-properties fo:background-color="transparent"/>
    </style:style>
    <style:style style:name="ce393" style:family="table-cell" style:parent-style-name="Default" style:data-style-name="N10151">
      <style:text-properties fo:font-weight="bold" style:font-weight-asian="bold" style:font-weight-complex="bold"/>
    </style:style>
    <style:style style:name="ce394" style:family="table-cell" style:parent-style-name="Default" style:data-style-name="N10158"/>
    <style:style style:name="ce395" style:family="table-cell" style:parent-style-name="Default">
      <style:text-properties style:font-name="Bitstream Vera Sans" fo:font-size="9pt" style:font-size-asian="9pt" style:font-size-complex="9pt"/>
    </style:style>
    <style:style style:name="ce396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98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99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0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1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2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3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404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07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0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2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3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5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17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41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2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1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422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3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7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>
      <style:table-cell-properties style:vertical-align="middle"/>
    </style:style>
    <style:style style:name="ce432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33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90">
      <style:table-cell-properties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90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90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9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1" style:family="table-cell" style:parent-style-name="Default" style:data-style-name="N19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43" style:family="table-cell" style:parent-style-name="Default" style:data-style-name="N190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4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 style:data-style-name="N19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448" style:family="table-cell" style:parent-style-name="Default" style:data-style-name="N19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450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3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 style:data-style-name="N190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6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46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8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474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5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7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78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84" style:family="table-cell" style:parent-style-name="Default" style:data-style-name="N201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5" style:family="table-cell" style:parent-style-name="Default" style:data-style-name="N201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87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89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90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93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94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97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98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99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1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02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04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508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09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1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11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512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515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516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517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18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19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2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52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25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52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52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2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31" style:family="table-cell" style:parent-style-name="Default" style:data-style-name="N11"/>
    <style:style style:name="ce63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3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 style:data-style-name="N10154"/>
    <style:style style:name="ce805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53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35" style:family="table-cell" style:parent-style-name="Default" style:data-style-name="N36"/>
    <style:style style:name="ce5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9" style:family="table-cell" style:parent-style-name="Default">
      <style:text-properties fo:font-weight="bold" style:font-weight-asian="bold" style:font-weight-complex="bold"/>
    </style:style>
    <style:style style:name="ce5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4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3" style:family="table-cell" style:parent-style-name="Default" style:data-style-name="N4"/>
    <style:style style:name="ce54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4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4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 style:data-style-name="N0"/>
    <style:style style:name="ce552" style:family="table-cell" style:parent-style-name="Default" style:data-style-name="N104"/>
    <style:style style:name="ce55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55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1" style:family="table-cell" style:parent-style-name="Default">
      <style:table-cell-properties fo:border-bottom="none" fo:border-left="0.06pt solid #000000" fo:border-right="none" fo:border-top="0.06pt solid #000000"/>
    </style:style>
    <style:style style:name="ce562" style:family="table-cell" style:parent-style-name="Default">
      <style:table-cell-properties fo:border-bottom="none" fo:border-left="0.06pt solid #000000" fo:border-right="none" fo:border-top="none"/>
    </style:style>
    <style:style style:name="ce5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6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6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8" style:family="table-cell" style:parent-style-name="Default">
      <style:text-properties fo:font-size="10pt" style:font-size-asian="10pt" style:font-size-complex="10pt"/>
    </style:style>
    <style:style style:name="ce56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7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7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57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58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58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58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583" style:family="table-cell" style:parent-style-name="Default" style:data-style-name="N202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585" style:family="table-cell" style:parent-style-name="Default" style:data-style-name="N104">
      <style:table-cell-properties fo:background-color="#f7d1d5"/>
    </style:style>
    <style:style style:name="ce586" style:family="table-cell" style:parent-style-name="Default" style:data-style-name="N104">
      <style:table-cell-properties fo:background-color="transparent"/>
    </style:style>
    <style:style style:name="ce587" style:family="table-cell" style:parent-style-name="Default" style:data-style-name="N104">
      <style:table-cell-properties fo:background-color="transparent"/>
      <style:text-properties fo:color="#c9211e"/>
    </style:style>
    <style:style style:name="ce588" style:family="table-cell" style:parent-style-name="Default" style:data-style-name="N202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9" style:family="table-cell" style:parent-style-name="Default" style:data-style-name="N104">
      <style:text-properties fo:font-size="10pt" style:font-size-asian="10pt" style:font-size-complex="10pt"/>
    </style:style>
    <style:style style:name="ce590" style:family="table-cell" style:parent-style-name="Default" style:data-style-name="N10151"/>
    <style:style style:name="ce591" style:family="table-cell" style:parent-style-name="Default" style:data-style-name="N4">
      <style:text-properties fo:font-size="6pt" style:font-size-asian="6pt" style:font-size-complex="6pt"/>
    </style:style>
    <style:style style:name="ce59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593" style:family="table-cell" style:parent-style-name="Default" style:data-style-name="N11">
      <style:text-properties fo:font-size="10pt" style:font-size-asian="10pt" style:font-size-complex="10pt"/>
    </style:style>
    <style:style style:name="ce59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9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>
      <style:table-cell-properties fo:border="none"/>
      <style:text-properties fo:font-size="10pt" style:font-size-asian="10pt" style:font-size-complex="10pt"/>
    </style:style>
    <style:style style:name="ce60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3" style:family="table-cell" style:parent-style-name="Default" style:data-style-name="N16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04" style:family="table-cell" style:parent-style-name="Default" style:data-style-name="N161">
      <style:text-properties fo:font-size="10pt" style:font-size-asian="10pt" style:font-size-complex="10pt"/>
    </style:style>
    <style:style style:name="ce605" style:family="table-cell" style:parent-style-name="Default" style:data-style-name="N204"/>
    <style:style style:name="ce60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07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612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613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614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61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6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7" style:family="table-cell" style:parent-style-name="Default" style:data-style-name="N202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618" style:family="table-cell" style:parent-style-name="Default" style:data-style-name="N202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19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104">
      <style:table-cell-properties fo:background-color="transparent"/>
      <style:text-properties fo:color="#158466"/>
    </style:style>
    <style:style style:name="ce621" style:family="table-cell" style:parent-style-name="Default" style:data-style-name="N10104"/>
    <style:style style:name="ce6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6" style:family="table-cell" style:parent-style-name="Default" style:data-style-name="N36">
      <style:table-cell-properties style:rotation-align="none"/>
    </style:style>
    <style:style style:name="ce6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640" style:family="table-cell" style:parent-style-name="Default" style:data-style-name="N3"/>
    <style:style style:name="ce64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3">
      <style:text-properties fo:font-weight="bold" style:font-weight-asian="bold" style:font-weight-complex="bold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51" style:family="table-cell" style:parent-style-name="Default" style:data-style-name="N4">
      <style:text-properties fo:font-weight="bold" style:font-weight-asian="bold" style:font-weight-complex="bold"/>
    </style:style>
    <style:style style:name="ce65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104">
      <style:text-properties fo:font-weight="bold" style:font-weight-asian="bold" style:font-weight-complex="bold"/>
    </style:style>
    <style:style style:name="ce655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56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7" style:family="table-cell" style:parent-style-name="Default" style:data-style-name="N104">
      <style:table-cell-properties fo:background-color="#81d41a"/>
    </style:style>
    <style:style style:name="ce658" style:family="table-cell" style:parent-style-name="Default" style:data-style-name="N104">
      <style:table-cell-properties fo:background-color="#d4ea6b"/>
    </style:style>
    <style:style style:name="ce65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60" style:family="table-cell" style:parent-style-name="Default" style:data-style-name="N4">
      <style:table-cell-properties fo:background-color="transparent"/>
    </style:style>
    <style:style style:name="ce66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663" style:family="table-cell" style:parent-style-name="Default" style:data-style-name="N10151">
      <style:table-cell-properties fo:background-color="transparent"/>
    </style:style>
    <style:style style:name="ce664" style:family="table-cell" style:parent-style-name="Default" style:data-style-name="N10151">
      <style:text-properties fo:font-weight="bold" style:font-weight-asian="bold" style:font-weight-complex="bold"/>
    </style:style>
    <style:style style:name="ce665" style:family="table-cell" style:parent-style-name="Default" style:data-style-name="N10158"/>
    <style:style style:name="ce666" style:family="table-cell" style:parent-style-name="Default">
      <style:text-properties style:font-name="Bitstream Vera Sans" fo:font-size="9pt" style:font-size-asian="9pt" style:font-size-complex="9pt"/>
    </style:style>
    <style:style style:name="ce66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6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669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670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1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2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4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675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7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68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8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8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8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8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68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690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691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92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693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94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695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96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697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98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69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02" style:family="table-cell" style:parent-style-name="Default">
      <style:table-cell-properties style:vertical-align="middle"/>
    </style:style>
    <style:style style:name="ce703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04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6" style:family="table-cell" style:parent-style-name="Default" style:data-style-name="N190">
      <style:table-cell-properties style:vertical-align="middle"/>
      <style:text-properties style:font-name="Abyssinica SIL" fo:font-size="10pt" style:font-size-asian="10pt" style:font-size-complex="10pt"/>
    </style:style>
    <style:style style:name="ce707" style:family="table-cell" style:parent-style-name="Default" style:data-style-name="N190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09" style:family="table-cell" style:parent-style-name="Default" style:data-style-name="N190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0" style:family="table-cell" style:parent-style-name="Default" style:data-style-name="N19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1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2" style:family="table-cell" style:parent-style-name="Default" style:data-style-name="N19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3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14" style:family="table-cell" style:parent-style-name="Default" style:data-style-name="N190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9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18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719" style:family="table-cell" style:parent-style-name="Default" style:data-style-name="N190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0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721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22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2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2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2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30" style:family="table-cell" style:parent-style-name="Default" style:data-style-name="N190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3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73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73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3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35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73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3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39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40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741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4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7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44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74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46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74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48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74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0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1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55" style:family="table-cell" style:parent-style-name="Default" style:data-style-name="N201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756" style:family="table-cell" style:parent-style-name="Default" style:data-style-name="N201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758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60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61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62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3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764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6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76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6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6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7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2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73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75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6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7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78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779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780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781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782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78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85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786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787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788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89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791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792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3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4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95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79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798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80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1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2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80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804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807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8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810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811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812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813" style:family="table-cell" style:parent-style-name="Default" style:data-style-name="N11"/>
    <style:style style:name="ce814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815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817" style:family="table-cell" style:parent-style-name="Default" style:data-style-name="N10154"/>
    <style:style style:name="ce818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9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5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43"/>
        <table:table-column table:style-name="co1" table:number-columns-repeated="3" table:default-cell-style-name="Default"/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SnyA105-22 </text:p>
          </table:table-cell>
          <table:table-cell table:style-name="ce541" office:value-type="string" calcext:value-type="string">
            <text:p>Boya kira </text:p>
          </table:table-cell>
          <table:table-cell table:style-name="ce540" table:number-columns-repeated="4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number-columns-repeated="2"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Kira Bedeli</text:p>
          </table:table-cell>
          <table:table-cell table:style-name="ce542" table:formula="of:=SUM([.C18:.C24])" office:value-type="float" office:value="40000" calcext:value-type="float">
            <text:p>40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Toplam Ödeme</text:p>
          </table:table-cell>
          <table:table-cell table:style-name="ce542" table:formula="of:=SUM([.D13:.D28])" office:value-type="float" office:value="40000" calcext:value-type="float">
            <text:p>40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Bakiye</text:p>
          </table:table-cell>
          <table:table-cell table:style-name="ce542" table:formula="of:=[.E28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<text:s/>Masraf</text:p>
          </table:table-cell>
          <table:table-cell table:style-name="ce542" table:formula="of:=[.D34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6]-[.C8]" office:value-type="float" office:value="40000" calcext:value-type="float">
            <text:p>40.000,00</text:p>
          </table:table-cell>
          <table:table-cell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2" table:number-columns-repeated="3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Yıkamacı</text:p>
          </table:table-cell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2" office:value-type="string" calcext:value-type="string">
            <text:p>Hüseyin Tüfekçi</text:p>
          </table:table-cell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 table:number-rows-repeated="2">
          <table:table-cell table:style-name="ce532" table:number-columns-repeated="2"/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2" office:value-type="string" calcext:value-type="string">
            <text:p>20-11-2022 – 19-11-2023 Kira Bedeli</text:p>
          </table:table-cell>
          <table:table-cell table:style-name="ce540" office:value-type="float" office:value="42000" calcext:value-type="float">
            <text:p>42.000,00</text:p>
          </table:table-cell>
          <table:table-cell table:style-name="ce540"/>
          <table:table-cell table:style-name="ce546"/>
          <table:table-cell table:style-name="ce540" table:number-columns-repeated="2"/>
        </table:table-row>
        <table:table-row table:style-name="ro1">
          <table:table-cell table:style-name="ce534" office:value-type="date" office:date-value="2021-11-20" calcext:value-type="date">
            <text:p>20.11.2021</text:p>
          </table:table-cell>
          <table:table-cell table:style-name="ce532" office:value-type="string" calcext:value-type="string">
            <text:p>Kira Bedeli</text:p>
          </table:table-cell>
          <table:table-cell table:style-name="ce543" office:value-type="float" office:value="40000" calcext:value-type="float">
            <text:p>40.000,00</text:p>
          </table:table-cell>
          <table:table-cell/>
          <table:table-cell table:style-name="ce546" table:formula="of:=[.E14]+[.C18]-[.D18]" office:value-type="float" office:value="40000" calcext:value-type="float">
            <text:p>40.000,00</text:p>
          </table:table-cell>
          <table:table-cell table:style-name="ce540" table:number-columns-repeated="2"/>
        </table:table-row>
        <table:table-row table:style-name="ro1">
          <table:table-cell table:style-name="ce534"/>
          <table:table-cell table:style-name="ce532"/>
          <table:table-cell table:style-name="ce543"/>
          <table:table-cell office:value-type="float" office:value="40000" calcext:value-type="float">
            <text:p>40.000,00</text:p>
          </table:table-cell>
          <table:table-cell table:style-name="ce546" table:formula="of:=[.E18]+[.C19]-[.D19]" office:value-type="float" office:value="0" calcext:value-type="float">
            <text:p>0,00</text:p>
          </table:table-cell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1-22 kira bedeli 24000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42000 TL OLAN KİRA BEDELİNİN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000 TL Sİ ÖDENMEDİĞİ İÇİN</text:p>
          </table:table-cell>
          <table:table-cell table:style-name="ce543"/>
          <table:table-cell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TARİH</text:p>
          </table:table-cell>
          <table:table-cell table:style-name="ce543"/>
          <table:table-cell table:style-name="ce540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table:style-name="ce532" office:value-type="string" calcext:value-type="string">
            <text:p>20-11-2022 – 01-11-2023 </text:p>
          </table:table-cell>
          <table:table-cell table:style-name="ce543"/>
          <table:table-cell table:style-name="ce540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table:style-name="ce539" office:value-type="string" calcext:value-type="string">
            <text:p>BEDEL</text:p>
          </table:table-cell>
          <table:table-cell table:number-columns-repeated="2"/>
          <table:table-cell table:style-name="ce547"/>
          <table:table-cell table:style-name="ce540" table:number-columns-repeated="2"/>
        </table:table-row>
        <table:table-row table:style-name="ro1">
          <table:table-cell table:style-name="ce534"/>
          <table:table-cell office:value-type="string" calcext:value-type="string">
            <text:p>40000 TL</text:p>
          </table:table-cell>
          <table:table-cell table:number-columns-repeated="2"/>
          <table:table-cell table:style-name="ce547"/>
          <table:table-cell table:style-name="ce540" table:number-columns-repeated="2"/>
        </table:table-row>
        <table:table-row table:style-name="ro1">
          <table:table-cell table:style-name="ce532"/>
          <table:table-cell table:style-name="ce539" office:value-type="string" calcext:value-type="string">
            <text:p>OLARAK GÜNCELLENDİ</text:p>
          </table:table-cell>
          <table:table-cell/>
          <table:table-cell table:style-name="Default"/>
          <table:table-cell table:style-name="ce547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 table:style-name="ce544"/>
          <table:table-cell table:style-name="ce548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 table:style-name="ce545"/>
          <table:table-cell table:style-name="ce546"/>
          <table:table-cell table:number-columns-repeated="2"/>
        </table:table-row>
        <table:table-row table:style-name="ro1" table:number-rows-repeated="3">
          <table:table-cell table:style-name="ce535"/>
          <table:table-cell table:style-name="ce532"/>
          <table:table-cell table:style-name="ce540" table:number-columns-repeated="2"/>
          <table:table-cell table:style-name="ce546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/>
          <table:table-cell table:style-name="ce542" table:formula="of:=SUM([.D35:.D51])" office:value-type="float" office:value="0" calcext:value-type="float">
            <text:p>0,00</text:p>
          </table:table-cell>
          <table:table-cell table:style-name="ce540"/>
          <table:table-cell table:number-columns-repeated="2"/>
        </table:table-row>
        <table:table-row table:style-name="ro1">
          <table:table-cell table:style-name="ce535"/>
          <table:table-cell table:style-name="ce536"/>
          <table:table-cell/>
          <table:table-cell table:style-name="Default"/>
          <table:table-cell/>
          <table:table-cell table:style-name="ce540"/>
          <table:table-cell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/>
          <table:table-cell table:style-name="ce540" table:number-columns-repeated="4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/>
          <table:table-cell table:style-name="ce549"/>
          <table:table-cell table:number-columns-repeated="2"/>
        </table:table-row>
        <table:table-row table:style-name="ro1" table:number-rows-repeated="2">
          <table:table-cell table:style-name="ce532"/>
          <table:table-cell table:style-name="ce540"/>
          <table:table-cell table:style-name="ce539"/>
          <table:table-cell table:style-name="ce540"/>
          <table:table-cell table:style-name="ce542"/>
          <table:table-cell table:number-columns-repeated="2"/>
        </table:table-row>
        <table:table-row table:style-name="ro1" table:number-rows-repeated="5">
          <table:table-cell table:style-name="ce532"/>
          <table:table-cell table:style-name="ce540" table:number-columns-repeated="3"/>
          <table:table-cell table:style-name="ce539"/>
          <table:table-cell table:style-name="ce550"/>
          <table:table-cell table:style-name="ce542"/>
        </table:table-row>
        <table:table-row table:style-name="ro1" table:number-rows-repeated="44">
          <table:table-cell table:style-name="ce532"/>
          <table:table-cell table:style-name="ce54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43"/>
        <table:table-column table:style-name="co1" table:number-columns-repeated="3" table:default-cell-style-name="Default"/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SnyB203-22 <text:s/></text:p>
          </table:table-cell>
          <table:table-cell table:style-name="ce541" office:value-type="string" calcext:value-type="string">
            <text:p>200 m2 Karo kira </text:p>
          </table:table-cell>
          <table:table-cell table:style-name="ce540" table:number-columns-repeated="4"/>
        </table:table-row>
        <table:table-row table:style-name="ro1" table:number-rows-repeated="2">
          <table:table-cell table:style-name="ce532"/>
          <table:table-cell/>
          <table:table-cell table:style-name="ce541"/>
          <table:table-cell table:style-name="ce540" table:number-columns-repeated="4"/>
        </table:table-row>
        <table:table-row table:style-name="ro1" table:number-rows-repeated="2">
          <table:table-cell table:style-name="ce532"/>
          <table:table-cell table:style-name="ce536"/>
          <table:table-cell table:style-name="ce541"/>
          <table:table-cell table:style-name="ce540" table:number-columns-repeated="4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number-columns-repeated="2"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<text:s/>Kira Bedeli</text:p>
          </table:table-cell>
          <table:table-cell table:style-name="ce542" table:formula="of:=SUM([.C17:.C28])" office:value-type="float" office:value="84000" calcext:value-type="float">
            <text:p>84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Toplam Ödeme</text:p>
          </table:table-cell>
          <table:table-cell table:style-name="ce542" table:formula="of:=SUM([.D17:.D27])" office:value-type="float" office:value="84000" calcext:value-type="float">
            <text:p>84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Bakiye</text:p>
          </table:table-cell>
          <table:table-cell table:style-name="ce542" table:formula="of:=[.E19]" office:value-type="float" office:value="0" calcext:value-type="float">
            <text:p>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7" office:value-type="string" calcext:value-type="string">
            <text:p>Masraf</text:p>
          </table:table-cell>
          <table:table-cell table:style-name="ce542" table:formula="of:=[.D40]" office:value-type="float" office:value="8000" calcext:value-type="float">
            <text:p>8.000,00</text:p>
          </table:table-cell>
          <table:table-cell table:style-name="ce542" table:number-columns-repeated="2"/>
          <table:table-cell table:style-name="ce540" table:number-columns-repeated="2"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10]-[.C12]" office:value-type="float" office:value="76000" calcext:value-type="float">
            <text:p>76.000,00</text:p>
          </table:table-cell>
          <table:table-cell/>
          <table:table-cell table:style-name="ce542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2" table:number-columns-repeated="3"/>
          <table:table-cell table:style-name="ce540" table:number-columns-repeated="2"/>
        </table:table-row>
        <table:table-row table:style-name="ro1">
          <table:table-cell table:style-name="ce532"/>
          <table:table-cell table:style-name="ce536"/>
          <table:table-cell table:style-name="ce540" table:number-columns-repeated="5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40" table:number-columns-repeated="2"/>
        </table:table-row>
        <table:table-row table:style-name="ro1">
          <table:table-cell table:style-name="ce532"/>
          <table:table-cell/>
          <table:table-cell table:style-name="ce540" table:number-columns-repeated="2"/>
          <table:table-cell table:style-name="ce546"/>
          <table:table-cell table:style-name="ce540"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Salih Ant</text:p>
          </table:table-cell>
          <table:table-cell/>
          <table:table-cell table:style-name="Default"/>
          <table:table-cell table:style-name="ce54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4"/>
          <table:table-cell table:style-name="ce540"/>
          <table:table-cell/>
          <table:table-cell table:style-name="Default"/>
          <table:table-cell table:style-name="ce54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2"/>
          <table:table-cell table:style-name="ce536" office:value-type="string" calcext:value-type="string">
            <text:p>7-11-22 de anlaşma yapıldı</text:p>
          </table:table-cell>
          <table:table-cell table:style-name="ce540"/>
          <table:table-cell table:style-name="ce545"/>
          <table:table-cell table:style-name="ce54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5" office:value-type="date" office:date-value="2022-11-07" calcext:value-type="date">
            <text:p>07.11.2022</text:p>
          </table:table-cell>
          <table:table-cell table:style-name="ce536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547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535" office:value-type="date" office:date-value="2022-11-30" calcext:value-type="date">
            <text:p>30.11.2022</text:p>
          </table:table-cell>
          <table:table-cell table:style-name="ce532" office:value-type="string" calcext:value-type="string">
            <text:p>ödeme nakit</text:p>
          </table:table-cell>
          <table:table-cell table:style-name="ce540"/>
          <table:table-cell table:style-name="ce544" office:value-type="float" office:value="84000" calcext:value-type="float">
            <text:p>84.000,00</text:p>
          </table:table-cell>
          <table:table-cell table:style-name="ce54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2"/>
          <table:table-cell table:style-name="ce54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535"/>
          <table:table-cell table:style-name="ce532"/>
          <table:table-cell table:style-name="ce540" table:number-columns-repeated="2"/>
          <table:table-cell table:style-name="ce547"/>
          <table:table-cell table:number-columns-repeated="2"/>
        </table:table-row>
        <table:table-row table:style-name="ro1">
          <table:table-cell table:style-name="ce535"/>
          <table:table-cell table:style-name="ce532" office:value-type="string" calcext:value-type="string">
            <text:p>ELEKTRİK TEMİNAT BEDELİ</text:p>
          </table:table-cell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47"/>
          <table:table-cell table:number-columns-repeated="2"/>
        </table:table-row>
        <table:table-row table:style-name="ro1" table:number-rows-repeated="5">
          <table:table-cell table:style-name="ce535"/>
          <table:table-cell table:style-name="ce532"/>
          <table:table-cell table:style-name="ce540" table:number-columns-repeated="2"/>
          <table:table-cell table:style-name="ce547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/>
          <table:table-cell table:style-name="ce542" table:formula="of:=SUM([.D41:.D57])" office:value-type="float" office:value="8000" calcext:value-type="float">
            <text:p>8.000,00</text:p>
          </table:table-cell>
          <table:table-cell table:style-name="ce540"/>
          <table:table-cell table:number-columns-repeated="2"/>
        </table:table-row>
        <table:table-row table:style-name="ro1">
          <table:table-cell table:style-name="ce535"/>
          <table:table-cell table:style-name="ce532"/>
          <table:table-cell table:style-name="ce540" table:number-columns-repeated="3"/>
          <table:table-cell table:number-columns-repeated="2"/>
        </table:table-row>
        <table:table-row table:style-name="ro1">
          <table:table-cell table:style-name="ce535"/>
          <table:table-cell table:style-name="ce532" office:value-type="string" calcext:value-type="string">
            <text:p>asma tavan alçıpan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number-columns-repeated="2"/>
        </table:table-row>
        <table:table-row table:style-name="ro1">
          <table:table-cell/>
          <table:table-cell table:style-name="ce540" table:number-columns-repeated="4"/>
          <table:table-cell table:number-columns-repeated="2"/>
        </table:table-row>
        <table:table-row table:style-name="ro1">
          <table:table-cell table:style-name="ce532"/>
          <table:table-cell table:style-name="ce540" table:number-columns-repeated="2"/>
          <table:table-cell/>
          <table:table-cell table:style-name="ce549"/>
          <table:table-cell table:number-columns-repeated="2"/>
        </table:table-row>
        <table:table-row table:style-name="ro1" table:number-rows-repeated="2">
          <table:table-cell table:style-name="ce532"/>
          <table:table-cell table:style-name="ce540"/>
          <table:table-cell table:style-name="ce539"/>
          <table:table-cell table:style-name="ce540"/>
          <table:table-cell table:style-name="ce542"/>
          <table:table-cell table:number-columns-repeated="2"/>
        </table:table-row>
        <table:table-row table:style-name="ro1" table:number-rows-repeated="5">
          <table:table-cell table:style-name="ce532"/>
          <table:table-cell table:style-name="ce540" table:number-columns-repeated="3"/>
          <table:table-cell table:style-name="ce539"/>
          <table:table-cell table:style-name="ce550"/>
          <table:table-cell table:style-name="ce542"/>
        </table:table-row>
        <table:table-row table:style-name="ro1" table:number-rows-repeated="44">
          <table:table-cell table:style-name="ce532"/>
          <table:table-cell table:style-name="ce54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532"/>
        <table:table-column table:style-name="co4" table:default-cell-style-name="ce540"/>
        <table:table-column table:style-name="co5" table:default-cell-style-name="ce540"/>
        <table:table-column table:style-name="co6" table:default-cell-style-name="ce540"/>
        <table:table-column table:style-name="co1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Kira Bedeli</text:p>
          </table:table-cell>
          <table:table-cell table:style-name="ce542" table:formula="of:=SUM([.C13:.C17])" office:value-type="float" office:value="82000" calcext:value-type="float">
            <text:p>82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Toplam Ödeme</text:p>
          </table:table-cell>
          <table:table-cell table:style-name="ce542" table:formula="of:=SUM([.D13:.D19])" office:value-type="float" office:value="82000" calcext:value-type="float">
            <text:p>82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Toplam Ödenecek</text:p>
          </table:table-cell>
          <table:table-cell table:style-name="ce542" table:formula="of:=[.E18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2020 Masraf</text:p>
          </table:table-cell>
          <table:table-cell table:style-name="ce542" table:formula="of:=[.D70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8" office:value-type="string" calcext:value-type="string">
            <text:p>2019-2020 Net Kira</text:p>
          </table:table-cell>
          <table:table-cell table:style-name="ce542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/>
          <table:table-cell table:style-name="ce542" table:number-columns-repeated="3"/>
          <table:table-cell table:number-columns-repeated="54"/>
        </table:table-row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Hurdacı</text:p>
          </table:table-cell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Ali Demirel</text:p>
          </table:table-cell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546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 office:value-type="float" office:value="80000" calcext:value-type="float">
            <text:p>80000</text:p>
          </table:table-cell>
          <table:table-cell table:style-name="ce546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teminattan</text:p>
          </table:table-cell>
          <table:table-cell table:style-name="ce543"/>
          <table:table-cell table:style-name="Default" office:value-type="float" office:value="2000" calcext:value-type="float">
            <text:p>2000</text:p>
          </table:table-cell>
          <table:table-cell table:style-name="ce54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1-22 kira bedeli 43160 TL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table:number-columns-repeated="2"/>
          <table:table-cell table:style-name="ce543"/>
          <table:table-cell table:style-name="Default"/>
          <table:table-cell table:style-name="ce54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Ocak 2021- elektrik teminat için</text:p>
          </table:table-cell>
          <table:table-cell table:style-name="ce54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54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şubat</text:p>
          </table:table-cell>
          <table:table-cell table:style-name="ce543"/>
          <table:table-cell table:style-name="Default" office:value-type="float" office:value="34.45" calcext:value-type="float">
            <text:p>34,45</text:p>
          </table:table-cell>
          <table:table-cell table:style-name="ce54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mart</text:p>
          </table:table-cell>
          <table:table-cell table:style-name="ce543"/>
          <table:table-cell table:style-name="Default" office:value-type="float" office:value="20.05" calcext:value-type="float">
            <text:p>20,05</text:p>
          </table:table-cell>
          <table:table-cell table:style-name="ce54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nisan</text:p>
          </table:table-cell>
          <table:table-cell table:style-name="ce543"/>
          <table:table-cell table:style-name="Default" office:value-type="float" office:value="34.7" calcext:value-type="float">
            <text:p>34,7</text:p>
          </table:table-cell>
          <table:table-cell table:style-name="ce54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ayıs</text:p>
          </table:table-cell>
          <table:table-cell table:style-name="ce543"/>
          <table:table-cell table:style-name="Default" office:value-type="float" office:value="34.34" calcext:value-type="float">
            <text:p>34,34</text:p>
          </table:table-cell>
          <table:table-cell table:style-name="ce54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haziran</text:p>
          </table:table-cell>
          <table:table-cell table:style-name="ce543"/>
          <table:table-cell table:style-name="Default" office:value-type="float" office:value="-65.91" calcext:value-type="float">
            <text:p>-65,91</text:p>
          </table:table-cell>
          <table:table-cell table:style-name="ce54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temmuz</text:p>
          </table:table-cell>
          <table:table-cell table:style-name="ce543"/>
          <table:table-cell table:style-name="Default" office:value-type="float" office:value="31.54" calcext:value-type="float">
            <text:p>31,54</text:p>
          </table:table-cell>
          <table:table-cell table:style-name="ce54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ağustos</text:p>
          </table:table-cell>
          <table:table-cell table:style-name="ce543"/>
          <table:table-cell table:style-name="Default" office:value-type="float" office:value="0" calcext:value-type="float">
            <text:p>0</text:p>
          </table:table-cell>
          <table:table-cell table:style-name="ce54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ylül</text:p>
          </table:table-cell>
          <table:table-cell table:style-name="ce543"/>
          <table:table-cell table:style-name="Default" office:value-type="float" office:value="45.99" calcext:value-type="float">
            <text:p>45,99</text:p>
          </table:table-cell>
          <table:table-cell table:style-name="ce54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kim</text:p>
          </table:table-cell>
          <table:table-cell table:style-name="ce543"/>
          <table:table-cell table:style-name="Default" office:value-type="float" office:value="42.89" calcext:value-type="float">
            <text:p>42,89</text:p>
          </table:table-cell>
          <table:table-cell table:style-name="ce54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asım</text:p>
          </table:table-cell>
          <table:table-cell table:style-name="ce543"/>
          <table:table-cell table:style-name="Default" office:value-type="float" office:value="34.98" calcext:value-type="float">
            <text:p>34,98</text:p>
          </table:table-cell>
          <table:table-cell table:style-name="ce54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aralık</text:p>
          </table:table-cell>
          <table:table-cell table:style-name="ce543"/>
          <table:table-cell table:style-name="Default" office:value-type="float" office:value="0" calcext:value-type="float">
            <text:p>0</text:p>
          </table:table-cell>
          <table:table-cell table:style-name="ce54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Ocak 2022- elektrik teminat için</text:p>
          </table:table-cell>
          <table:table-cell table:style-name="ce543"/>
          <table:table-cell table:style-name="Default" office:value-type="float" office:value="30.04" calcext:value-type="float">
            <text:p>30,04</text:p>
          </table:table-cell>
          <table:table-cell table:style-name="ce54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şubat</text:p>
          </table:table-cell>
          <table:table-cell table:style-name="ce543"/>
          <table:table-cell table:style-name="Default" office:value-type="float" office:value="135.32" calcext:value-type="float">
            <text:p>135,32</text:p>
          </table:table-cell>
          <table:table-cell table:style-name="ce54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mart</text:p>
          </table:table-cell>
          <table:table-cell table:style-name="ce543"/>
          <table:table-cell table:style-name="Default" office:value-type="float" office:value="98.9" calcext:value-type="float">
            <text:p>98,9</text:p>
          </table:table-cell>
          <table:table-cell table:style-name="ce54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nisan</text:p>
          </table:table-cell>
          <table:table-cell table:style-name="ce543"/>
          <table:table-cell table:style-name="Default" office:value-type="float" office:value="135.6" calcext:value-type="float">
            <text:p>135,6</text:p>
          </table:table-cell>
          <table:table-cell table:style-name="ce54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ayıs <text:s text:c="10"/>50 su</text:p>
          </table:table-cell>
          <table:table-cell table:style-name="ce543"/>
          <table:table-cell table:style-name="Default" office:value-type="float" office:value="214.37" calcext:value-type="float">
            <text:p>214,37</text:p>
          </table:table-cell>
          <table:table-cell table:style-name="ce54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Haziran <text:s text:c="7"/>200 su</text:p>
          </table:table-cell>
          <table:table-cell table:style-name="ce543"/>
          <table:table-cell table:style-name="Default" office:value-type="float" office:value="427.65" calcext:value-type="float">
            <text:p>427,65</text:p>
          </table:table-cell>
          <table:table-cell table:style-name="ce54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Temmuz <text:s text:c="6"/>200 su</text:p>
          </table:table-cell>
          <table:table-cell table:style-name="ce543"/>
          <table:table-cell table:style-name="Default" office:value-type="float" office:value="446.55" calcext:value-type="float">
            <text:p>446,55</text:p>
          </table:table-cell>
          <table:table-cell table:style-name="ce54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Ağustos <text:s text:c="9"/>50 su</text:p>
          </table:table-cell>
          <table:table-cell table:style-name="ce543"/>
          <table:table-cell table:style-name="Default" office:value-type="float" office:value="333.96" calcext:value-type="float">
            <text:p>333,96</text:p>
          </table:table-cell>
          <table:table-cell table:style-name="ce54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ylül <text:s text:c="14"/>50 su</text:p>
          </table:table-cell>
          <table:table-cell table:style-name="ce543"/>
          <table:table-cell table:style-name="Default" office:value-type="float" office:value="324.51" calcext:value-type="float">
            <text:p>324,51</text:p>
          </table:table-cell>
          <table:table-cell table:style-name="ce54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kim <text:s text:c="14"/>50 su</text:p>
          </table:table-cell>
          <table:table-cell table:style-name="ce543"/>
          <table:table-cell table:style-name="Default" office:value-type="float" office:value="331.27" calcext:value-type="float">
            <text:p>331,27</text:p>
          </table:table-cell>
          <table:table-cell table:style-name="ce54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su</text:p>
          </table:table-cell>
          <table:table-cell table:style-name="ce543" office:value-type="float" office:value="50" calcext:value-type="float">
            <text:p>50,00</text:p>
          </table:table-cell>
          <table:table-cell table:style-name="Default"/>
          <table:table-cell table:style-name="ce54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asım</text:p>
          </table:table-cell>
          <table:table-cell table:style-name="ce543"/>
          <table:table-cell table:style-name="Default" office:value-type="float" office:value="412.42" calcext:value-type="float">
            <text:p>412,42</text:p>
          </table:table-cell>
          <table:table-cell table:style-name="ce54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aralık</text:p>
          </table:table-cell>
          <table:table-cell table:style-name="ce543"/>
          <table:table-cell table:style-name="Default"/>
          <table:table-cell table:style-name="ce546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2023 kira İÇİN</text:p>
          </table:table-cell>
          <table:table-cell table:style-name="ce543"/>
          <table:table-cell table:style-name="Default" office:value-type="float" office:value="-2000" calcext:value-type="float">
            <text:p>-2000</text:p>
          </table:table-cell>
          <table:table-cell table:style-name="ce546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motorcu alçıpan hasarı</text:p>
          </table:table-cell>
          <table:table-cell table:style-name="ce543"/>
          <table:table-cell table:style-name="Default" office:value-type="float" office:value="-500" calcext:value-type="float">
            <text:p>-500</text:p>
          </table:table-cell>
          <table:table-cell table:style-name="ce546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6-20" calcext:value-type="date">
            <text:p>20.06.2021</text:p>
          </table:table-cell>
          <table:table-cell table:style-name="ce532" office:value-type="string" calcext:value-type="string">
            <text:p>büyük binanın saçağında hasar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8-25" calcext:value-type="date">
            <text:p>25.08.2021</text:p>
          </table:table-cell>
          <table:table-cell table:style-name="ce532" office:value-type="string" calcext:value-type="string">
            <text:p>mutfak tezgahı kırık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/>
          <table:table-cell table:style-name="Default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/>
          <table:table-cell table:style-name="ce532"/>
          <table:table-cell table:style-name="ce543"/>
          <table:table-cell table:style-name="Default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543"/>
          <table:table-cell table:style-name="Default" office:value-type="float" office:value="500" calcext:value-type="float">
            <text:p>500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543"/>
          <table:table-cell table:style-name="Default" office:value-type="float" office:value="200" calcext:value-type="float">
            <text:p>200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2-25" calcext:value-type="date">
            <text:p>25.02.2021</text:p>
          </table:table-cell>
          <table:table-cell table:style-name="ce532" office:value-type="string" calcext:value-type="string">
            <text:p>tuvalet için izinsiz kapı açtı</text:p>
          </table:table-cell>
          <table:table-cell table:style-name="ce543"/>
          <table:table-cell table:style-name="Default" office:value-type="string" calcext:value-type="string">
            <text:p>yapıldı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3-30" calcext:value-type="date">
            <text:p>30.03.2021</text:p>
          </table:table-cell>
          <table:table-cell table:style-name="ce532" office:value-type="string" calcext:value-type="string">
            <text:p>2021 de 2022 için ödemesi gereken kiraları ödemedi</text:p>
          </table:table-cell>
          <table:table-cell table:style-name="ce543"/>
          <table:table-cell table:style-name="Default" office:value-type="string" calcext:value-type="string">
            <text:p>*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1-08-05" calcext:value-type="date">
            <text:p>05.08.2021</text:p>
          </table:table-cell>
          <table:table-cell table:style-name="ce532" office:value-type="string" calcext:value-type="string">
            <text:p>arsa önüne malzeme yığıntısı var OKKK</text:p>
          </table:table-cell>
          <table:table-cell table:style-name="ce543"/>
          <table:table-cell table:style-name="Default" office:value-type="string" calcext:value-type="string">
            <text:p>*</text:p>
          </table:table-cell>
          <table:table-cell table:style-name="ce54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53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36" office:value-type="string" calcext:value-type="string">
            <text:p>Masraflar</text:p>
          </table:table-cell>
          <table:table-cell table:style-name="Default"/>
          <table:table-cell table:style-name="ce542" table:formula="of:=SUM([.D72:.D91])" office:value-type="float" office:value="0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5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35"/>
          <table:table-cell table:style-name="ce532"/>
          <table:table-cell table:number-columns-repeated="2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35"/>
          <table:table-cell table:style-name="ce53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39"/>
          <table:table-cell table:style-name="ce550"/>
          <table:table-cell table:style-name="ce542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532"/>
        <table:table-column table:style-name="co9" table:default-cell-style-name="ce540"/>
        <table:table-column table:style-name="co10" table:default-cell-style-name="ce540"/>
        <table:table-column table:style-name="co11" table:default-cell-style-name="ce540"/>
        <table:table-column table:style-name="co1" table:default-cell-style-name="ce540"/>
        <table:table-column table:style-name="co12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nE este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ce536"/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Kira Bedeli</text:p>
          </table:table-cell>
          <table:table-cell table:style-name="ce542" table:formula="of:=SUM([.D14:.D28])" office:value-type="float" office:value="45000" calcext:value-type="float">
            <text:p>45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Toplam Ödeme</text:p>
          </table:table-cell>
          <table:table-cell table:style-name="ce542" table:formula="of:=SUM([.E14:.E28])" office:value-type="float" office:value="45000" calcext:value-type="float">
            <text:p>45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Toplam Ödenecek</text:p>
          </table:table-cell>
          <table:table-cell table:style-name="ce542" table:formula="of:=[.F27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7" office:value-type="string" calcext:value-type="string">
            <text:p><text:s/>Masraf</text:p>
          </table:table-cell>
          <table:table-cell table:style-name="ce542" table:formula="of:=[.E43]" office:value-type="float" office:value="0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538" office:value-type="string" calcext:value-type="string">
            <text:p><text:s/>Net Kira</text:p>
          </table:table-cell>
          <table:table-cell table:style-name="ce542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style-name="ce542" table:number-columns-repeated="3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3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533" table:number-columns-repeated="3"/>
          <table:table-cell table:style-name="ce538" table:number-columns-repeated="3"/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Motorcu</text:p>
          </table:table-cell>
          <table:table-cell table:style-name="ce536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Cihan Çam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2-23 kira bedeli 45000 TL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Anlaşma yapıldı</text:p>
          </table:table-cell>
          <table:table-cell table:style-name="ce532"/>
          <table:table-cell office:value-type="float" office:value="45000" calcext:value-type="float">
            <text:p>45.000,00</text:p>
          </table:table-cell>
          <table:table-cell/>
          <table:table-cell table:style-name="ce546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Elektrik Teminat Bedeli</text:p>
          </table:table-cell>
          <table:table-cell table:style-name="ce532"/>
          <table:table-cell table:number-columns-repeated="2"/>
          <table:table-cell table:style-name="ce546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table:style-name="ce532" office:value-type="string" calcext:value-type="string">
            <text:p>Kira Başlangıç Tarihi</text:p>
          </table:table-cell>
          <table:table-cell table:style-name="ce532"/>
          <table:table-cell table:number-columns-repeated="2"/>
          <table:table-cell table:style-name="ce546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8-29" calcext:value-type="date">
            <text:p>29.08.2023</text:p>
          </table:table-cell>
          <table:table-cell table:style-name="ce532" office:value-type="string" calcext:value-type="string">
            <text:p>Kira Bitiş Tarihi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Kira gün sayısı (1 ay ek süre verildi)</text:p>
          </table:table-cell>
          <table:table-cell table:style-name="ce551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546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2-23 günlük kira bedeli TL</text:p>
          </table:table-cell>
          <table:table-cell table:style-name="ce532" table:formula="of:=[.D17]/[.C21]" office:value-type="float" office:value="114.503816793893" calcext:value-type="float">
            <text:p>114,503816793893</text:p>
          </table:table-cell>
          <table:table-cell table:style-name="ce543"/>
          <table:table-cell table:style-name="Default"/>
          <table:table-cell table:style-name="ce546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01" calcext:value-type="date">
            <text:p>01.08.2022</text:p>
          </table:table-cell>
          <table:table-cell table:style-name="ce532" office:value-type="string" calcext:value-type="string">
            <text:p>Nakit Ödeme</text:p>
          </table:table-cell>
          <table:table-cell table:style-name="ce532"/>
          <table:table-cell table:style-name="ce543"/>
          <table:table-cell table:style-name="ce543" office:value-type="float" office:value="20000" calcext:value-type="float">
            <text:p>20.000,00</text:p>
          </table:table-cell>
          <table:table-cell table:style-name="ce546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05" calcext:value-type="date">
            <text:p>05.08.2022</text:p>
          </table:table-cell>
          <table:table-cell table:style-name="ce532" office:value-type="string" calcext:value-type="string">
            <text:p>Nakit Ödeme</text:p>
          </table:table-cell>
          <table:table-cell table:style-name="ce532"/>
          <table:table-cell table:style-name="ce543"/>
          <table:table-cell table:style-name="ce543" office:value-type="float" office:value="25000" calcext:value-type="float">
            <text:p>25.000,00</text:p>
          </table:table-cell>
          <table:table-cell table:style-name="ce54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547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36" office:value-type="string" calcext:value-type="string">
            <text:p>Elektrik Teminat Bedeli</text:p>
          </table:table-cell>
          <table:table-cell table:style-name="ce53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54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8 elektrik tmnt</text:p>
          </table:table-cell>
          <table:table-cell table:style-name="ce532"/>
          <table:table-cell table:style-name="ce543"/>
          <table:table-cell table:style-name="Default" office:value-type="float" office:value="32.35" calcext:value-type="float">
            <text:p>32,35</text:p>
          </table:table-cell>
          <table:table-cell table:style-name="ce54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9 elektrik tmnt</text:p>
          </table:table-cell>
          <table:table-cell table:style-name="ce532"/>
          <table:table-cell table:style-name="ce543"/>
          <table:table-cell table:style-name="Default" office:value-type="float" office:value="39.91" calcext:value-type="float">
            <text:p>39,91</text:p>
          </table:table-cell>
          <table:table-cell table:style-name="ce54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10 elektrik tmnt</text:p>
          </table:table-cell>
          <table:table-cell table:style-name="ce532"/>
          <table:table-cell table:style-name="ce543"/>
          <table:table-cell office:value-type="float" office:value="8.99" calcext:value-type="float">
            <text:p>8,99</text:p>
          </table:table-cell>
          <table:table-cell table:style-name="ce54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2022-11 elektrik tmnt</text:p>
          </table:table-cell>
          <table:table-cell table:style-name="ce532"/>
          <table:table-cell table:style-name="ce543"/>
          <table:table-cell office:value-type="float" office:value="60.27" calcext:value-type="float">
            <text:p>60,27</text:p>
          </table:table-cell>
          <table:table-cell table:style-name="ce54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54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style-name="Default" table:number-columns-repeated="4"/>
          <table:table-cell table:style-name="ce546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534"/>
          <table:table-cell table:style-name="Default" table:number-columns-repeated="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545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Default" table:number-columns-repeated="4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ce536" office:value-type="string" calcext:value-type="string">
            <text:p>Masraflar</text:p>
          </table:table-cell>
          <table:table-cell table:style-name="ce536"/>
          <table:table-cell table:style-name="Default"/>
          <table:table-cell table:style-name="ce542" table:formula="of:=SUM([.E44:.E63])" office:value-type="float" office:value="0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5"/>
          <table:table-cell table:style-name="ce532" table:number-columns-repeated="2"/>
          <table:table-cell table:number-columns-repeated="2"/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35"/>
          <table:table-cell table:style-name="ce532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539"/>
          <table:table-cell table:style-name="ce550"/>
          <table:table-cell table:style-name="ce54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532"/>
        <table:table-column table:style-name="co13" table:default-cell-style-name="ce540"/>
        <table:table-column table:style-name="co14" table:default-cell-style-name="ce540"/>
        <table:table-column table:style-name="co15" table:default-cell-style-name="ce540"/>
        <table:table-column table:style-name="co6" table:default-cell-style-name="ce540"/>
        <table:table-column table:style-name="co1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 office:value-type="string" calcext:value-type="string">
            <text:p>Sanayi pano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MERDAL KİPEL 2022-2023</text:p>
          </table:table-cell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Toplamlar</text:p>
          </table:table-cell>
          <table:table-cell table:style-name="ce536"/>
          <table:table-cell table:style-name="Default" table:number-columns-repeated="2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Kira Bedeli</text:p>
          </table:table-cell>
          <table:table-cell table:style-name="ce537"/>
          <table:table-cell table:style-name="ce542" table:formula="of:=SUM([.D12:.D17])" office:value-type="float" office:value="36000" calcext:value-type="float">
            <text:p>36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Toplam Ödeme</text:p>
          </table:table-cell>
          <table:table-cell table:style-name="ce537"/>
          <table:table-cell table:style-name="ce542" table:formula="of:=SUM([.E12:.E19])" office:value-type="float" office:value="36000" calcext:value-type="float">
            <text:p>36.00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Toplam Ödenecek</text:p>
          </table:table-cell>
          <table:table-cell table:style-name="ce537"/>
          <table:table-cell table:style-name="ce542" table:formula="of:=[.F35]" office:value-type="float" office:value="10790.84" calcext:value-type="float">
            <text:p>10.790,84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7" office:value-type="string" calcext:value-type="string">
            <text:p><text:s/>Masraf</text:p>
          </table:table-cell>
          <table:table-cell table:style-name="ce537"/>
          <table:table-cell table:style-name="ce542" table:formula="of:=[.E45]" office:value-type="float" office:value="1.33226762955019E-015" calcext:value-type="float">
            <text:p>0,00</text:p>
          </table:table-cell>
          <table:table-cell table:style-name="ce542" table:number-columns-repeated="2"/>
          <table:table-cell table:number-columns-repeated="54"/>
        </table:table-row>
        <table:table-row table:style-name="ro1">
          <table:table-cell/>
          <table:table-cell table:style-name="ce538" office:value-type="string" calcext:value-type="string">
            <text:p>Net Kira</text:p>
          </table:table-cell>
          <table:table-cell table:style-name="ce538"/>
          <table:table-cell table:style-name="ce542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542"/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57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3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36" table:number-columns-repeated="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31-03-2022 – 30-03-2023 kira bedeli 48000</text:p>
          </table:table-cell>
          <table:table-cell table:style-name="ce532"/>
          <table:table-cell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2" office:value-type="string" calcext:value-type="string">
            <text:p>31-3 31-12-2022 9 aylık kira bedeli</text:p>
          </table:table-cell>
          <table:table-cell table:style-name="ce532"/>
          <table:table-cell office:value-type="float" office:value="36000" calcext:value-type="float">
            <text:p>36.000,00</text:p>
          </table:table-cell>
          <table:table-cell/>
          <table:table-cell table:style-name="ce546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table:number-columns-repeated="2"/>
          <table:table-cell table:style-name="ce543"/>
          <table:table-cell table:style-name="Default" office:value-type="float" office:value="28000" calcext:value-type="float">
            <text:p>28000</text:p>
          </table:table-cell>
          <table:table-cell table:style-name="ce546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table:style-name="ce532" office:value-type="string" calcext:value-type="string">
            <text:p>10-05-2022 <text:s text:c="2"/>- 4000 nakit ödeme</text:p>
          </table:table-cell>
          <table:table-cell table:style-name="ce532"/>
          <table:table-cell table:style-name="ce543"/>
          <table:table-cell table:style-name="Default" office:value-type="float" office:value="4000" calcext:value-type="float">
            <text:p>4000</text:p>
          </table:table-cell>
          <table:table-cell table:style-name="ce546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table:style-name="ce532" office:value-type="string" calcext:value-type="string">
            <text:p>20-06-2022 <text:s text:c="2"/>- 4000 nakit ödeme</text:p>
          </table:table-cell>
          <table:table-cell table:style-name="ce532"/>
          <table:table-cell table:style-name="ce543"/>
          <table:table-cell table:style-name="Default" office:value-type="float" office:value="4000" calcext:value-type="float">
            <text:p>4000</text:p>
          </table:table-cell>
          <table:table-cell table:style-name="ce54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table:style-name="ce532" office:value-type="string" calcext:value-type="string">
            <text:p><text:s/>Ödeme yapılmadı 4000</text:p>
          </table:table-cell>
          <table:table-cell table:style-name="ce532"/>
          <table:table-cell table:style-name="ce543"/>
          <table:table-cell table:style-name="Default"/>
          <table:table-cell table:style-name="ce54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546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532" table:number-columns-repeated="2"/>
          <table:table-cell table:style-name="ce543"/>
          <table:table-cell/>
          <table:table-cell table:style-name="ce546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4 elektrik tmnt</text:p>
          </table:table-cell>
          <table:table-cell table:style-name="ce532"/>
          <table:table-cell table:style-name="ce543"/>
          <table:table-cell office:value-type="float" office:value="20.95" calcext:value-type="float">
            <text:p>20,95</text:p>
          </table:table-cell>
          <table:table-cell table:style-name="ce546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5 elektrik tmnt</text:p>
          </table:table-cell>
          <table:table-cell table:style-name="ce532"/>
          <table:table-cell table:style-name="ce543"/>
          <table:table-cell office:value-type="float" office:value="11.93" calcext:value-type="float">
            <text:p>11,93</text:p>
          </table:table-cell>
          <table:table-cell table:style-name="ce546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6 elektrik tmnt</text:p>
          </table:table-cell>
          <table:table-cell table:style-name="ce532"/>
          <table:table-cell table:style-name="ce543"/>
          <table:table-cell office:value-type="float" office:value="0" calcext:value-type="float">
            <text:p>0,00</text:p>
          </table:table-cell>
          <table:table-cell table:style-name="ce546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7 elektrik tmnt</text:p>
          </table:table-cell>
          <table:table-cell table:style-name="ce532"/>
          <table:table-cell table:style-name="ce543"/>
          <table:table-cell office:value-type="float" office:value="23.25" calcext:value-type="float">
            <text:p>23,25</text:p>
          </table:table-cell>
          <table:table-cell table:style-name="ce546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8 elektrik tmnt</text:p>
          </table:table-cell>
          <table:table-cell table:style-name="ce532"/>
          <table:table-cell table:style-name="ce543"/>
          <table:table-cell office:value-type="float" office:value="42.14" calcext:value-type="float">
            <text:p>42,14</text:p>
          </table:table-cell>
          <table:table-cell table:style-name="ce546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9 elektrik tmnt</text:p>
          </table:table-cell>
          <table:table-cell table:style-name="ce532"/>
          <table:table-cell table:style-name="ce543"/>
          <table:table-cell office:value-type="float" office:value="39.37" calcext:value-type="float">
            <text:p>39,37</text:p>
          </table:table-cell>
          <table:table-cell table:style-name="ce546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10 elektrik tmnt</text:p>
          </table:table-cell>
          <table:table-cell table:style-name="ce532"/>
          <table:table-cell table:style-name="ce543"/>
          <table:table-cell office:value-type="float" office:value="150.16" calcext:value-type="float">
            <text:p>150,16</text:p>
          </table:table-cell>
          <table:table-cell table:style-name="ce546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ce532" office:value-type="string" calcext:value-type="string">
            <text:p>2022-11 elektrik tmnt</text:p>
          </table:table-cell>
          <table:table-cell table:style-name="ce532"/>
          <table:table-cell table:style-name="ce543"/>
          <table:table-cell office:value-type="float" office:value="216.76" calcext:value-type="float">
            <text:p>216,76</text:p>
          </table:table-cell>
          <table:table-cell table:style-name="ce546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546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546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546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5 boy 40x40 profil</text:p>
          </table:table-cell>
          <table:table-cell table:style-name="ce536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546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kırık cam</text:p>
          </table:table-cell>
          <table:table-cell table:style-name="ce53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546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İCRA MASRAFI</text:p>
          </table:table-cell>
          <table:table-cell table:style-name="ce53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546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53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546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53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536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546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2023-24 KİRA BEDELİ</text:p>
          </table:table-cell>
          <table:table-cell table:style-name="ce536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546" table:formula="of:=[.F38]+[.D39]-[.E39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536" table:number-columns-repeated="2"/>
          <table:table-cell table:style-name="Default" table:number-columns-repeated="2"/>
          <table:table-cell table:style-name="ce546"/>
          <table:table-cell table:number-columns-repeated="54"/>
        </table:table-row>
        <table:table-row table:style-name="ro1">
          <table:table-cell/>
          <table:table-cell table:style-name="ce536" office:value-type="string" calcext:value-type="string">
            <text:p>Masraflar</text:p>
          </table:table-cell>
          <table:table-cell table:style-name="ce536"/>
          <table:table-cell table:style-name="Default"/>
          <table:table-cell table:style-name="ce542" table:formula="of:=SUM([.E46:.E66])" office:value-type="float" office:value="1.33226762955019E-015" calcext:value-type="float">
            <text:p>0,00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544" office:value-type="float" office:value="-42.97" calcext:value-type="float">
            <text:p>-42,97</text:p>
          </table:table-cell>
          <table:table-cell table:style-name="ce54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34"/>
          <table:table-cell table:number-columns-repeated="3"/>
          <table:table-cell table:style-name="Default"/>
          <table:table-cell table:style-name="ce55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534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545" office:value-type="float" office:value="5.46" calcext:value-type="float">
            <text:p>5,46</text:p>
          </table:table-cell>
          <table:table-cell table:style-name="ce552" table:formula="of:=([.F47]*[.E48]/100)+[.F47]" office:value-type="currency" office:currency="TRY" office:value="4218.4" calcext:value-type="currency">
            <text:p>₺4.218,40</text:p>
          </table:table-cell>
          <table:table-cell table:style-name="ce546" office:value-type="float" office:value="61.14" calcext:value-type="float">
            <text:p>61,14</text:p>
          </table:table-cell>
          <table:table-cell table:style-name="ce552" table:formula="of:=[.F47]+([.F47]*[.G48]/100)" office:value-type="currency" office:currency="TRY" office:value="6445.6" calcext:value-type="currency">
            <text:p>₺6.445,60</text:p>
          </table:table-cell>
          <table:table-cell table:style-name="ce552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552" table:formula="of:=([.F48]*[.E49]/100)+[.F48]" office:value-type="currency" office:currency="TRY" office:value="4524.234" calcext:value-type="currency">
            <text:p>₺4.524,23</text:p>
          </table:table-cell>
          <table:table-cell table:style-name="ce546" office:value-type="float" office:value="69.97" calcext:value-type="float">
            <text:p>69,97</text:p>
          </table:table-cell>
          <table:table-cell table:style-name="ce552" table:formula="of:=[.F48]+([.F48]*[.G49]/100)" office:value-type="currency" office:currency="TRY" office:value="7170.01448" calcext:value-type="currency">
            <text:p>₺7.170,01</text:p>
          </table:table-cell>
          <table:table-cell table:style-name="ce552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552" table:formula="of:=([.F49]*[.E50]/100)+[.F49]" office:value-type="currency" office:currency="TRY" office:value="4659.0561732" calcext:value-type="currency">
            <text:p>₺4.659,06</text:p>
          </table:table-cell>
          <table:table-cell table:style-name="ce546" office:value-type="float" office:value="73.5" calcext:value-type="float">
            <text:p>73,50</text:p>
          </table:table-cell>
          <table:table-cell table:style-name="ce552" table:formula="of:=[.F49]+([.F49]*[.G50]/100)" office:value-type="currency" office:currency="TRY" office:value="7849.54599" calcext:value-type="currency">
            <text:p>₺7.849,55</text:p>
          </table:table-cell>
          <table:table-cell table:style-name="ce552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552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552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552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552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552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552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552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552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552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552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552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552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552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552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552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552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552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552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552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534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542" office:value-type="float" office:value="3" calcext:value-type="float">
            <text:p>3,00</text:p>
          </table:table-cell>
          <table:table-cell table:style-name="ce552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552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552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539"/>
          <table:table-cell table:style-name="ce55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43"/>
        <table:table-row table:style-name="ro1">
          <table:table-cell table:style-name="ce532"/>
          <table:table-cell table:style-name="ce570" office:value-type="string" calcext:value-type="string">
            <text:p>SnyG701-18</text:p>
          </table:table-cell>
          <table:table-cell/>
          <table:table-cell table:style-name="ce536" office:value-type="string" calcext:value-type="string">
            <text:p>Sanayi mermer </text:p>
          </table:table-cell>
          <table:table-cell/>
          <table:table-cell table:style-name="ce540"/>
          <table:table-cell/>
        </table:table-row>
        <table:table-row table:style-name="ro1">
          <table:table-cell table:style-name="ce533" table:number-columns-repeated="3"/>
          <table:table-cell table:style-name="ce538"/>
          <table:table-cell table:style-name="ce536" office:value-type="string" calcext:value-type="string">
            <text:p>240 m2</text:p>
          </table:table-cell>
          <table:table-cell table:style-name="ce538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style-name="ce536"/>
          <table:table-cell table:number-columns-repeated="2"/>
          <table:table-cell table:style-name="ce54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1 Nakli Yekün</text:p>
          </table:table-cell>
          <table:table-cell table:style-name="ce537"/>
          <table:table-cell table:style-name="ce542" table:formula="of:=SUM([.D14:.D21])" office:value-type="float" office:value="0" calcext:value-type="float">
            <text:p>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2 Masraflar</text:p>
          </table:table-cell>
          <table:table-cell table:style-name="ce537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Gecikme</text:p>
          </table:table-cell>
          <table:table-cell table:style-name="ce537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table:number-columns-repeated="2"/>
          <table:table-cell table:style-name="ce542" table:number-columns-repeated="3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Toplam Ödenecek</text:p>
          </table:table-cell>
          <table:table-cell table:style-name="ce537"/>
          <table:table-cell table:style-name="ce542" table:formula="of:=[.D9]" office:value-type="float" office:value="26843.605063" calcext:value-type="float">
            <text:p>26.843,61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2022 Toplam Ödeme</text:p>
          </table:table-cell>
          <table:table-cell table:style-name="ce537"/>
          <table:table-cell table:style-name="ce540" table:formula="of:=SUM([.E14:.E18])" office:value-type="float" office:value="26843.605063" calcext:value-type="float">
            <text:p>26.843,61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table:number-columns-repeated="2"/>
          <table:table-cell table:style-name="ce542" table:number-columns-repeated="3"/>
          <table:table-cell/>
        </table:table-row>
        <table:table-row table:style-name="ro2">
          <table:table-cell table:style-name="ce532"/>
          <table:table-cell table:style-name="ce538" office:value-type="string" calcext:value-type="string">
            <text:p>2022 Bakiye</text:p>
          </table:table-cell>
          <table:table-cell table:style-name="ce538"/>
          <table:table-cell table:style-name="ce592" table:formula="of:=[.D8]-[.D9]" office:value-type="float" office:value="0" calcext:value-type="float">
            <text:p>0,00</text:p>
          </table:table-cell>
          <table:table-cell/>
          <table:table-cell table:style-name="ce542"/>
          <table:table-cell/>
        </table:table-row>
        <table:table-row table:style-name="ro1">
          <table:table-cell table:style-name="ce532"/>
          <table:table-cell table:style-name="ce536" table:number-columns-repeated="2"/>
          <table:table-cell table:style-name="ce540" table:number-columns-repeated="3"/>
          <table:table-cell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78"/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Gecikme</text:p>
          </table:table-cell>
        </table:table-row>
        <table:table-row table:style-name="ro1">
          <table:table-cell table:style-name="ce532"/>
          <table:table-cell table:style-name="ce536" office:value-type="string" calcext:value-type="string">
            <text:p>Radyotörcü </text:p>
          </table:table-cell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Dursun Durmuş</text:p>
          </table:table-cell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2019 kiradan kalan</text:p>
          </table:table-cell>
          <table:table-cell/>
          <table:table-cell table:style-name="ce540"/>
          <table:table-cell table:style-name="ce540" table:formula="of:=[.F33]" office:value-type="float" office:value="15662.2519529925" calcext:value-type="float">
            <text:p>15.662,25</text:p>
          </table:table-cell>
          <table:table-cell table:style-name="ce546"/>
          <table:table-cell/>
        </table:table-row>
        <table:table-row table:style-name="ro1">
          <table:table-cell table:style-name="ce532"/>
          <table:table-cell table:style-name="ce532" office:value-type="string" calcext:value-type="string">
            <text:p>doğuş hesabından</text:p>
          </table:table-cell>
          <table:table-cell/>
          <table:table-cell table:style-name="ce540"/>
          <table:table-cell table:style-name="ce540" table:formula="of:=[.F49]" office:value-type="float" office:value="11181.3531100075" calcext:value-type="float">
            <text:p>11.181,35</text:p>
          </table:table-cell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/>
          <table:table-cell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6"/>
          <table:table-cell/>
        </table:table-row>
        <table:table-row table:style-name="ro1">
          <table:table-cell table:style-name="ce532" table:number-columns-repeated="2"/>
          <table:table-cell/>
          <table:table-cell table:style-name="ce540" table:number-columns-repeated="2"/>
          <table:table-cell table:style-name="ce543"/>
          <table:table-cell/>
        </table:table-row>
        <table:table-row table:style-name="ro1">
          <table:table-cell table:style-name="ce536" office:value-type="string" calcext:value-type="string">
            <text:p>DURSUN DURMUŞ 2022 HESAP</text:p>
          </table:table-cell>
          <table:table-cell table:style-name="ce536" table:number-columns-repeated="2"/>
          <table:table-cell table:style-name="ce593"/>
          <table:table-cell table:style-name="ce568"/>
          <table:table-cell table:number-columns-repeated="2"/>
        </table:table-row>
        <table:table-row table:style-name="ro1">
          <table:table-cell table:style-name="ce553"/>
          <table:table-cell table:style-name="ce571" office:value-type="string" calcext:value-type="string">
            <text:p>Üfe-tüfe</text:p>
          </table:table-cell>
          <table:table-cell table:style-name="ce579" office:value-type="string" calcext:value-type="string">
            <text:p>aylık kira</text:p>
          </table:table-cell>
          <table:table-cell table:style-name="ce594"/>
          <table:table-cell/>
          <table:table-cell table:style-name="ce6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554" office:value-type="string" calcext:value-type="string">
            <text:p>2018 kira bedeli</text:p>
          </table:table-cell>
          <table:table-cell table:style-name="ce572"/>
          <table:table-cell table:style-name="ce580" table:formula="of:=[.D24]/12" office:value-type="currency" office:currency="TRY" office:value="2083.33333333333" calcext:value-type="currency">
            <text:p>₺2.083,33</text:p>
          </table:table-cell>
          <table:table-cell table:style-name="ce595" office:value-type="currency" office:currency="TRY" office:value="25000" calcext:value-type="currency">
            <text:p>₺25.000,00</text:p>
          </table:table-cell>
          <table:table-cell/>
          <table:table-cell table:style-name="ce610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555" office:value-type="string" calcext:value-type="string">
            <text:p>2018 ödeme</text:p>
          </table:table-cell>
          <table:table-cell table:style-name="ce573" table:number-columns-repeated="2"/>
          <table:table-cell table:style-name="ce596" office:value-type="currency" office:currency="TRY" office:value="-25000" calcext:value-type="currency">
            <text:p>₺ -25.000,00</text:p>
          </table:table-cell>
          <table:table-cell/>
          <table:table-cell table:style-name="ce611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556" office:value-type="string" calcext:value-type="string">
            <text:p>2019 kira bedeli </text:p>
          </table:table-cell>
          <table:table-cell table:style-name="ce574" office:value-type="percentage" office:value="0.2258" calcext:value-type="percentage">
            <text:p>%22,58</text:p>
          </table:table-cell>
          <table:table-cell table:style-name="ce581" table:formula="of:=[.C24]+([.C24]*[.B26])" office:value-type="currency" office:currency="TRY" office:value="2553.75" calcext:value-type="currency">
            <text:p>₺2.553,75</text:p>
          </table:table-cell>
          <table:table-cell table:style-name="ce597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606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556" office:value-type="string" calcext:value-type="string">
            <text:p>2019 nisan ödeme</text:p>
          </table:table-cell>
          <table:table-cell table:style-name="ce559"/>
          <table:table-cell table:style-name="ce568"/>
          <table:table-cell table:style-name="ce598" office:value-type="currency" office:currency="TRY" office:value="-18500" calcext:value-type="currency">
            <text:p>₺ -18.500,00</text:p>
          </table:table-cell>
          <table:table-cell/>
          <table:table-cell table:style-name="ce606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557" office:value-type="string" calcext:value-type="string">
            <text:p>2019 haziran ödeme</text:p>
          </table:table-cell>
          <table:table-cell table:style-name="ce575"/>
          <table:table-cell table:style-name="ce573"/>
          <table:table-cell table:style-name="ce596" office:value-type="currency" office:currency="TRY" office:value="-5000" calcext:value-type="currency">
            <text:p>₺ -5.000,00</text:p>
          </table:table-cell>
          <table:table-cell/>
          <table:table-cell table:style-name="ce612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558" office:value-type="string" calcext:value-type="string">
            <text:p>Kasım 2020 1 aylık kira bedeli</text:p>
          </table:table-cell>
          <table:table-cell table:style-name="ce576" office:value-type="percentage" office:value="0.1811" calcext:value-type="percentage">
            <text:p>%18,11</text:p>
          </table:table-cell>
          <table:table-cell table:style-name="ce580" table:formula="of:=[.C26]+([.C26]*[.B29])" office:value-type="currency" office:currency="TRY" office:value="3016.234125" calcext:value-type="currency">
            <text:p>₺3.016,23</text:p>
          </table:table-cell>
          <table:table-cell table:style-name="ce595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610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557" office:value-type="string" calcext:value-type="string">
            <text:p>Aralık 2020 16 günlük kira bedeli</text:p>
          </table:table-cell>
          <table:table-cell table:style-name="ce575"/>
          <table:table-cell table:style-name="ce573"/>
          <table:table-cell table:style-name="ce599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613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553" office:value-type="string" calcext:value-type="string">
            <text:p>2021 aylık kira bedeli</text:p>
          </table:table-cell>
          <table:table-cell table:style-name="ce577" office:value-type="percentage" office:value="0.1989" calcext:value-type="percentage">
            <text:p>%19,89</text:p>
          </table:table-cell>
          <table:table-cell table:style-name="ce582" table:formula="of:=[.C29]+([.C29]*[.B31])" office:value-type="currency" office:currency="TRY" office:value="3616.1630924625" calcext:value-type="currency">
            <text:p>₺3.616,16</text:p>
          </table:table-cell>
          <table:table-cell table:style-name="ce600"/>
          <table:table-cell/>
          <table:table-cell table:style-name="ce614"/>
          <table:table-cell/>
        </table:table-row>
        <table:table-row table:style-name="ro1">
          <table:table-cell table:style-name="ce559" table:number-columns-repeated="3"/>
          <table:table-cell table:style-name="ce601"/>
          <table:table-cell/>
          <table:table-cell table:style-name="ce615"/>
          <table:table-cell/>
        </table:table-row>
        <table:table-row table:style-name="ro1">
          <table:table-cell table:style-name="ce560" office:value-type="string" calcext:value-type="string">
            <text:p>kira borcundan kalan 2022 değeri</text:p>
          </table:table-cell>
          <table:table-cell table:style-name="ce560"/>
          <table:table-cell table:style-name="ce583" table:formula="of:=[.F35]+[.F36]" office:value-type="float" office:value="4.33117963778757" calcext:value-type="float">
            <text:p>4,33 ay</text:p>
          </table:table-cell>
          <table:table-cell table:style-name="ce602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616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559" table:number-columns-repeated="3"/>
          <table:table-cell table:style-name="ce601"/>
          <table:table-cell/>
          <table:table-cell table:style-name="ce615"/>
          <table:table-cell/>
        </table:table-row>
        <table:table-row table:style-name="ro1">
          <table:table-cell table:style-name="ce561" office:value-type="string" calcext:value-type="string">
            <text:p>Kiradan kalan 2019 </text:p>
          </table:table-cell>
          <table:table-cell table:style-name="ce561"/>
          <table:table-cell table:style-name="ce584" table:formula="of:=[.F28]" office:value-type="currency" office:currency="TRY" office:value="7145" calcext:value-type="currency">
            <text:p>₺7.145,00</text:p>
          </table:table-cell>
          <table:table-cell table:style-name="ce603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617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562" office:value-type="string" calcext:value-type="string">
            <text:p>Kiradan kalan 2020</text:p>
          </table:table-cell>
          <table:table-cell table:style-name="ce562"/>
          <table:table-cell table:style-name="ce585" table:formula="of:=[.F30]" office:value-type="currency" office:currency="TRY" office:value="4624.892325" calcext:value-type="currency">
            <text:p>₺4.624,89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563" office:value-type="string" calcext:value-type="string">
            <text:p>Toplam <text:s/></text:p>
          </table:table-cell>
          <table:table-cell table:style-name="ce563"/>
          <table:table-cell table:style-name="ce586" table:formula="of:=SUM([.C35:.C36])" office:value-type="currency" office:currency="TRY" office:value="11769.892325" calcext:value-type="currency">
            <text:p>₺11.769,89</text:p>
          </table:table-cell>
          <table:table-cell table:style-name="ce604"/>
          <table:table-cell/>
          <table:table-cell table:style-name="ce618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564" office:value-type="string" calcext:value-type="string">
            <text:p>alınan fark</text:p>
          </table:table-cell>
          <table:table-cell table:style-name="ce562"/>
          <table:table-cell table:style-name="ce587" table:formula="of:=[.F33]-[.C37]" office:value-type="currency" office:currency="TRY" office:value="3892.3596279925" calcext:value-type="currency">
            <text:p>₺3.892,36</text:p>
          </table:table-cell>
          <table:table-cell table:style-name="ce604"/>
          <table:table-cell/>
          <table:table-cell table:style-name="ce618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65" office:value-type="string" calcext:value-type="string">
            <text:p>Diğer borclar</text:p>
          </table:table-cell>
          <table:table-cell table:style-name="ce565"/>
          <table:table-cell table:style-name="ce588" table:formula="of:=SUM([.F42:.F45])" office:value-type="float" office:value="2.80861086110024" calcext:value-type="float">
            <text:p>2,81 ay</text:p>
          </table:table-cell>
          <table:table-cell table:style-name="ce602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616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562" table:number-columns-repeated="2"/>
          <table:table-cell/>
          <table:table-cell table:style-name="ce586"/>
          <table:table-cell/>
          <table:table-cell table:style-name="ce604"/>
          <table:table-cell/>
        </table:table-row>
        <table:table-row table:style-name="ro1">
          <table:table-cell table:style-name="ce566" office:value-type="string" calcext:value-type="string">
            <text:p>elektrikten kalan 2020</text:p>
          </table:table-cell>
          <table:table-cell table:style-name="ce566"/>
          <table:table-cell table:style-name="ce589" office:value-type="currency" office:currency="TRY" office:value="1752.33" calcext:value-type="currency">
            <text:p>₺1.752,33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566" office:value-type="string" calcext:value-type="string">
            <text:p>elektrik teminat masrafından kalan 2020</text:p>
          </table:table-cell>
          <table:table-cell table:style-name="ce566"/>
          <table:table-cell table:style-name="ce589" office:value-type="currency" office:currency="TRY" office:value="2000" calcext:value-type="currency">
            <text:p>₺2.000,00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566" office:value-type="string" calcext:value-type="string">
            <text:p>Tahliye masrafı 2020</text:p>
          </table:table-cell>
          <table:table-cell table:style-name="ce566"/>
          <table:table-cell table:style-name="ce589" office:value-type="currency" office:currency="TRY" office:value="3885" calcext:value-type="currency">
            <text:p>₺3.885,00</text:p>
          </table:table-cell>
          <table:table-cell table:style-name="ce60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618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566" office:value-type="string" calcext:value-type="string">
            <text:p>icraya ödenen 2022</text:p>
          </table:table-cell>
          <table:table-cell table:style-name="ce566"/>
          <table:table-cell table:style-name="ce589" office:value-type="currency" office:currency="TRY" office:value="1000" calcext:value-type="currency">
            <text:p>₺1.000,00</text:p>
          </table:table-cell>
          <table:table-cell table:style-name="ce604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618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563" office:value-type="string" calcext:value-type="string">
            <text:p>Toplam <text:s/></text:p>
          </table:table-cell>
          <table:table-cell table:style-name="ce563"/>
          <table:table-cell table:style-name="ce586" table:formula="of:=SUM([.C42:.C45])" office:value-type="currency" office:currency="TRY" office:value="8637.33" calcext:value-type="currency">
            <text:p>₺8.637,33</text:p>
          </table:table-cell>
          <table:table-cell table:style-name="ce604"/>
          <table:table-cell/>
          <table:table-cell table:style-name="ce618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564" office:value-type="string" calcext:value-type="string">
            <text:p>alınan fark</text:p>
          </table:table-cell>
          <table:table-cell table:style-name="ce562"/>
          <table:table-cell table:style-name="ce587" table:formula="of:=[.F40]-[.C46]" office:value-type="currency" office:currency="TRY" office:value="1519.064937" calcext:value-type="currency">
            <text:p>₺1.519,06</text:p>
          </table:table-cell>
          <table:table-cell table:style-name="ce55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564"/>
          <table:table-cell table:style-name="ce562"/>
          <table:table-cell table:style-name="ce586"/>
          <table:table-cell table:number-columns-repeated="4"/>
        </table:table-row>
        <table:table-row table:style-name="ro1">
          <table:table-cell table:style-name="ce567" office:value-type="string" calcext:value-type="string">
            <text:p>Caymazın doğuşa 2000 yılı hesabı için tahsil edilen</text:p>
          </table:table-cell>
          <table:table-cell table:style-name="ce567" table:number-columns-repeated="3"/>
          <table:table-cell/>
          <table:table-cell table:style-name="ce619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590" table:formula="of:=[.F53]" office:value-type="currency" office:currency="USD" office:value="631.71486497764" calcext:value-type="currency">
            <text:p>$631,71</text:p>
          </table:table-cell>
          <table:table-cell table:style-name="ce605" office:value-type="float" office:value="17.7" calcext:value-type="float">
            <text:p>17,70 TL/USD</text:p>
          </table:table-cell>
          <table:table-cell/>
          <table:table-cell table:style-name="ce55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620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591" office:value-type="float" office:value="400000000" calcext:value-type="float">
            <text:p>400.000.000,00</text:p>
          </table:table-cell>
          <table:table-cell table:style-name="ce543" office:value-type="float" office:value="633197.0675" calcext:value-type="float">
            <text:p>633.197,07</text:p>
          </table:table-cell>
          <table:table-cell/>
          <table:table-cell table:style-name="ce590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590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590" table:formula="of:=[.F53]" office:value-type="currency" office:currency="USD" office:value="631.71486497764" calcext:value-type="currency">
            <text:p>$631,71</text:p>
          </table:table-cell>
          <table:table-cell table:style-name="ce605" office:value-type="float" office:value="17.7" calcext:value-type="float">
            <text:p>17,70 TL/USD</text:p>
          </table:table-cell>
          <table:table-cell/>
          <table:table-cell table:style-name="ce621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622"/>
          <table:table-cell/>
        </table:table-row>
        <table:table-row table:style-name="ro1">
          <table:table-cell table:style-name="ce568" table:number-columns-repeated="3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8" office:value-type="string" calcext:value-type="string">
            <text:p>Dosya 21-07-2022 tarihinde kapatıldı</text:p>
          </table:table-cell>
          <table:table-cell table:style-name="ce568" table:number-columns-repeated="2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8" table:number-columns-repeated="3"/>
          <table:table-cell table:style-name="ce593"/>
          <table:table-cell/>
          <table:table-cell table:style-name="ce568"/>
          <table:table-cell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21-7-2022 yapılan ödeme 2022 atila</text:p>
          </table:table-cell>
          <table:table-cell table:style-name="ce569"/>
          <table:table-cell table:style-name="ce568"/>
          <table:table-cell table:style-name="ce606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569" office:value-type="string" calcext:value-type="string">
            <text:p>22-7-2022 yapılan ödeme 2022 ali</text:p>
          </table:table-cell>
          <table:table-cell table:style-name="ce569"/>
          <table:table-cell table:style-name="ce568"/>
          <table:table-cell table:style-name="ce606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573"/>
          <table:table-cell table:style-name="ce607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55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kiradan</text:p>
          </table:table-cell>
          <table:table-cell table:style-name="ce552" table:formula="of:=[.F33]" office:value-type="currency" office:currency="TRY" office:value="15662.2519529925" calcext:value-type="currency">
            <text:p>₺15.662,25</text:p>
          </table:table-cell>
          <table:table-cell table:style-name="ce55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diğer borçlar</text:p>
          </table:table-cell>
          <table:table-cell table:style-name="ce552" table:formula="of:=[.F40]" office:value-type="currency" office:currency="TRY" office:value="10156.394937" calcext:value-type="currency">
            <text:p>₺10.156,39</text:p>
          </table:table-cell>
          <table:table-cell table:style-name="ce55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608" office:value-type="string" calcext:value-type="string">
            <text:p>doğuşa olan borç</text:p>
          </table:table-cell>
          <table:table-cell table:style-name="ce552" table:formula="of:=[.F49]" office:value-type="currency" office:currency="TRY" office:value="11181.3531100075" calcext:value-type="currency">
            <text:p>₺11.181,35</text:p>
          </table:table-cell>
          <table:table-cell table:style-name="ce55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55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534"/>
        <table:table-column table:style-name="co77" table:default-cell-style-name="ce532"/>
        <table:table-column table:style-name="co1" table:number-columns-repeated="2" table:default-cell-style-name="ce540"/>
        <table:table-column table:style-name="co1" table:default-cell-style-name="ce546"/>
        <table:table-column table:style-name="co1" table:default-cell-style-name="ce540"/>
        <table:table-row table:style-name="ro1">
          <table:table-cell table:style-name="ce532" office:value-type="string" calcext:value-type="string">
            <text:p>SnyG702-22</text:p>
          </table:table-cell>
          <table:table-cell table:style-name="ce536" office:value-type="string" calcext:value-type="string">
            <text:p>Sanayi pano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637" office:value-type="string" calcext:value-type="string">
            <text:p>30 Eylül 2022 – 29 Eylül 2023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Metin Çelik 2022-2023</text:p>
          </table:table-cell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Toplamlar</text:p>
          </table:table-cell>
          <table:table-cell table:style-name="Default" table:number-columns-repeated="2"/>
          <table:table-cell table:style-name="ce54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Kira Bedeli</text:p>
          </table:table-cell>
          <table:table-cell table:style-name="ce542" table:formula="of:=SUM([.C12:.C23])" office:value-type="float" office:value="48000" calcext:value-type="float">
            <text:p>48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Toplam Ödeme</text:p>
          </table:table-cell>
          <table:table-cell table:style-name="ce542" table:formula="of:=SUM([.D12:.D23])" office:value-type="float" office:value="44000" calcext:value-type="float">
            <text:p>44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Toplam Ödenecek</text:p>
          </table:table-cell>
          <table:table-cell table:style-name="ce542" table:formula="of:=[.E22]" office:value-type="float" office:value="4000" calcext:value-type="float">
            <text:p>4.0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7" office:value-type="string" calcext:value-type="string">
            <text:p><text:s/>Masraf</text:p>
          </table:table-cell>
          <table:table-cell table:style-name="ce542" table:formula="of:=[.D37]" office:value-type="float" office:value="4500" calcext:value-type="float">
            <text:p>4.500,00</text:p>
          </table:table-cell>
          <table:table-cell table:style-name="ce542" table:number-columns-repeated="2"/>
          <table:table-cell/>
        </table:table-row>
        <table:table-row table:style-name="ro1">
          <table:table-cell table:style-name="ce532"/>
          <table:table-cell table:style-name="ce538" office:value-type="string" calcext:value-type="string">
            <text:p>Net Kira</text:p>
          </table:table-cell>
          <table:table-cell table:style-name="ce542" table:formula="of:=[.C6]-[.C8]" office:value-type="float" office:value="39500" calcext:value-type="float">
            <text:p>39.500,00</text:p>
          </table:table-cell>
          <table:table-cell table:style-name="Default"/>
          <table:table-cell table:style-name="ce542"/>
          <table:table-cell/>
        </table:table-row>
        <table:table-row table:style-name="ro1">
          <table:table-cell table:style-name="ce532"/>
          <table:table-cell table:style-name="ce536"/>
          <table:table-cell table:number-columns-repeated="2"/>
          <table:table-cell table:style-name="ce540"/>
          <table:table-cell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/>
        </table:table-row>
        <table:table-row table:style-name="ro1">
          <table:table-cell table:style-name="ce532"/>
          <table:table-cell table:style-name="ce536"/>
          <table:table-cell table:number-columns-repeated="4"/>
        </table:table-row>
        <table:table-row table:style-name="ro1">
          <table:table-cell table:style-name="ce532"/>
          <table:table-cell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532"/>
          <table:table-cell table:number-columns-repeated="3"/>
          <table:table-cell table:formula="of:=[.E13]+[.C14]-[.D14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number-columns-repeated="2"/>
          <table:table-cell table:style-name="ce543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636" office:value-type="date" office:date-value="2022-09-30" calcext:value-type="date">
            <text:p>30.09.2022</text:p>
          </table:table-cell>
          <table:table-cell office:value-type="string" calcext:value-type="string">
            <text:p><text:s/>2022 kiradan kalan 1000 1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5]+[.C16]-[.D16]" office:value-type="float" office:value="7000" calcext:value-type="float">
            <text:p>7.000,00</text:p>
          </table:table-cell>
          <table:table-cell/>
        </table:table-row>
        <table:table-row table:style-name="ro1">
          <table:table-cell table:style-name="ce636" office:value-type="date" office:date-value="2022-10-30" calcext:value-type="date">
            <text:p>30.10.2022</text:p>
          </table:table-cell>
          <table:table-cell office:value-type="string" calcext:value-type="string">
            <text:p><text:s/>2022 kiradan kalan 1000 2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6]+[.C17]-[.D17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636" office:value-type="date" office:date-value="2022-11-30" calcext:value-type="date">
            <text:p>30.11.2022</text:p>
          </table:table-cell>
          <table:table-cell office:value-type="string" calcext:value-type="string">
            <text:p><text:s/>2022 kiradan kalan 1000 3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7]+[.C18]-[.D18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36" office:value-type="date" office:date-value="2022-12-30" calcext:value-type="date">
            <text:p>30.12.2022</text:p>
          </table:table-cell>
          <table:table-cell office:value-type="string" calcext:value-type="string">
            <text:p><text:s/>2022 kiradan kalan 1000 4/8</text:p>
          </table:table-cell>
          <table:table-cell table:style-name="ce543"/>
          <table:table-cell table:style-name="Default" office:value-type="float" office:value="1000" calcext:value-type="float">
            <text:p>1000</text:p>
          </table:table-cell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636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543"/>
          <table:table-cell table:style-name="Default"/>
          <table:table-cell table:formula="of:=[.E19]+[.C20]-[.D20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636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543"/>
          <table:table-cell table:style-name="Default"/>
          <table:table-cell table:formula="of:=[.E20]+[.C21]-[.D21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636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543"/>
          <table:table-cell/>
          <table:table-cell table:formula="of:=[.E21]+[.C22]-[.D22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636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543"/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536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543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9 elektrik tmnt <text:s/>1/6</text:p>
          </table:table-cell>
          <table:table-cell table:number-columns-repeated="2" table:style-name="ce543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0 elektrik tmnt 2/6</text:p>
          </table:table-cell>
          <table:table-cell table:style-name="ce54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1 elektrik tmnt 3/6</text:p>
          </table:table-cell>
          <table:table-cell table:style-name="ce543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2-12 elektrik tmnt 4/6</text:p>
          </table:table-cell>
          <table:table-cell table:number-columns-repeated="2" table:style-name="ce543" office:value-type="float" office:value="200" calcext:value-type="float">
            <text:p>200,00</text:p>
          </table:table-cell>
          <table:table-cell table:formula="of:=[.E31]+[.C32]-[.D32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023-01 elektrik tmnt 5/6</text:p>
          </table:table-cell>
          <table:table-cell table:style-name="ce543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<text:span text:style-name="T3">2023-02 elektrik tmnt 6/6</text:span> </text:p>
          </table:table-cell>
          <table:table-cell table:style-name="ce543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400" calcext:value-type="float">
            <text:p>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532"/>
          <table:table-cell table:style-name="ce536"/>
          <table:table-cell table:style-name="Default"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36" office:value-type="string" calcext:value-type="string">
            <text:p>Masraflar</text:p>
          </table:table-cell>
          <table:table-cell table:style-name="Default"/>
          <table:table-cell table:style-name="ce542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532"/>
          <table:table-cell table:style-name="ce540"/>
          <table:table-cell/>
          <table:table-cell table:style-name="ce544"/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Kapı yapımı</text:p>
          </table:table-cell>
          <table:table-cell/>
          <table:table-cell table:style-name="ce54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cam</text:p>
          </table:table-cell>
          <table:table-cell/>
          <table:table-cell table:style-name="ce545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540"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540"/>
          <table:table-cell table:style-name="Default"/>
        </table:table-row>
        <table:table-row table:style-name="ro1" table:number-rows-repeated="4">
          <table:table-cell/>
          <table:table-cell table:style-name="ce540"/>
          <table:table-cell table:number-columns-repeated="2"/>
          <table:table-cell table:style-name="ce540"/>
          <table:table-cell table:style-name="Default"/>
        </table:table-row>
        <table:table-row table:style-name="ro1" table:number-rows-repeated="3">
          <table:table-cell/>
          <table:table-cell table:style-name="ce540"/>
          <table:table-cell table:number-columns-repeated="2"/>
          <table:table-cell table:style-name="ce539"/>
          <table:table-cell table:style-name="ce550"/>
        </table:table-row>
        <table:table-row table:style-name="ro1" table:number-rows-repeated="2">
          <table:table-cell table:style-name="ce532"/>
          <table:table-cell table:style-name="ce540"/>
          <table:table-cell table:number-columns-repeated="2"/>
          <table:table-cell table:style-name="ce539"/>
          <table:table-cell table:style-name="ce550"/>
        </table:table-row>
        <table:table-row table:style-name="ro1" table:number-rows-repeated="2">
          <table:table-cell table:style-name="ce532"/>
          <table:table-cell table:style-name="ce540"/>
          <table:table-cell table:number-columns-repeated="2"/>
          <table:table-cell table:style-name="ce540"/>
          <table:table-cell/>
        </table:table-row>
        <table:table-row table:style-name="ro1">
          <table:table-cell table:style-name="ce532"/>
          <table:table-cell table:style-name="ce540"/>
          <table:table-cell table:number-columns-repeated="2"/>
          <table:table-cell table:style-name="ce540"/>
          <table:table-cell/>
        </table:table-row>
      </table:table>
      <table:table table:name="SnH yazıhane" table:style-name="ta1">
        <table:table-column table:style-name="co24" table:default-cell-style-name="ce532"/>
        <table:table-column table:style-name="co25" table:default-cell-style-name="ce532"/>
        <table:table-column table:style-name="co21" table:default-cell-style-name="ce540"/>
        <table:table-column table:style-name="co7" table:default-cell-style-name="ce540"/>
        <table:table-column table:style-name="co26" table:default-cell-style-name="ce540"/>
        <table:table-column table:style-name="co7" table:default-cell-style-name="ce540"/>
        <table:table-column table:style-name="co8" table:default-cell-style-name="ce540"/>
        <table:table-column table:style-name="co1" table:number-columns-repeated="52" table:default-cell-style-name="ce532"/>
        <table:table-row table:style-name="ro1">
          <table:table-cell/>
          <table:table-cell table:style-name="ce536"/>
          <table:table-cell table:number-columns-repeated="57"/>
        </table:table-row>
        <table:table-row table:style-name="ro1">
          <table:table-cell/>
          <table:table-cell table:style-name="ce53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542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533" office:value-type="string" calcext:value-type="string">
            <text:p>Tarih</text:p>
          </table:table-cell>
          <table:table-cell table:style-name="ce533" office:value-type="string" calcext:value-type="string">
            <text:p>Açıklama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Masraf</text:p>
          </table:table-cell>
          <table:table-cell table:style-name="ce53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44"/>
          <table:table-cell table:style-name="ce542"/>
          <table:table-cell table:number-columns-repeated="52"/>
        </table:table-row>
        <table:table-row table:style-name="ro1">
          <table:table-cell table:style-name="ce53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543" office:value-type="float" office:value="-54.79" calcext:value-type="float">
            <text:p>-54,79</text:p>
          </table:table-cell>
          <table:table-cell table:style-name="ce543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543" office:value-type="float" office:value="-63.01" calcext:value-type="float">
            <text:p>-63,01</text:p>
          </table:table-cell>
          <table:table-cell table:style-name="ce543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543" office:value-type="float" office:value="-78.08" calcext:value-type="float">
            <text:p>-78,08</text:p>
          </table:table-cell>
          <table:table-cell table:style-name="ce543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543" office:value-type="float" office:value="-65.75" calcext:value-type="float">
            <text:p>-65,75</text:p>
          </table:table-cell>
          <table:table-cell table:style-name="ce543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543" office:value-type="float" office:value="-82.18" calcext:value-type="float">
            <text:p>-82,18</text:p>
          </table:table-cell>
          <table:table-cell table:style-name="ce543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543" office:value-type="float" office:value="-48.8" calcext:value-type="float">
            <text:p>-48,80</text:p>
          </table:table-cell>
          <table:table-cell table:style-name="ce543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543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543"/>
          <table:table-cell table:style-name="ce543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543" office:value-type="float" office:value="-69.38" calcext:value-type="float">
            <text:p>-69,38</text:p>
          </table:table-cell>
          <table:table-cell table:style-name="ce543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543" office:value-type="float" office:value="-41.08" calcext:value-type="float">
            <text:p>-41,08</text:p>
          </table:table-cell>
          <table:table-cell table:style-name="ce543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543" office:value-type="float" office:value="-192.91" calcext:value-type="float">
            <text:p>-192,91</text:p>
          </table:table-cell>
          <table:table-cell table:style-name="ce543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543" office:value-type="float" office:value="-49.95" calcext:value-type="float">
            <text:p>-49,95</text:p>
          </table:table-cell>
          <table:table-cell table:style-name="ce543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543" office:value-type="float" office:value="-207.89" calcext:value-type="float">
            <text:p>-207,89</text:p>
          </table:table-cell>
          <table:table-cell table:style-name="ce543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543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543"/>
          <table:table-cell table:style-name="ce543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543" office:value-type="float" office:value="-1589.85" calcext:value-type="float">
            <text:p>-1.589,85</text:p>
          </table:table-cell>
          <table:table-cell table:style-name="ce543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53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543"/>
          <table:table-cell table:number-columns-repeated="2"/>
          <table:table-cell table:style-name="ce543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54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534"/>
          <table:table-cell table:number-columns-repeated="58"/>
        </table:table-row>
        <table:table-row table:style-name="ro1" table:number-rows-repeated="2">
          <table:table-cell table:style-name="ce534"/>
          <table:table-cell table:style-name="ce54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539"/>
          <table:table-cell table:number-columns-repeated="54"/>
        </table:table-row>
        <table:table-row table:style-name="ro1" table:number-rows-repeated="2">
          <table:table-cell table:style-name="ce534"/>
          <table:table-cell table:number-columns-repeated="3"/>
          <table:table-cell table:style-name="ce539"/>
          <table:table-cell table:number-columns-repeated="54"/>
        </table:table-row>
        <table:table-row table:style-name="ro1">
          <table:table-cell table:number-columns-repeated="4"/>
          <table:table-cell table:style-name="ce539"/>
          <table:table-cell table:number-columns-repeated="54"/>
        </table:table-row>
        <table:table-row table:style-name="ro1">
          <table:table-cell table:style-name="ce534"/>
          <table:table-cell table:number-columns-repeated="3"/>
          <table:table-cell table:style-name="ce53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54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543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8" table:default-cell-style-name="ce536"/>
        <table:table-column table:style-name="co79" table:number-columns-repeated="2" table:default-cell-style-name="ce638"/>
        <table:table-column table:style-name="co80" table:default-cell-style-name="ce639"/>
        <table:table-column table:style-name="co81" table:default-cell-style-name="ce639"/>
        <table:table-column table:style-name="co82" table:default-cell-style-name="ce639"/>
        <table:table-column table:style-name="co83" table:default-cell-style-name="ce639"/>
        <table:table-column table:style-name="co84" table:default-cell-style-name="ce642"/>
        <table:table-column table:style-name="co34" table:default-cell-style-name="ce540"/>
        <table:table-column table:style-name="co79" table:default-cell-style-name="ce540"/>
        <table:table-column table:style-name="co85" table:default-cell-style-name="ce540"/>
        <table:table-column table:style-name="co86" table:default-cell-style-name="ce540"/>
        <table:table-row table:style-name="ro1">
          <table:table-cell/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table:style-name="ce533" office:value-type="string" calcext:value-type="string">
            <text:p>Açıklama</text:p>
          </table:table-cell>
          <table:table-cell table:style-name="ce533" office:value-type="string" calcext:value-type="string">
            <text:p>Başl.</text:p>
          </table:table-cell>
          <table:table-cell table:style-name="ce533" office:value-type="string" calcext:value-type="string">
            <text:p>bitiş</text:p>
          </table:table-cell>
          <table:table-cell table:style-name="ce538" office:value-type="string" calcext:value-type="string">
            <text:p>Kira bedeli</text:p>
          </table:table-cell>
          <table:table-cell table:style-name="ce538" office:value-type="string" calcext:value-type="string">
            <text:p>Ödeme</text:p>
          </table:table-cell>
          <table:table-cell table:style-name="ce538" office:value-type="string" calcext:value-type="string">
            <text:p>Bakiye</text:p>
          </table:table-cell>
          <table:table-cell table:style-name="ce538" office:value-type="string" calcext:value-type="string">
            <text:p>Masraf</text:p>
          </table:table-cell>
          <table:table-cell table:style-name="ce538" office:value-type="string" calcext:value-type="string">
            <text:p>Net Kira</text:p>
          </table:table-cell>
          <table:table-cell table:style-name="ce532" table:number-columns-repeated="2"/>
          <table:table-cell/>
          <table:table-cell table:style-name="ce54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536" table:number-columns-repeated="2"/>
          <table:table-cell table:style-name="ce540" table:number-columns-repeated="5"/>
          <table:table-cell table:style-name="ce53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540" table:number-columns-repeated="5"/>
          <table:table-cell table:style-name="ce6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8000" calcext:value-type="float">
            <text:p>48.000</text:p>
          </table:table-cell>
          <table:table-cell table:formula="of:=[$'SnyG702-22'.C6]" office:value-type="float" office:value="44000" calcext:value-type="float">
            <text:p>44.000</text:p>
          </table:table-cell>
          <table:table-cell table:formula="of:=[.D11]-[.E11]" office:value-type="float" office:value="4000" calcext:value-type="float">
            <text:p>4.0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500" calcext:value-type="float">
            <text:p>39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532" table:number-columns-repeated="3"/>
          <table:table-cell table:style-name="ce640"/>
          <table:table-cell/>
          <table:table-cell table:style-name="ce642"/>
          <table:table-cell table:number-columns-repeated="5"/>
          <table:table-cell table:style-name="ce54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536" table:number-columns-repeated="2"/>
          <table:table-cell table:style-name="ce641" table:formula="of:=SUM([.D4:.D14])" office:value-type="float" office:value="361843.605063" calcext:value-type="float">
            <text:p>361.844</text:p>
          </table:table-cell>
          <table:table-cell table:style-name="ce641" table:formula="of:=SUM([.E4:.E14])" office:value-type="float" office:value="357843.605063" calcext:value-type="float">
            <text:p>357.844</text:p>
          </table:table-cell>
          <table:table-cell table:style-name="ce643" table:formula="of:=SUM([.F4:.F14])" office:value-type="float" office:value="4000" calcext:value-type="float">
            <text:p>4.000</text:p>
          </table:table-cell>
          <table:table-cell table:style-name="ce641" table:formula="of:=SUM([.G4:.G14])" office:value-type="float" office:value="15043.67" calcext:value-type="float">
            <text:p>15.044</text:p>
          </table:table-cell>
          <table:table-cell table:style-name="ce641" table:formula="of:=SUM([.H4:.H14])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/>
          <table:table-cell table:style-name="ce536" table:number-columns-repeated="2"/>
          <table:table-cell table:style-name="ce641" table:number-columns-repeated="2"/>
          <table:table-cell table:style-name="ce643"/>
          <table:table-cell table:style-name="ce641"/>
          <table:table-cell table:style-name="ce647"/>
          <table:table-cell table:number-columns-repeated="4"/>
        </table:table-row>
        <table:table-row table:style-name="ro1">
          <table:table-cell table:style-name="ce532" table:number-columns-repeated="3"/>
          <table:table-cell table:number-columns-repeated="2"/>
          <table:table-cell table:style-name="ce640"/>
          <table:table-cell table:style-name="ce644" office:value-type="string" calcext:value-type="string">
            <text:p>Sanayi 2022 Toplam Kira Geliri</text:p>
          </table:table-cell>
          <table:table-cell table:style-name="ce648" table:formula="of:=[.H15]" office:value-type="float" office:value="342799.935063" calcext:value-type="float">
            <text:p>342.800</text:p>
          </table:table-cell>
          <table:table-cell table:number-columns-repeated="4"/>
        </table:table-row>
        <table:table-row table:style-name="ro1">
          <table:table-cell table:style-name="ce532" table:number-columns-repeated="3"/>
          <table:table-cell table:number-columns-repeated="3"/>
          <table:table-cell table:style-name="ce645"/>
          <table:table-cell table:style-name="ce641"/>
          <table:table-cell table:number-columns-repeated="4"/>
        </table:table-row>
        <table:table-row table:style-name="ro1">
          <table:table-cell table:style-name="ce532" table:number-columns-repeated="3"/>
          <table:table-cell table:style-name="ce640" table:number-columns-repeated="2"/>
          <table:table-cell/>
          <table:table-cell table:style-name="ce646"/>
          <table:table-cell table:style-name="ce639"/>
          <table:table-cell table:number-columns-repeated="4"/>
        </table:table-row>
        <table:table-row table:style-name="ro1">
          <table:table-cell table:style-name="ce532" table:number-columns-repeated="3"/>
          <table:table-cell table:style-name="ce640" table:number-columns-repeated="2"/>
          <table:table-cell/>
          <table:table-cell table:style-name="ce550"/>
          <table:table-cell table:style-name="ce639"/>
          <table:table-cell table:number-columns-repeated="4"/>
        </table:table-row>
        <table:table-row table:style-name="ro1">
          <table:table-cell table:style-name="ce532" table:number-columns-repeated="3"/>
          <table:table-cell table:style-name="Default" table:number-columns-repeated="2"/>
          <table:table-cell table:style-name="ce540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552"/>
        <table:table-column table:style-name="co43" table:default-cell-style-name="ce552"/>
        <table:table-column table:style-name="co18" table:default-cell-style-name="Default"/>
        <table:table-column table:style-name="co44" table:default-cell-style-name="Default"/>
        <table:table-column table:style-name="co45" table:default-cell-style-name="ce543"/>
        <table:table-column table:style-name="co46" table:default-cell-style-name="Default"/>
        <table:table-column table:style-name="co47" table:default-cell-style-name="ce543"/>
        <table:table-column table:style-name="co1" table:default-cell-style-name="Default"/>
        <table:table-row table:style-name="ro3">
          <table:table-cell table:number-columns-repeated="5"/>
          <table:table-cell table:style-name="ce652" office:value-type="string" calcext:value-type="string">
            <text:p>kira bedeli</text:p>
          </table:table-cell>
          <table:table-cell table:style-name="ce652" office:value-type="string" calcext:value-type="string">
            <text:p>tahsilat</text:p>
          </table:table-cell>
          <table:table-cell table:style-name="ce659" office:value-type="string" calcext:value-type="string">
            <text:p>alacak bakiye</text:p>
          </table:table-cell>
          <table:table-cell table:style-name="ce622"/>
          <table:table-cell table:style-name="ce661"/>
          <table:table-cell table:number-columns-repeated="3"/>
        </table:table-row>
        <table:table-row table:style-name="ro4">
          <table:table-cell table:number-columns-repeated="2"/>
          <table:table-cell table:style-name="ce650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653" office:value-type="string" calcext:value-type="string">
            <text:p>TL</text:p>
          </table:table-cell>
          <table:table-cell table:style-name="ce622" office:value-type="string" calcext:value-type="string">
            <text:p>TL</text:p>
          </table:table-cell>
          <table:table-cell table:style-name="ce622" office:value-type="string" calcext:value-type="string">
            <text:p>$-TL</text:p>
          </table:table-cell>
          <table:table-cell table:style-name="ce66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543" table:formula="of:=[.F3]-[.G3]" office:value-type="float" office:value="25000" calcext:value-type="float">
            <text:p>25.000,00</text:p>
          </table:table-cell>
          <table:table-cell/>
          <table:table-cell table:style-name="ce66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54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663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54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663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 office:value-type="string" calcext:value-type="string">
            <text:p>TOPLAM</text:p>
          </table:table-cell>
          <table:table-cell/>
          <table:table-cell table:style-name="ce654" table:formula="of:=SUM([.F3:.F5])" office:value-type="currency" office:currency="TRY" office:value="25000" calcext:value-type="currency">
            <text:p>₺25.000,00</text:p>
          </table:table-cell>
          <table:table-cell table:style-name="ce654" table:formula="of:=SUM([.G4:.G5])" office:value-type="currency" office:currency="TRY" office:value="21000" calcext:value-type="currency">
            <text:p>₺21.000,00</text:p>
          </table:table-cell>
          <table:table-cell table:style-name="ce651"/>
          <table:table-cell table:style-name="ce539"/>
          <table:table-cell table:style-name="ce664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/>
          <table:table-cell/>
          <table:table-cell table:style-name="ce654" table:number-columns-repeated="2"/>
          <table:table-cell table:style-name="ce651"/>
          <table:table-cell table:style-name="ce539"/>
          <table:table-cell table:style-name="ce664"/>
          <table:table-cell table:number-columns-repeated="3"/>
        </table:table-row>
        <table:table-row table:style-name="ro4">
          <table:table-cell table:number-columns-repeated="2"/>
          <table:table-cell table:style-name="ce650" office:value-type="float" office:value="2019" calcext:value-type="float">
            <text:p>2019</text:p>
          </table:table-cell>
          <table:table-cell table:number-columns-repeated="4"/>
          <table:table-cell table:style-name="ce543"/>
          <table:table-cell/>
          <table:table-cell table:style-name="ce66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663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649" office:value-type="string" calcext:value-type="string">
            <text:p>SnyG701-18</text:p>
          </table:table-cell>
          <table:table-cell table:style-name="ce53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663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649" office:value-type="string" calcext:value-type="string">
            <text:p>SnyG701-19</text:p>
          </table:table-cell>
          <table:table-cell table:style-name="ce53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586" office:value-type="currency" office:currency="TRY" office:value="30645" calcext:value-type="currency">
            <text:p>₺30.645,00</text:p>
          </table:table-cell>
          <table:table-cell table:style-name="ce586"/>
          <table:table-cell table:style-name="ce543" table:formula="of:=[.H10]+[.F11]-[.G11]" office:value-type="float" office:value="30645" calcext:value-type="float">
            <text:p>30.645,00</text:p>
          </table:table-cell>
          <table:table-cell/>
          <table:table-cell table:style-name="ce663"/>
          <table:table-cell table:number-columns-repeated="3"/>
        </table:table-row>
        <table:table-row table:style-name="ro1">
          <table:table-cell/>
          <table:table-cell table:style-name="ce649" office:value-type="string" calcext:value-type="string">
            <text:p>SnyA101-19</text:p>
          </table:table-cell>
          <table:table-cell table:style-name="ce534" office:value-type="date" office:date-value="2019-11-30" calcext:value-type="date">
            <text:p>30.11.2019</text:p>
          </table:table-cell>
          <table:table-cell table:style-name="ce532" office:value-type="string" calcext:value-type="string">
            <text:p><text:s/>Fatih Uzun Parçacı</text:p>
          </table:table-cell>
          <table:table-cell table:style-name="ce543" office:value-type="string" calcext:value-type="string">
            <text:p>4ay</text:p>
          </table:table-cell>
          <table:table-cell table:style-name="ce586" office:value-type="currency" office:currency="TRY" office:value="4000" calcext:value-type="currency">
            <text:p>₺4.000,00</text:p>
          </table:table-cell>
          <table:table-cell table:style-name="ce586"/>
          <table:table-cell table:style-name="ce543" table:formula="of:=[.H11]+[.F12]-[.G12]" office:value-type="float" office:value="34645" calcext:value-type="float">
            <text:p>34.645,00</text:p>
          </table:table-cell>
          <table:table-cell/>
          <table:table-cell table:style-name="ce66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534" office:value-type="date" office:date-value="2019-11-30" calcext:value-type="date">
            <text:p>30.11.2019</text:p>
          </table:table-cell>
          <table:table-cell table:style-name="ce532" office:value-type="string" calcext:value-type="string">
            <text:p><text:s/>ödeme 19</text:p>
          </table:table-cell>
          <table:table-cell table:style-name="ce543"/>
          <table:table-cell table:style-name="ce586"/>
          <table:table-cell table:style-name="ce586" office:value-type="currency" office:currency="TRY" office:value="4000" calcext:value-type="currency">
            <text:p>₺4.000,00</text:p>
          </table:table-cell>
          <table:table-cell table:style-name="ce54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663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53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586"/>
          <table:table-cell table:style-name="ce586" office:value-type="currency" office:currency="TRY" office:value="18500" calcext:value-type="currency">
            <text:p>₺18.500,00</text:p>
          </table:table-cell>
          <table:table-cell table:style-name="ce54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663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4" office:value-type="string" calcext:value-type="string">
            <text:p>TOPLAM</text:p>
          </table:table-cell>
          <table:table-cell/>
          <table:table-cell table:style-name="ce655" table:formula="of:=SUM([.F9:.F14])" office:value-type="currency" office:currency="TRY" office:value="34645" calcext:value-type="currency">
            <text:p>₺34.645,00</text:p>
          </table:table-cell>
          <table:table-cell table:style-name="ce655" table:formula="of:=SUM([.G9:.G14])" office:value-type="currency" office:currency="TRY" office:value="26500" calcext:value-type="currency">
            <text:p>₺26.500,00</text:p>
          </table:table-cell>
          <table:table-cell table:style-name="ce651"/>
          <table:table-cell table:style-name="ce539"/>
          <table:table-cell table:style-name="ce664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50" office:value-type="float" office:value="2020" calcext:value-type="float">
            <text:p>2020</text:p>
          </table:table-cell>
          <table:table-cell table:style-name="ce543"/>
          <table:table-cell table:style-name="ce544"/>
          <table:table-cell table:style-name="ce656"/>
          <table:table-cell table:style-name="ce586"/>
          <table:table-cell table:style-name="ce543"/>
          <table:table-cell/>
          <table:table-cell table:style-name="ce590"/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style-name="ce543" office:value-type="string" calcext:value-type="string">
            <text:p>2019 dan devreden alacak</text:p>
          </table:table-cell>
          <table:table-cell table:style-name="ce544"/>
          <table:table-cell table:style-name="ce656"/>
          <table:table-cell table:style-name="ce586"/>
          <table:table-cell table:style-name="ce543" table:formula="of:=[.H14]+[.F17]-[.G17]" office:value-type="float" office:value="12145" calcext:value-type="float">
            <text:p>12.1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53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586" office:value-type="currency" office:currency="TRY" office:value="6200" calcext:value-type="currency">
            <text:p>₺6.200,00</text:p>
          </table:table-cell>
          <table:table-cell table:style-name="ce586"/>
          <table:table-cell table:style-name="ce543" table:formula="of:=[.H17]+[.F18]-[.G18]" office:value-type="float" office:value="18345" calcext:value-type="float">
            <text:p>18.345,00</text:p>
          </table:table-cell>
          <table:table-cell/>
          <table:table-cell table:style-name="ce66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53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586"/>
          <table:table-cell table:style-name="ce586" office:value-type="currency" office:currency="TRY" office:value="6200" calcext:value-type="currency">
            <text:p>₺6.200,00</text:p>
          </table:table-cell>
          <table:table-cell table:style-name="ce54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663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586"/>
          <table:table-cell table:style-name="ce586" office:value-type="currency" office:currency="TRY" office:value="5000" calcext:value-type="currency">
            <text:p>₺5.000,00</text:p>
          </table:table-cell>
          <table:table-cell table:style-name="ce660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663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86"/>
          <table:table-cell table:style-name="ce543" table:formula="of:=[.H20]+[.F21]-[.G21]" office:value-type="float" office:value="37145" calcext:value-type="float">
            <text:p>37.1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08-20" calcext:value-type="date">
            <text:p>20.08.2020</text:p>
          </table:table-cell>
          <table:table-cell table:style-name="ce532" office:value-type="string" calcext:value-type="string">
            <text:p><text:span text:style-name="T3"> </text:span>nakit ödeme 20-3-7/12</text:p>
          </table:table-cell>
          <table:table-cell table:style-name="ce543"/>
          <table:table-cell table:style-name="ce586"/>
          <table:table-cell table:style-name="ce586" office:value-type="currency" office:currency="TRY" office:value="15000" calcext:value-type="currency">
            <text:p>₺15.000,00</text:p>
          </table:table-cell>
          <table:table-cell table:style-name="ce54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663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09-30" calcext:value-type="date">
            <text:p>30.09.2020</text:p>
          </table:table-cell>
          <table:table-cell table:style-name="ce532" office:value-type="string" calcext:value-type="string">
            <text:p><text:span text:style-name="T3"> </text:span>Kira Ödemesii 20-8/12</text:p>
          </table:table-cell>
          <table:table-cell table:style-name="ce543"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663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53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586" office:value-type="currency" office:currency="TRY" office:value="7800" calcext:value-type="currency">
            <text:p>₺7.800,00</text:p>
          </table:table-cell>
          <table:table-cell table:style-name="ce586"/>
          <table:table-cell table:style-name="ce543" table:formula="of:=[.H23]+[.F24]-[.G24]" office:value-type="float" office:value="26945" calcext:value-type="float">
            <text:p>26.945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53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586"/>
          <table:table-cell table:style-name="ce586" office:value-type="currency" office:currency="TRY" office:value="7800" calcext:value-type="currency">
            <text:p>₺7.800,00</text:p>
          </table:table-cell>
          <table:table-cell table:style-name="ce54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663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586" office:value-type="currency" office:currency="TRY" office:value="3014" calcext:value-type="currency">
            <text:p>₺3.014,00</text:p>
          </table:table-cell>
          <table:table-cell table:style-name="ce586"/>
          <table:table-cell table:style-name="ce543" table:formula="of:=[.H25]+[.F26]-[.G26]" office:value-type="float" office:value="22159" calcext:value-type="float">
            <text:p>22.15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53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586" office:value-type="currency" office:currency="TRY" office:value="1610" calcext:value-type="currency">
            <text:p>₺1.610,00</text:p>
          </table:table-cell>
          <table:table-cell table:style-name="ce586"/>
          <table:table-cell table:style-name="ce543" table:formula="of:=[.H26]+[.F27]-[.G27]" office:value-type="float" office:value="23769" calcext:value-type="float">
            <text:p>23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586" office:value-type="currency" office:currency="TRY" office:value="35000" calcext:value-type="currency">
            <text:p>₺35.000,00</text:p>
          </table:table-cell>
          <table:table-cell table:style-name="ce586"/>
          <table:table-cell table:style-name="ce543" table:formula="of:=[.H27]+[.F28]-[.G28]" office:value-type="float" office:value="58769" calcext:value-type="float">
            <text:p>58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4" office:value-type="date" office:date-value="2020-10-20" calcext:value-type="date">
            <text:p>20.10.2020</text:p>
          </table:table-cell>
          <table:table-cell table:style-name="ce532" office:value-type="string" calcext:value-type="string">
            <text:p><text:span text:style-name="T3"> 20-21 </text:span>Kira Bedeli 20-1-7/12</text:p>
          </table:table-cell>
          <table:table-cell/>
          <table:table-cell table:style-name="ce586"/>
          <table:table-cell table:style-name="ce586" office:value-type="currency" office:currency="TRY" office:value="20000" calcext:value-type="currency">
            <text:p>₺20.000,00</text:p>
          </table:table-cell>
          <table:table-cell table:style-name="ce54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663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534" office:value-type="date" office:date-value="2020-11-30" calcext:value-type="date">
            <text:p>30.11.2020</text:p>
          </table:table-cell>
          <table:table-cell table:style-name="ce532" office:value-type="string" calcext:value-type="string">
            <text:p><text:span text:style-name="T3"> 20-21 </text:span>Kira Bedeli 20-8/12          </text:p>
          </table:table-cell>
          <table:table-cell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663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11-12" calcext:value-type="date">
            <text:p>12.11.2020</text:p>
          </table:table-cell>
          <table:table-cell table:style-name="ce532" office:value-type="string" calcext:value-type="string">
            <text:p><text:span text:style-name="T3"> </text:span>Kira Ödemesi 20-9/12</text:p>
          </table:table-cell>
          <table:table-cell table:style-name="ce543"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663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534" office:value-type="date" office:date-value="2020-12-12" calcext:value-type="date">
            <text:p>12.12.2020</text:p>
          </table:table-cell>
          <table:table-cell table:style-name="ce532" office:value-type="string" calcext:value-type="string">
            <text:p>Kira Ödemesi 20-10/12</text:p>
          </table:table-cell>
          <table:table-cell table:style-name="ce543"/>
          <table:table-cell table:style-name="ce586"/>
          <table:table-cell table:style-name="ce586" office:value-type="currency" office:currency="TRY" office:value="1500" calcext:value-type="currency">
            <text:p>₺1.500,00</text:p>
          </table:table-cell>
          <table:table-cell table:style-name="ce54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663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TOPLAM</text:p>
          </table:table-cell>
          <table:table-cell/>
          <table:table-cell table:style-name="ce655" table:formula="of:=SUM([.F18:.F32])" office:value-type="currency" office:currency="TRY" office:value="83624" calcext:value-type="currency">
            <text:p>₺83.624,00</text:p>
          </table:table-cell>
          <table:table-cell table:style-name="ce655" table:formula="of:=SUM([.G18:.G32])" office:value-type="currency" office:currency="TRY" office:value="64500" calcext:value-type="currency">
            <text:p>₺64.500,00</text:p>
          </table:table-cell>
          <table:table-cell table:style-name="ce543"/>
          <table:table-cell/>
          <table:table-cell table:style-name="ce664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551"/>
          <table:table-cell table:style-name="ce543"/>
          <table:table-cell table:style-name="ce544"/>
          <table:table-cell table:style-name="ce651"/>
          <table:table-cell table:style-name="ce586" table:number-columns-repeated="2"/>
          <table:table-cell/>
          <table:table-cell table:style-name="ce660"/>
          <table:table-cell table:style-name="ce590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650" office:value-type="float" office:value="2021" calcext:value-type="float">
            <text:p>2021</text:p>
          </table:table-cell>
          <table:table-cell table:style-name="ce532"/>
          <table:table-cell/>
          <table:table-cell table:style-name="ce586" table:number-columns-repeated="2"/>
          <table:table-cell table:style-name="ce543"/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4" office:value-type="date" office:date-value="2021-01-30" calcext:value-type="date">
            <text:p>30.01.2021</text:p>
          </table:table-cell>
          <table:table-cell table:style-name="ce532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586"/>
          <table:table-cell table:style-name="ce586" office:value-type="currency" office:currency="TRY" office:value="6000" calcext:value-type="currency">
            <text:p>₺6.000,00</text:p>
          </table:table-cell>
          <table:table-cell table:style-name="ce54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4" office:value-type="date" office:date-value="2021-03-30" calcext:value-type="date">
            <text:p>30.03.2021</text:p>
          </table:table-cell>
          <table:table-cell table:style-name="ce532" office:value-type="string" calcext:value-type="string">
            <text:p><text:span text:style-name="T3">2020-21 </text:span>Kira Bedeli 11-12/12    senetli</text:p>
          </table:table-cell>
          <table:table-cell/>
          <table:table-cell table:style-name="ce586"/>
          <table:table-cell table:style-name="ce586" office:value-type="currency" office:currency="TRY" office:value="6000" calcext:value-type="currency">
            <text:p>₺6.000,00</text:p>
          </table:table-cell>
          <table:table-cell table:style-name="ce54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53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586" office:value-type="currency" office:currency="TRY" office:value="6800" calcext:value-type="currency">
            <text:p>₺6.800,00</text:p>
          </table:table-cell>
          <table:table-cell table:style-name="ce586"/>
          <table:table-cell table:style-name="ce543" table:formula="of:=[.H37]+[.F38]-[.G38]" office:value-type="float" office:value="26069" calcext:value-type="float">
            <text:p>26.0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53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586"/>
          <table:table-cell table:style-name="ce586" office:value-type="currency" office:currency="TRY" office:value="6800" calcext:value-type="currency">
            <text:p>₺6.800,00</text:p>
          </table:table-cell>
          <table:table-cell table:style-name="ce54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53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86" office:value-type="currency" office:currency="TRY" office:value="24000" calcext:value-type="currency">
            <text:p>₺24.000,00</text:p>
          </table:table-cell>
          <table:table-cell table:style-name="ce586"/>
          <table:table-cell table:style-name="ce543" table:formula="of:=[.H39]+[.F40]-[.G40]" office:value-type="float" office:value="43269" calcext:value-type="float">
            <text:p>43.2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53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86"/>
          <table:table-cell table:style-name="ce586" office:value-type="currency" office:currency="TRY" office:value="24000" calcext:value-type="currency">
            <text:p>₺24.000,00</text:p>
          </table:table-cell>
          <table:table-cell table:style-name="ce54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586"/>
          <table:table-cell table:style-name="ce586" office:value-type="currency" office:currency="TRY" office:value="1750" calcext:value-type="currency">
            <text:p>₺1.750,00</text:p>
          </table:table-cell>
          <table:table-cell table:style-name="ce54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586"/>
          <table:table-cell table:style-name="ce586" office:value-type="currency" office:currency="TRY" office:value="3000" calcext:value-type="currency">
            <text:p>₺3.000,00</text:p>
          </table:table-cell>
          <table:table-cell table:style-name="ce54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53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586"/>
          <table:table-cell table:style-name="ce586" office:value-type="currency" office:currency="TRY" office:value="2750" calcext:value-type="currency">
            <text:p>₺2.750,00</text:p>
          </table:table-cell>
          <table:table-cell table:style-name="ce54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53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86" office:value-type="currency" office:currency="TRY" office:value="28800" calcext:value-type="currency">
            <text:p>₺28.800,00</text:p>
          </table:table-cell>
          <table:table-cell table:style-name="ce586"/>
          <table:table-cell table:style-name="ce543" table:formula="of:=[.H44]+[.F45]-[.G45]" office:value-type="float" office:value="40569" calcext:value-type="float">
            <text:p>40.5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53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86"/>
          <table:table-cell table:style-name="ce586" office:value-type="currency" office:currency="TRY" office:value="28800" calcext:value-type="currency">
            <text:p>₺28.800,00</text:p>
          </table:table-cell>
          <table:table-cell table:style-name="ce54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86" office:value-type="currency" office:currency="TRY" office:value="43160" calcext:value-type="currency">
            <text:p>₺43.160,00</text:p>
          </table:table-cell>
          <table:table-cell table:style-name="ce586"/>
          <table:table-cell table:style-name="ce543" table:formula="of:=[.H46]+[.F47]-[.G47]" office:value-type="float" office:value="54929" calcext:value-type="float">
            <text:p>54.92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53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86"/>
          <table:table-cell table:style-name="ce586" office:value-type="currency" office:currency="TRY" office:value="43160" calcext:value-type="currency">
            <text:p>₺43.160,00</text:p>
          </table:table-cell>
          <table:table-cell table:style-name="ce54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53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86"/>
          <table:table-cell table:style-name="ce543" table:formula="of:=[.H48]+[.F49]-[.G49]" office:value-type="float" office:value="41769" calcext:value-type="float">
            <text:p>41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53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86"/>
          <table:table-cell table:style-name="ce586" office:value-type="currency" office:currency="TRY" office:value="30000" calcext:value-type="currency">
            <text:p>₺30.000,00</text:p>
          </table:table-cell>
          <table:table-cell table:style-name="ce54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663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5"/>
          <table:table-cell table:number-columns-repeated="2"/>
          <table:table-cell table:style-name="ce586" table:number-columns-repeated="2"/>
          <table:table-cell table:style-name="ce543"/>
          <table:table-cell/>
          <table:table-cell table:style-name="ce663"/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1 YIL KİRA TUTARI</text:p>
          </table:table-cell>
          <table:table-cell/>
          <table:table-cell table:style-name="ce655" table:formula="of:=SUM([.F36:.F50])" office:value-type="currency" office:currency="TRY" office:value="132760" calcext:value-type="currency">
            <text:p>₺132.760,00</text:p>
          </table:table-cell>
          <table:table-cell table:style-name="ce586"/>
          <table:table-cell table:style-name="ce543"/>
          <table:table-cell/>
          <table:table-cell table:style-name="ce664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1 YILI TOPLAM GELİR</text:p>
          </table:table-cell>
          <table:table-cell/>
          <table:table-cell table:style-name="ce586"/>
          <table:table-cell table:style-name="ce655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90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586" table:number-columns-repeated="2"/>
          <table:table-cell table:number-columns-repeated="2"/>
          <table:table-cell table:style-name="ce590"/>
          <table:table-cell table:number-columns-repeated="3"/>
        </table:table-row>
        <table:table-row table:style-name="ro4">
          <table:table-cell table:number-columns-repeated="2"/>
          <table:table-cell table:style-name="ce650" office:value-type="float" office:value="2022" calcext:value-type="float">
            <text:p>2022</text:p>
          </table:table-cell>
          <table:table-cell table:number-columns-repeated="2"/>
          <table:table-cell table:style-name="ce586" table:number-columns-repeated="2"/>
          <table:table-cell table:number-columns-repeated="2"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657" office:value-type="currency" office:currency="TRY" office:value="36000" calcext:value-type="currency">
            <text:p>₺36.000,00</text:p>
          </table:table-cell>
          <table:table-cell table:style-name="ce586"/>
          <table:table-cell table:style-name="ce543" table:formula="of:=[.H50]+[.F60]-[.G60]" office:value-type="float" office:value="47769" calcext:value-type="float">
            <text:p>47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57" office:value-type="currency" office:currency="TRY" office:value="28000" calcext:value-type="currency">
            <text:p>₺28.000,00</text:p>
          </table:table-cell>
          <table:table-cell table:style-name="ce54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57" office:value-type="currency" office:currency="TRY" office:value="4000" calcext:value-type="currency">
            <text:p>₺4.000,00</text:p>
          </table:table-cell>
          <table:table-cell table:style-name="ce54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53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86"/>
          <table:table-cell table:style-name="ce657" office:value-type="currency" office:currency="TRY" office:value="4000" calcext:value-type="currency">
            <text:p>₺4.000,00</text:p>
          </table:table-cell>
          <table:table-cell table:style-name="ce54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 office:value-type="currency" office:currency="TRY" office:value="45000" calcext:value-type="currency">
            <text:p>₺45.000,00</text:p>
          </table:table-cell>
          <table:table-cell table:style-name="ce586"/>
          <table:table-cell table:style-name="ce543" table:formula="of:=[.H63]+[.F64]-[.G64]" office:value-type="float" office:value="56769" calcext:value-type="float">
            <text:p>56.769,00</text:p>
          </table:table-cell>
          <table:table-cell/>
          <table:table-cell table:style-name="ce59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/>
          <table:table-cell table:style-name="ce586" office:value-type="currency" office:currency="TRY" office:value="20000" calcext:value-type="currency">
            <text:p>₺20.000,00</text:p>
          </table:table-cell>
          <table:table-cell table:style-name="ce54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53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86"/>
          <table:table-cell table:style-name="ce586" office:value-type="currency" office:currency="TRY" office:value="25000" calcext:value-type="currency">
            <text:p>₺25.000,00</text:p>
          </table:table-cell>
          <table:table-cell table:style-name="ce54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658" office:value-type="currency" office:currency="TRY" office:value="48000" calcext:value-type="currency">
            <text:p>₺48.000,00</text:p>
          </table:table-cell>
          <table:table-cell table:style-name="ce586"/>
          <table:table-cell table:style-name="ce543" table:formula="of:=[.H66]+[.F67]-[.G67]" office:value-type="float" office:value="59769" calcext:value-type="float">
            <text:p>59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58" office:value-type="currency" office:currency="TRY" office:value="40000" calcext:value-type="currency">
            <text:p>₺40.000,00</text:p>
          </table:table-cell>
          <table:table-cell table:style-name="ce54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58" office:value-type="currency" office:currency="TRY" office:value="1000" calcext:value-type="currency">
            <text:p>₺1.000,00</text:p>
          </table:table-cell>
          <table:table-cell table:style-name="ce54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58" office:value-type="currency" office:currency="TRY" office:value="1000" calcext:value-type="currency">
            <text:p>₺1.000,00</text:p>
          </table:table-cell>
          <table:table-cell table:style-name="ce54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53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86" office:value-type="currency" office:currency="TRY" office:value="40000" calcext:value-type="currency">
            <text:p>₺40.000,00</text:p>
          </table:table-cell>
          <table:table-cell table:style-name="ce586"/>
          <table:table-cell table:style-name="ce543" table:formula="of:=[.H70]+[.F71]-[.G71]" office:value-type="float" office:value="57769" calcext:value-type="float">
            <text:p>57.769,00</text:p>
          </table:table-cell>
          <table:table-cell/>
          <table:table-cell table:style-name="ce590"/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53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86"/>
          <table:table-cell table:style-name="ce586" office:value-type="currency" office:currency="TRY" office:value="40000" calcext:value-type="currency">
            <text:p>₺40.000,00</text:p>
          </table:table-cell>
          <table:table-cell table:style-name="ce54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86"/>
          <table:table-cell table:style-name="ce658" office:value-type="currency" office:currency="TRY" office:value="1000" calcext:value-type="currency">
            <text:p>₺1.000,00</text:p>
          </table:table-cell>
          <table:table-cell table:style-name="ce54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543" table:formula="of:=[.H73]+[.F74]-[.G74]" office:value-type="float" office:value="98769" calcext:value-type="float">
            <text:p>98.769,00</text:p>
          </table:table-cell>
          <table:table-cell/>
          <table:table-cell table:style-name="ce590"/>
          <table:table-cell/>
          <table:table-cell table:style-name="ce535"/>
          <table:table-cell table:style-name="ce665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54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54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543" table:formula="of:=[.H76]+[.F77]-[.G77]" office:value-type="float" office:value="100769" calcext:value-type="float">
            <text:p>100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53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54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53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543" table:formula="of:=[.H78]+[.F79]-[.G79]" office:value-type="float" office:value="15769" calcext:value-type="float">
            <text:p>15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79]+[.F80]-[.G80]" office:value-type="float" office:value="15769" calcext:value-type="float">
            <text:p>15.769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54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621" office:value-type="currency" office:currency="TRY" office:value="3892.36" calcext:value-type="currency">
            <text:p>₺3.892,36</text:p>
          </table:table-cell>
          <table:table-cell table:style-name="ce621"/>
          <table:table-cell table:style-name="ce543" table:formula="of:=[.H81]+[.F82]-[.G82]" office:value-type="float" office:value="7892.36" calcext:value-type="float">
            <text:p>7.892,36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53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621"/>
          <table:table-cell table:style-name="ce621" office:value-type="currency" office:currency="TRY" office:value="3892.36" calcext:value-type="currency">
            <text:p>₺3.892,36</text:p>
          </table:table-cell>
          <table:table-cell table:style-name="ce54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621" office:value-type="currency" office:currency="TRY" office:value="11181.35" calcext:value-type="currency">
            <text:p>₺11.181,35</text:p>
          </table:table-cell>
          <table:table-cell table:style-name="ce621"/>
          <table:table-cell table:style-name="ce543" table:formula="of:=[.H83]+[.F84]-[.G84]" office:value-type="float" office:value="15181.35" calcext:value-type="float">
            <text:p>15.181,35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621"/>
          <table:table-cell table:style-name="ce621" office:value-type="currency" office:currency="TRY" office:value="11181.35" calcext:value-type="currency">
            <text:p>₺11.181,35</text:p>
          </table:table-cell>
          <table:table-cell table:style-name="ce54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663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85]+[.F86]-[.G86]" office:value-type="float" office:value="4000" calcext:value-type="float">
            <text:p>4.00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543" table:formula="of:=[.H86]+[.F87]-[.G87]" office:value-type="float" office:value="0" calcext:value-type="float">
            <text:p>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543" table:formula="of:=[.H87]+[.F88]-[.G88]" office:value-type="float" office:value="0" calcext:value-type="float">
            <text:p>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90"/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 KİRA TUTARI</text:p>
          </table:table-cell>
          <table:table-cell/>
          <table:table-cell table:style-name="ce654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543"/>
          <table:table-cell/>
          <table:table-cell table:style-name="ce664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I TOPLAM GELİR</text:p>
          </table:table-cell>
          <table:table-cell table:number-columns-repeated="2"/>
          <table:table-cell table:style-name="ce654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544" office:value-type="string" calcext:value-type="string">
            <text:p>2022 YILI KALAN BAKİYE</text:p>
          </table:table-cell>
          <table:table-cell table:number-columns-repeated="3"/>
          <table:table-cell table:style-name="ce654" table:formula="of:=[.H88]" office:value-type="currency" office:currency="TRY" office:value="0" calcext:value-type="currency">
            <text:p>₺0,00</text:p>
          </table:table-cell>
          <table:table-cell/>
          <table:table-cell table:style-name="ce590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90"/>
          <table:table-cell table:number-columns-repeated="3"/>
        </table:table-row>
        <table:table-row table:style-name="ro1">
          <table:table-cell table:number-columns-repeated="3"/>
          <table:table-cell table:style-name="ce622" office:value-type="string" calcext:value-type="string">
            <text:p>2018-2022 GENEL TOPLAM</text:p>
          </table:table-cell>
          <table:table-cell/>
          <table:table-cell table:style-name="ce654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664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90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8" table:default-cell-style-name="ce666"/>
        <table:table-column table:style-name="co49" table:default-cell-style-name="ce666"/>
        <table:table-column table:style-name="co34" table:default-cell-style-name="ce666"/>
        <table:table-column table:style-name="co50" table:default-cell-style-name="ce666"/>
        <table:table-column table:style-name="co51" table:default-cell-style-name="ce666"/>
        <table:table-column table:style-name="co52" table:default-cell-style-name="ce681"/>
        <table:table-column table:style-name="co53" table:default-cell-style-name="ce688"/>
        <table:table-column table:style-name="co47" table:default-cell-style-name="ce688"/>
        <table:table-column table:style-name="co50" table:number-columns-repeated="1016" table:default-cell-style-name="ce666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682" office:value-type="string" calcext:value-type="string">
            <text:p>TL</text:p>
          </table:table-cell>
          <table:table-cell table:style-name="ce689" office:value-type="string" calcext:value-type="string">
            <text:p>USDTRY</text:p>
          </table:table-cell>
          <table:table-cell table:style-name="ce689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66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670"/>
          <table:table-cell table:style-name="ce670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683" office:value-type="currency" office:currency="TRY" office:value="-16.91" calcext:value-type="currency">
            <text:p>-₺16,91</text:p>
          </table:table-cell>
          <table:table-cell table:style-name="ce676" office:value-type="float" office:value="2.19" calcext:value-type="float">
            <text:p>2,19</text:p>
          </table:table-cell>
          <table:table-cell table:style-name="ce692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670"/>
          <table:table-cell table:style-name="ce670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683" office:value-type="currency" office:currency="TRY" office:value="-3.31" calcext:value-type="currency">
            <text:p>-₺3,31</text:p>
          </table:table-cell>
          <table:table-cell table:style-name="ce676" office:value-type="float" office:value="2.19" calcext:value-type="float">
            <text:p>2,19</text:p>
          </table:table-cell>
          <table:table-cell table:style-name="ce692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670"/>
          <table:table-cell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 table:style-name="ce66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683" office:value-type="currency" office:currency="TRY" office:value="-257.25" calcext:value-type="currency">
            <text:p>-₺257,25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Emlak Vergisi Ypl</text:p>
          </table:table-cell>
          <table:table-cell table:style-name="ce674" office:value-type="string" calcext:value-type="string">
            <text:p><text:s/>1 / 6</text:p>
          </table:table-cell>
          <table:table-cell table:style-name="ce683" office:value-type="currency" office:currency="TRY" office:value="-142.18" calcext:value-type="currency">
            <text:p>-₺142,18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Emlak Vergisi Ypl</text:p>
          </table:table-cell>
          <table:table-cell table:style-name="ce674" office:value-type="string" calcext:value-type="string">
            <text:p><text:s/>2 / 6</text:p>
          </table:table-cell>
          <table:table-cell table:style-name="ce683" office:value-type="currency" office:currency="TRY" office:value="-142.18" calcext:value-type="currency">
            <text:p>-₺142,18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Emlak Vergisi</text:p>
          </table:table-cell>
          <table:table-cell table:style-name="ce676" office:value-type="string" calcext:value-type="string">
            <text:p>2018-2</text:p>
          </table:table-cell>
          <table:table-cell table:style-name="ce683" office:value-type="currency" office:currency="TRY" office:value="-250.8" calcext:value-type="currency">
            <text:p>-₺250,80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Su</text:p>
          </table:table-cell>
          <table:table-cell table:style-name="ce676" office:value-type="string" calcext:value-type="string">
            <text:p>2017-18</text:p>
          </table:table-cell>
          <table:table-cell table:style-name="ce683" office:value-type="currency" office:currency="TRY" office:value="-197.61" calcext:value-type="currency">
            <text:p>-₺197,61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Elektrik</text:p>
          </table:table-cell>
          <table:table-cell table:style-name="ce676"/>
          <table:table-cell table:style-name="ce683" office:value-type="currency" office:currency="TRY" office:value="-265" calcext:value-type="currency">
            <text:p>-₺265,00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70"/>
          <table:table-cell table:style-name="ce670" office:value-type="string" calcext:value-type="string">
            <text:p>Elektrik 1-2018</text:p>
          </table:table-cell>
          <table:table-cell table:style-name="ce676"/>
          <table:table-cell table:style-name="ce683" office:value-type="currency" office:currency="TRY" office:value="-95.3" calcext:value-type="currency">
            <text:p>-₺95,30</text:p>
          </table:table-cell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 table:number-columns-repeated="2"/>
          <table:table-cell table:style-name="ce670"/>
          <table:table-cell table:style-name="ce670" office:value-type="string" calcext:value-type="string">
            <text:p>Elektrik 2-2018</text:p>
          </table:table-cell>
          <table:table-cell table:style-name="ce676"/>
          <table:table-cell table:style-name="ce683" office:value-type="currency" office:currency="TRY" office:value="-128.88" calcext:value-type="currency">
            <text:p>-₺128,88</text:p>
          </table:table-cell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670" office:value-type="float" office:value="2018" calcext:value-type="float">
            <text:p>2018</text:p>
          </table:table-cell>
          <table:table-cell table:style-name="ce670" office:value-type="string" calcext:value-type="string">
            <text:p>Çedaş Teminat</text:p>
          </table:table-cell>
          <table:table-cell table:style-name="ce676"/>
          <table:table-cell table:style-name="ce683" office:value-type="currency" office:currency="TRY" office:value="-900" calcext:value-type="currency">
            <text:p>-₺900,00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70"/>
          <table:table-cell table:style-name="ce670" office:value-type="string" calcext:value-type="string">
            <text:p>karo tadilat (memer alçıpan)</text:p>
          </table:table-cell>
          <table:table-cell table:style-name="ce676"/>
          <table:table-cell table:style-name="ce683" office:value-type="currency" office:currency="TRY" office:value="-20000" calcext:value-type="currency">
            <text:p>-₺20.000,00</text:p>
          </table:table-cell>
          <table:table-cell table:style-name="ce676" office:value-type="float" office:value="4.81" calcext:value-type="float">
            <text:p>4,81</text:p>
          </table:table-cell>
          <table:table-cell table:style-name="ce692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668"/>
          <table:table-cell table:style-name="ce671"/>
          <table:table-cell table:style-name="ce675"/>
          <table:table-cell table:style-name="ce678" office:value-type="string" calcext:value-type="string">
            <text:p>2014-18 Toplam</text:p>
          </table:table-cell>
          <table:table-cell table:style-name="ce684" table:formula="of:=SUM([.F3:.F15])" office:value-type="currency" office:currency="TRY" office:value="-22399.42" calcext:value-type="currency">
            <text:p>-₺22.399,42</text:p>
          </table:table-cell>
          <table:table-cell table:style-name="ce690"/>
          <table:table-cell table:style-name="ce693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70" table:number-columns-repeated="2"/>
          <table:table-cell table:style-name="ce679" office:value-type="string" calcext:value-type="string">
            <text:p>Genel Toplam</text:p>
          </table:table-cell>
          <table:table-cell table:style-name="ce685" table:formula="of:=[.F16]" office:value-type="currency" office:currency="TRY" office:value="-22399.42" calcext:value-type="currency">
            <text:p>-₺22.399,42</text:p>
          </table:table-cell>
          <table:table-cell table:style-name="ce691"/>
          <table:table-cell table:style-name="ce694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670"/>
          <table:table-cell table:style-name="ce676"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 table:style-name="ce66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4">Elektrik 1</text:span>-2019</text:p>
          </table:table-cell>
          <table:table-cell table:style-name="ce676"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2-2019</text:p>
          </table:table-cell>
          <table:table-cell/>
          <table:table-cell table:style-name="ce683" office:value-type="currency" office:currency="TRY" office:value="-179.2" calcext:value-type="currency">
            <text:p>-₺179,20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3-2019</text:p>
          </table:table-cell>
          <table:table-cell/>
          <table:table-cell table:style-name="ce683" office:value-type="currency" office:currency="TRY" office:value="-55.9" calcext:value-type="currency">
            <text:p>-₺55,90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0" office:value-type="string" calcext:value-type="string">
            <text:p>Emlak Vergisi Ypl</text:p>
          </table:table-cell>
          <table:table-cell table:style-name="ce674" office:value-type="string" calcext:value-type="string">
            <text:p><text:s/>3 / 6</text:p>
          </table:table-cell>
          <table:table-cell table:style-name="ce683" office:value-type="currency" office:currency="TRY" office:value="-142.13" calcext:value-type="currency">
            <text:p>-₺142,13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0" office:value-type="string" calcext:value-type="string">
            <text:p>Emlak Vergisi Ypl</text:p>
          </table:table-cell>
          <table:table-cell table:style-name="ce674" office:value-type="string" calcext:value-type="string">
            <text:p><text:s/>4-5-6 / 6</text:p>
          </table:table-cell>
          <table:table-cell table:style-name="ce683" office:value-type="currency" office:currency="TRY" office:value="-429.54" calcext:value-type="currency">
            <text:p>-₺429,54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4-2019</text:p>
          </table:table-cell>
          <table:table-cell/>
          <table:table-cell table:style-name="ce683" office:value-type="currency" office:currency="TRY" office:value="-65.8" calcext:value-type="currency">
            <text:p>-₺65,80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5-2019</text:p>
          </table:table-cell>
          <table:table-cell/>
          <table:table-cell table:style-name="ce683" office:value-type="currency" office:currency="TRY" office:value="-82.94" calcext:value-type="currency">
            <text:p>-₺82,94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6-2019</text:p>
          </table:table-cell>
          <table:table-cell/>
          <table:table-cell table:style-name="ce683" office:value-type="currency" office:currency="TRY" office:value="-78.79" calcext:value-type="currency">
            <text:p>-₺78,79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9-2019</text:p>
          </table:table-cell>
          <table:table-cell/>
          <table:table-cell table:style-name="ce683" office:value-type="currency" office:currency="TRY" office:value="-39.35" calcext:value-type="currency">
            <text:p>-₺39,35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0" office:value-type="string" calcext:value-type="string">
            <text:p>Emlak Vergisi</text:p>
          </table:table-cell>
          <table:table-cell table:style-name="ce676" office:value-type="string" calcext:value-type="string">
            <text:p>2019/ 1-2</text:p>
          </table:table-cell>
          <table:table-cell table:style-name="ce683" office:value-type="currency" office:currency="TRY" office:value="-598.75" calcext:value-type="currency">
            <text:p>-₺598,75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11/2019</text:p>
          </table:table-cell>
          <table:table-cell/>
          <table:table-cell table:style-name="ce683" office:value-type="currency" office:currency="TRY" office:value="-100.02" calcext:value-type="currency">
            <text:p>-₺100,02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6" office:value-type="string" calcext:value-type="string">
            <text:p><text:span text:style-name="T3">Elektrik </text:span>12/2019</text:p>
          </table:table-cell>
          <table:table-cell/>
          <table:table-cell table:style-name="ce683" office:value-type="currency" office:currency="TRY" office:value="-232.4" calcext:value-type="currency">
            <text:p>-₺232,40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670" office:value-type="float" office:value="2019" calcext:value-type="float">
            <text:p>2019</text:p>
          </table:table-cell>
          <table:table-cell table:style-name="ce670" office:value-type="string" calcext:value-type="string">
            <text:p>Çedaş Teminat</text:p>
          </table:table-cell>
          <table:table-cell table:style-name="ce676"/>
          <table:table-cell table:style-name="ce683" office:value-type="currency" office:currency="TRY" office:value="-1100" calcext:value-type="currency">
            <text:p>-₺1.100,00</text:p>
          </table:table-cell>
          <table:table-cell table:style-name="ce676" office:value-type="float" office:value="5.67" calcext:value-type="float">
            <text:p>5,67</text:p>
          </table:table-cell>
          <table:table-cell table:style-name="ce692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668"/>
          <table:table-cell table:style-name="ce671"/>
          <table:table-cell table:style-name="ce675"/>
          <table:table-cell table:style-name="ce678" office:value-type="string" calcext:value-type="string">
            <text:p>2019 Toplam</text:p>
          </table:table-cell>
          <table:table-cell table:style-name="ce684" table:formula="of:=SUM([.F19:.F31])" office:value-type="currency" office:currency="TRY" office:value="-3104.82" calcext:value-type="currency">
            <text:p>-₺3.104,82</text:p>
          </table:table-cell>
          <table:table-cell table:style-name="ce690"/>
          <table:table-cell table:style-name="ce693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70" table:number-columns-repeated="2"/>
          <table:table-cell table:style-name="ce679" office:value-type="string" calcext:value-type="string">
            <text:p>Genel Toplam</text:p>
          </table:table-cell>
          <table:table-cell table:style-name="ce685" table:formula="of:=[.F32]+[.F16]" office:value-type="currency" office:currency="TRY" office:value="-25504.24" calcext:value-type="currency">
            <text:p>-₺25.504,24</text:p>
          </table:table-cell>
          <table:table-cell table:style-name="ce691"/>
          <table:table-cell table:style-name="ce694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670" table:number-columns-repeated="2"/>
          <table:table-cell table:style-name="ce676"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 table:style-name="ce66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672" office:value-type="date" office:date-value="2020-10-06" calcext:value-type="date">
            <text:p>06.10.2020</text:p>
          </table:table-cell>
          <table:table-cell table:style-name="ce670" office:value-type="string" calcext:value-type="string">
            <text:p>Belediye Emlak Vergisi 2020</text:p>
          </table:table-cell>
          <table:table-cell table:style-name="ce676"/>
          <table:table-cell table:style-name="ce683" office:value-type="currency" office:currency="TRY" office:value="-645.85" calcext:value-type="currency">
            <text:p>-₺645,85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11-25" calcext:value-type="date">
            <text:p>25.11.2020</text:p>
          </table:table-cell>
          <table:table-cell table:style-name="ce676" office:value-type="string" calcext:value-type="string">
            <text:p>tuğla sıva işçilik pire memet</text:p>
          </table:table-cell>
          <table:table-cell table:style-name="ce676"/>
          <table:table-cell table:style-name="ce683" office:value-type="currency" office:currency="TRY" office:value="-1050" calcext:value-type="currency">
            <text:p>-₺1.05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11-25" calcext:value-type="date">
            <text:p>25.11.2020</text:p>
          </table:table-cell>
          <table:table-cell table:style-name="ce676" office:value-type="string" calcext:value-type="string">
            <text:p>tuğla sıva işçilik muhammed</text:p>
          </table:table-cell>
          <table:table-cell table:style-name="ce676"/>
          <table:table-cell table:style-name="ce683" office:value-type="currency" office:currency="TRY" office:value="-600" calcext:value-type="currency">
            <text:p>-₺6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kum</text:p>
          </table:table-cell>
          <table:table-cell table:style-name="ce676"/>
          <table:table-cell table:style-name="ce683" office:value-type="currency" office:currency="TRY" office:value="-200" calcext:value-type="currency">
            <text:p>-₺2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8,5 tuğla 145 ad</text:p>
          </table:table-cell>
          <table:table-cell table:style-name="ce676"/>
          <table:table-cell table:style-name="ce683" office:value-type="currency" office:currency="TRY" office:value="-90" calcext:value-type="currency">
            <text:p>-₺9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yığma tuğla 720 ad * 0,90 tl</text:p>
          </table:table-cell>
          <table:table-cell table:style-name="ce676"/>
          <table:table-cell table:style-name="ce683" office:value-type="currency" office:currency="TRY" office:value="-648" calcext:value-type="currency">
            <text:p>-₺648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20 tr çimento</text:p>
          </table:table-cell>
          <table:table-cell table:style-name="ce676"/>
          <table:table-cell table:style-name="ce683" office:value-type="currency" office:currency="TRY" office:value="-300" calcext:value-type="currency">
            <text:p>-₺3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15 tr kireç</text:p>
          </table:table-cell>
          <table:table-cell table:style-name="ce676"/>
          <table:table-cell table:style-name="ce683" office:value-type="currency" office:currency="TRY" office:value="-90" calcext:value-type="currency">
            <text:p>-₺9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kesme taşı – menteşe – elektrot</text:p>
          </table:table-cell>
          <table:table-cell table:style-name="ce676"/>
          <table:table-cell table:style-name="ce683" office:value-type="currency" office:currency="TRY" office:value="-68" calcext:value-type="currency">
            <text:p>-₺68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04-20" calcext:value-type="date">
            <text:p>20.04.2020</text:p>
          </table:table-cell>
          <table:table-cell table:style-name="ce670" office:value-type="string" calcext:value-type="string">
            <text:p>Elektrik 04-2020</text:p>
          </table:table-cell>
          <table:table-cell table:style-name="ce676"/>
          <table:table-cell table:style-name="ce683" office:value-type="currency" office:currency="TRY" office:value="-44.1" calcext:value-type="currency">
            <text:p>-₺44,1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6" office:value-type="string" calcext:value-type="string">
            <text:p><text:span text:style-name="T3">Elektrik </text:span>05-2020</text:p>
          </table:table-cell>
          <table:table-cell/>
          <table:table-cell table:style-name="ce683" office:value-type="currency" office:currency="TRY" office:value="-9.9" calcext:value-type="currency">
            <text:p>-₺9,9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6" office:value-type="string" calcext:value-type="string">
            <text:p><text:span text:style-name="T3">Elektrik </text:span>06-2020</text:p>
          </table:table-cell>
          <table:table-cell/>
          <table:table-cell table:style-name="ce683" office:value-type="currency" office:currency="TRY" office:value="-5.46" calcext:value-type="currency">
            <text:p>-₺5,46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6" office:value-type="string" calcext:value-type="string">
            <text:p><text:span text:style-name="T3">Elektrik </text:span>07-2020</text:p>
          </table:table-cell>
          <table:table-cell/>
          <table:table-cell table:style-name="ce683" office:value-type="currency" office:currency="TRY" office:value="-13.65" calcext:value-type="currency">
            <text:p>-₺13,65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6" office:value-type="string" calcext:value-type="string">
            <text:p><text:span text:style-name="T3">Elektrik </text:span>10-2020</text:p>
          </table:table-cell>
          <table:table-cell/>
          <table:table-cell table:style-name="ce683" office:value-type="currency" office:currency="TRY" office:value="-13" calcext:value-type="currency">
            <text:p>-₺13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11-30" calcext:value-type="date">
            <text:p>30.11.2020</text:p>
          </table:table-cell>
          <table:table-cell table:style-name="ce676" office:value-type="string" calcext:value-type="string">
            <text:p><text:span text:style-name="T3">Elektrik </text:span>11-2020</text:p>
          </table:table-cell>
          <table:table-cell/>
          <table:table-cell table:style-name="ce683" office:value-type="currency" office:currency="TRY" office:value="-170" calcext:value-type="currency">
            <text:p>-₺17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/>
          <table:table-cell table:style-name="ce676" office:value-type="string" calcext:value-type="string">
            <text:p><text:span text:style-name="T3">Elektrik </text:span>12-2020</text:p>
          </table:table-cell>
          <table:table-cell/>
          <table:table-cell table:style-name="ce683" office:value-type="currency" office:currency="TRY" office:value="-226.11" calcext:value-type="currency">
            <text:p>-₺226,11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11-30" calcext:value-type="date">
            <text:p>30.11.2020</text:p>
          </table:table-cell>
          <table:table-cell table:style-name="ce670" office:value-type="string" calcext:value-type="string">
            <text:p>su</text:p>
          </table:table-cell>
          <table:table-cell table:style-name="ce676"/>
          <table:table-cell table:style-name="ce683" office:value-type="currency" office:currency="TRY" office:value="-100" calcext:value-type="currency">
            <text:p>-₺1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0"/>
          <table:table-cell table:style-name="ce670" office:value-type="string" calcext:value-type="string">
            <text:p>Yazıhane önü kırma işçiliği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672" office:value-type="date" office:date-value="2020-12-09" calcext:value-type="date">
            <text:p>09.12.2020</text:p>
          </table:table-cell>
          <table:table-cell table:style-name="ce670" office:value-type="string" calcext:value-type="string">
            <text:p>Alçıpan vida</text:p>
          </table:table-cell>
          <table:table-cell table:style-name="ce676"/>
          <table:table-cell table:style-name="ce683" office:value-type="currency" office:currency="TRY" office:value="-323" calcext:value-type="currency">
            <text:p>-₺323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669" office:value-type="string" calcext:value-type="string">
            <text:p>SnyH000-20</text:p>
          </table:table-cell>
          <table:table-cell table:style-name="ce673"/>
          <table:table-cell table:style-name="ce677"/>
          <table:table-cell table:style-name="ce680"/>
          <table:table-cell table:style-name="ce686" table:formula="of:=SUM([.F35:.F53])" office:value-type="currency" office:currency="TRY" office:value="-5097.07" calcext:value-type="currency">
            <text:p>-₺5.097,07</text:p>
          </table:table-cell>
          <table:table-cell table:style-name="ce680"/>
          <table:table-cell table:style-name="ce695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670" office:value-type="string" calcext:value-type="string">
            <text:p>Boya-Çatı- Kapı </text:p>
          </table:table-cell>
          <table:table-cell table:style-name="ce676"/>
          <table:table-cell table:style-name="ce683" office:value-type="currency" office:currency="TRY" office:value="-1500" calcext:value-type="currency">
            <text:p>-₺1.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670" office:value-type="string" calcext:value-type="string">
            <text:p>yıkama hela yapımı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55:.F56])" office:value-type="currency" office:currency="TRY" office:value="-2000" calcext:value-type="currency">
            <text:p>-₺2.000,00</text:p>
          </table:table-cell>
          <table:table-cell table:style-name="ce680"/>
          <table:table-cell table:style-name="ce695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8-20" calcext:value-type="date">
            <text:p>20.08.2020</text:p>
          </table:table-cell>
          <table:table-cell table:style-name="ce670" office:value-type="string" calcext:value-type="string">
            <text:p>motorcu boya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8-22" calcext:value-type="date">
            <text:p>22.08.2020</text:p>
          </table:table-cell>
          <table:table-cell table:style-name="ce670" office:value-type="string" calcext:value-type="string">
            <text:p>motorcu hela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8-24" calcext:value-type="date">
            <text:p>24.08.2020</text:p>
          </table:table-cell>
          <table:table-cell table:style-name="ce670" office:value-type="string" calcext:value-type="string">
            <text:p>motorcu kapı</text:p>
          </table:table-cell>
          <table:table-cell table:style-name="ce676"/>
          <table:table-cell table:style-name="ce683" office:value-type="currency" office:currency="TRY" office:value="-2000" calcext:value-type="currency">
            <text:p>-₺2.0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9-02" calcext:value-type="date">
            <text:p>02.09.2020</text:p>
          </table:table-cell>
          <table:table-cell table:style-name="ce670" office:value-type="string" calcext:value-type="string">
            <text:p>Alçıpan demir işleri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9-02" calcext:value-type="date">
            <text:p>02.09.2020</text:p>
          </table:table-cell>
          <table:table-cell table:style-name="ce670" office:value-type="string" calcext:value-type="string">
            <text:p>camcı</text:p>
          </table:table-cell>
          <table:table-cell table:style-name="ce676"/>
          <table:table-cell table:style-name="ce683" office:value-type="currency" office:currency="TRY" office:value="-750" calcext:value-type="currency">
            <text:p>-₺75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9-02" calcext:value-type="date">
            <text:p>02.09.2020</text:p>
          </table:table-cell>
          <table:table-cell table:style-name="ce670" office:value-type="string" calcext:value-type="string">
            <text:p>motorcu arka duvar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674" office:value-type="date" office:date-value="2020-09-02" calcext:value-type="date">
            <text:p>02.09.2020</text:p>
          </table:table-cell>
          <table:table-cell table:style-name="ce670" office:value-type="string" calcext:value-type="string">
            <text:p>motorcu elektrik</text:p>
          </table:table-cell>
          <table:table-cell table:style-name="ce676"/>
          <table:table-cell table:style-name="ce683" office:value-type="currency" office:currency="TRY" office:value="-750" calcext:value-type="currency">
            <text:p>-₺75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58:.F64])" office:value-type="currency" office:currency="TRY" office:value="-5500" calcext:value-type="currency">
            <text:p>-₺5.500,00</text:p>
          </table:table-cell>
          <table:table-cell table:style-name="ce680"/>
          <table:table-cell table:style-name="ce695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670" office:value-type="string" calcext:value-type="string">
            <text:p>Toz Dolgu</text:p>
          </table:table-cell>
          <table:table-cell table:style-name="ce676"/>
          <table:table-cell table:style-name="ce683" office:value-type="currency" office:currency="TRY" office:value="-250" calcext:value-type="currency">
            <text:p>-₺25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vinç nakliye</text:p>
          </table:table-cell>
          <table:table-cell table:style-name="ce676"/>
          <table:table-cell table:style-name="ce683" office:value-type="currency" office:currency="TRY" office:value="-600" calcext:value-type="currency">
            <text:p>-₺6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670"/>
          <table:table-cell table:style-name="ce676"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vinç demontaj özer vinç</text:p>
          </table:table-cell>
          <table:table-cell table:style-name="ce676"/>
          <table:table-cell table:style-name="ce683" office:value-type="currency" office:currency="TRY" office:value="-1300" calcext:value-type="currency">
            <text:p>-₺1.3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hela altyapı </text:p>
          </table:table-cell>
          <table:table-cell table:style-name="ce676"/>
          <table:table-cell table:style-name="ce683" office:value-type="currency" office:currency="TRY" office:value="-1000" calcext:value-type="currency">
            <text:p>-₺1.0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vinç ayakları kırım <text:s/>kepçeci</text:p>
          </table:table-cell>
          <table:table-cell table:style-name="ce676"/>
          <table:table-cell table:style-name="ce683" office:value-type="currency" office:currency="TRY" office:value="-4100" calcext:value-type="currency">
            <text:p>-₺4.1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vinç demontaj işçilik</text:p>
          </table:table-cell>
          <table:table-cell table:style-name="ce676"/>
          <table:table-cell table:style-name="ce683" office:value-type="currency" office:currency="TRY" office:value="-750" calcext:value-type="currency">
            <text:p>-₺75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0" office:value-type="string" calcext:value-type="string">
            <text:p>yemek</text:p>
          </table:table-cell>
          <table:table-cell table:style-name="ce676"/>
          <table:table-cell table:style-name="ce683" office:value-type="currency" office:currency="TRY" office:value="-300" calcext:value-type="currency">
            <text:p>-₺3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6" office:value-type="string" calcext:value-type="string">
            <text:p>helikopter beton işçiliği 6*300</text:p>
          </table:table-cell>
          <table:table-cell table:style-name="ce676"/>
          <table:table-cell table:style-name="ce683" office:value-type="currency" office:currency="TRY" office:value="-1800" calcext:value-type="currency">
            <text:p>-₺1.8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6" office:value-type="string" calcext:value-type="string">
            <text:p>beton santralı 36 m3*170</text:p>
          </table:table-cell>
          <table:table-cell table:style-name="ce676"/>
          <table:table-cell table:style-name="ce683" office:value-type="currency" office:currency="TRY" office:value="-6120" calcext:value-type="currency">
            <text:p>-₺6.12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676" office:value-type="string" calcext:value-type="string">
            <text:p>ön beton (işçilik + beton)</text:p>
          </table:table-cell>
          <table:table-cell table:style-name="ce676"/>
          <table:table-cell table:style-name="ce683" office:value-type="currency" office:currency="TRY" office:value="-5000" calcext:value-type="currency">
            <text:p>-₺5.0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66:.F78])" office:value-type="currency" office:currency="TRY" office:value="-21220" calcext:value-type="currency">
            <text:p>-₺21.220,00</text:p>
          </table:table-cell>
          <table:table-cell table:style-name="ce680"/>
          <table:table-cell table:style-name="ce695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70" office:value-type="string" calcext:value-type="string">
            <text:p>600 m2 Taban kırım beton</text:p>
          </table:table-cell>
          <table:table-cell/>
          <table:table-cell table:style-name="ce683" office:value-type="currency" office:currency="TRY" office:value="-35000" calcext:value-type="currency">
            <text:p>-₺35.000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70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670" office:value-type="string" calcext:value-type="string">
            <text:p>tedaş <text:s text:c="3"/></text:p>
          </table:table-cell>
          <table:table-cell table:style-name="ce670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676" office:value-type="float" office:value="7.01" calcext:value-type="float">
            <text:p>7,01</text:p>
          </table:table-cell>
          <table:table-cell table:style-name="ce692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80:.F82])" office:value-type="currency" office:currency="TRY" office:value="-43079.224" calcext:value-type="currency">
            <text:p>-₺43.079,22</text:p>
          </table:table-cell>
          <table:table-cell table:style-name="ce680"/>
          <table:table-cell table:style-name="ce695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668"/>
          <table:table-cell table:style-name="ce671"/>
          <table:table-cell table:style-name="ce675"/>
          <table:table-cell table:style-name="ce678" office:value-type="string" calcext:value-type="string">
            <text:p>2020 TOPLAM</text:p>
          </table:table-cell>
          <table:table-cell table:style-name="ce68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690"/>
          <table:table-cell table:style-name="ce693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79" office:value-type="string" calcext:value-type="string">
            <text:p>Genel Toplam</text:p>
          </table:table-cell>
          <table:table-cell table:style-name="ce685" table:formula="of:=[.F84]+[.F33]" office:value-type="currency" office:currency="TRY" office:value="-102400.534" calcext:value-type="currency">
            <text:p>-₺102.400,53</text:p>
          </table:table-cell>
          <table:table-cell table:style-name="ce691"/>
          <table:table-cell table:style-name="ce694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692"/>
          <table:table-cell table:number-columns-repeated="1016"/>
        </table:table-row>
        <table:table-row table:style-name="ro5">
          <table:table-cell table:style-name="ce66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672" office:value-type="date" office:date-value="2021-01-30" calcext:value-type="date">
            <text:p>30.01.2021</text:p>
          </table:table-cell>
          <table:table-cell table:style-name="ce670" office:value-type="string" calcext:value-type="string">
            <text:p>Elektrik 1-2021</text:p>
          </table:table-cell>
          <table:table-cell/>
          <table:table-cell table:style-name="ce683" office:value-type="currency" office:currency="TRY" office:value="-143.08" calcext:value-type="currency">
            <text:p>-₺143,08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2-28" calcext:value-type="date">
            <text:p>28.02.2021</text:p>
          </table:table-cell>
          <table:table-cell table:style-name="ce670" office:value-type="string" calcext:value-type="string">
            <text:p>Elektrik 2-2021</text:p>
          </table:table-cell>
          <table:table-cell/>
          <table:table-cell table:style-name="ce683" office:value-type="currency" office:currency="TRY" office:value="-69" calcext:value-type="currency">
            <text:p>-₺69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3-30" calcext:value-type="date">
            <text:p>30.03.2021</text:p>
          </table:table-cell>
          <table:table-cell table:style-name="ce670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4-30" calcext:value-type="date">
            <text:p>30.04.2021</text:p>
          </table:table-cell>
          <table:table-cell table:style-name="ce670" office:value-type="string" calcext:value-type="string">
            <text:p>Elektrik 5-2021</text:p>
          </table:table-cell>
          <table:table-cell/>
          <table:table-cell table:style-name="ce683" office:value-type="currency" office:currency="TRY" office:value="-43.51" calcext:value-type="currency">
            <text:p>-₺43,51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5-30" calcext:value-type="date">
            <text:p>30.05.2021</text:p>
          </table:table-cell>
          <table:table-cell table:style-name="ce670" office:value-type="string" calcext:value-type="string">
            <text:p>Elektrik 6–2021</text:p>
          </table:table-cell>
          <table:table-cell table:style-name="ce676"/>
          <table:table-cell table:style-name="ce683" office:value-type="currency" office:currency="TRY" office:value="-8.55" calcext:value-type="currency">
            <text:p>-₺8,55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14" calcext:value-type="date">
            <text:p>14.10.2021</text:p>
          </table:table-cell>
          <table:table-cell table:style-name="ce670" office:value-type="string" calcext:value-type="string">
            <text:p>Bina Vergisi 1</text:p>
          </table:table-cell>
          <table:table-cell table:style-name="ce676"/>
          <table:table-cell table:style-name="ce683" office:value-type="currency" office:currency="TRY" office:value="-297" calcext:value-type="currency">
            <text:p>-₺297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14" calcext:value-type="date">
            <text:p>14.10.2021</text:p>
          </table:table-cell>
          <table:table-cell table:style-name="ce670" office:value-type="string" calcext:value-type="string">
            <text:p>Kültür Vergisi 1</text:p>
          </table:table-cell>
          <table:table-cell/>
          <table:table-cell table:style-name="ce683" office:value-type="currency" office:currency="TRY" office:value="-29.7" calcext:value-type="currency">
            <text:p>-₺29,7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6-30" calcext:value-type="date">
            <text:p>30.06.2021</text:p>
          </table:table-cell>
          <table:table-cell table:style-name="ce670" office:value-type="string" calcext:value-type="string">
            <text:p>Elektrik 7–2021</text:p>
          </table:table-cell>
          <table:table-cell table:style-name="ce674"/>
          <table:table-cell table:style-name="ce683" office:value-type="currency" office:currency="TRY" office:value="-21.85" calcext:value-type="currency">
            <text:p>-₺21,85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7-30" calcext:value-type="date">
            <text:p>30.07.2021</text:p>
          </table:table-cell>
          <table:table-cell table:style-name="ce670" office:value-type="string" calcext:value-type="string">
            <text:p>Elektrik 8-2021</text:p>
          </table:table-cell>
          <table:table-cell table:style-name="ce674"/>
          <table:table-cell table:style-name="ce683" office:value-type="currency" office:currency="TRY" office:value="-5" calcext:value-type="currency">
            <text:p>-₺5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8-30" calcext:value-type="date">
            <text:p>30.08.2021</text:p>
          </table:table-cell>
          <table:table-cell table:style-name="ce670" office:value-type="string" calcext:value-type="string">
            <text:p>Elektrik 9-2021</text:p>
          </table:table-cell>
          <table:table-cell table:style-name="ce676"/>
          <table:table-cell table:style-name="ce683" office:value-type="currency" office:currency="TRY" office:value="-8" calcext:value-type="currency">
            <text:p>-₺8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09-30" calcext:value-type="date">
            <text:p>30.09.2021</text:p>
          </table:table-cell>
          <table:table-cell table:style-name="ce670" office:value-type="string" calcext:value-type="string">
            <text:p>Elektrik 10-2021</text:p>
          </table:table-cell>
          <table:table-cell table:style-name="ce676"/>
          <table:table-cell table:style-name="ce683" office:value-type="currency" office:currency="TRY" office:value="-20" calcext:value-type="currency">
            <text:p>-₺20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30" calcext:value-type="date">
            <text:p>30.10.2021</text:p>
          </table:table-cell>
          <table:table-cell table:style-name="ce670" office:value-type="string" calcext:value-type="string">
            <text:p>Elektrik 11-2021</text:p>
          </table:table-cell>
          <table:table-cell table:style-name="ce676"/>
          <table:table-cell table:style-name="ce683" office:value-type="currency" office:currency="TRY" office:value="-26" calcext:value-type="currency">
            <text:p>-₺26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14" calcext:value-type="date">
            <text:p>14.10.2021</text:p>
          </table:table-cell>
          <table:table-cell table:style-name="ce670" office:value-type="string" calcext:value-type="string">
            <text:p>vergi fark</text:p>
          </table:table-cell>
          <table:table-cell table:style-name="ce676"/>
          <table:table-cell table:style-name="ce683" office:value-type="currency" office:currency="TRY" office:value="-23.4" calcext:value-type="currency">
            <text:p>-₺23,4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14" calcext:value-type="date">
            <text:p>14.10.2021</text:p>
          </table:table-cell>
          <table:table-cell table:style-name="ce670" office:value-type="string" calcext:value-type="string">
            <text:p>Bina Vergisi 2</text:p>
          </table:table-cell>
          <table:table-cell/>
          <table:table-cell table:style-name="ce683" office:value-type="currency" office:currency="TRY" office:value="-297" calcext:value-type="currency">
            <text:p>-₺297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0-14" calcext:value-type="date">
            <text:p>14.10.2021</text:p>
          </table:table-cell>
          <table:table-cell table:style-name="ce670" office:value-type="string" calcext:value-type="string">
            <text:p>Kültür Vergisi 2</text:p>
          </table:table-cell>
          <table:table-cell/>
          <table:table-cell table:style-name="ce683" office:value-type="currency" office:currency="TRY" office:value="-29.7" calcext:value-type="currency">
            <text:p>-₺29,7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 office:value-type="date" office:date-value="2021-12-30" calcext:value-type="date">
            <text:p>30.12.2021</text:p>
          </table:table-cell>
          <table:table-cell table:style-name="ce670" office:value-type="string" calcext:value-type="string">
            <text:p>Elektrik 12-2021</text:p>
          </table:table-cell>
          <table:table-cell table:style-name="ce676"/>
          <table:table-cell table:style-name="ce683" office:value-type="currency" office:currency="TRY" office:value="-142" calcext:value-type="currency">
            <text:p>-₺142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672"/>
          <table:table-cell table:style-name="ce670" office:value-type="string" calcext:value-type="string">
            <text:p>yıkama elektrik abone bedeli</text:p>
          </table:table-cell>
          <table:table-cell table:style-name="ce676"/>
          <table:table-cell table:style-name="ce683" office:value-type="currency" office:currency="TRY" office:value="-3000" calcext:value-type="currency">
            <text:p>-₺3.000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87:.F103])" office:value-type="currency" office:currency="TRY" office:value="-4179.31" calcext:value-type="currency">
            <text:p>-₺4.179,31</text:p>
          </table:table-cell>
          <table:table-cell table:style-name="ce680" office:value-type="float" office:value="8.5" calcext:value-type="float">
            <text:p>8,50</text:p>
          </table:table-cell>
          <table:table-cell table:style-name="ce695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2" office:value-type="date" office:date-value="2021-08-15" calcext:value-type="date">
            <text:p>15.08.2021</text:p>
          </table:table-cell>
          <table:table-cell table:style-name="ce676" office:value-type="string" calcext:value-type="string">
            <text:p>Alçıpan 26*2,5=65 m2 * 35 TL işçilik</text:p>
          </table:table-cell>
          <table:table-cell table:style-name="ce676"/>
          <table:table-cell table:style-name="ce687" office:value-type="currency" office:currency="TRY" office:value="-2275" calcext:value-type="currency">
            <text:p>-₺2.275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0"/>
          <table:table-cell table:style-name="ce676" office:value-type="string" calcext:value-type="string">
            <text:p>Alçıpan 22 ad*29 tl</text:p>
          </table:table-cell>
          <table:table-cell table:style-name="ce676"/>
          <table:table-cell table:style-name="ce687" office:value-type="currency" office:currency="TRY" office:value="-638" calcext:value-type="currency">
            <text:p>-₺638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vida</text:p>
          </table:table-cell>
          <table:table-cell table:style-name="ce676"/>
          <table:table-cell table:style-name="ce683" office:value-type="currency" office:currency="TRY" office:value="-50" calcext:value-type="currency">
            <text:p>-₺5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Cam 6 mm 10 m2*360 tl </text:p>
          </table:table-cell>
          <table:table-cell table:style-name="ce676"/>
          <table:table-cell table:style-name="ce683" office:value-type="currency" office:currency="TRY" office:value="-3600" calcext:value-type="currency">
            <text:p>-₺3.6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cam işçiliği silikon</text:p>
          </table:table-cell>
          <table:table-cell table:style-name="ce676"/>
          <table:table-cell table:style-name="ce683" office:value-type="currency" office:currency="TRY" office:value="-400" calcext:value-type="currency">
            <text:p>-₺4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tuğla işçilik 24m * 2,25 =54 m2 * 15 tl</text:p>
          </table:table-cell>
          <table:table-cell table:style-name="ce676"/>
          <table:table-cell table:style-name="ce683" office:value-type="currency" office:currency="TRY" office:value="-810" calcext:value-type="currency">
            <text:p>-₺81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tuğla </text:p>
          </table:table-cell>
          <table:table-cell table:style-name="ce676"/>
          <table:table-cell table:style-name="ce683" office:value-type="currency" office:currency="TRY" office:value="-1512" calcext:value-type="currency">
            <text:p>-₺1.512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4"/>
          <table:table-cell table:style-name="ce670" office:value-type="string" calcext:value-type="string">
            <text:p>sıva işçilik</text:p>
          </table:table-cell>
          <table:table-cell table:style-name="ce676"/>
          <table:table-cell table:style-name="ce683" office:value-type="currency" office:currency="TRY" office:value="-900" calcext:value-type="currency">
            <text:p>-₺9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676" office:value-type="string" calcext:value-type="string">
            <text:p>kum çimento kireç</text:p>
          </table:table-cell>
          <table:table-cell table:style-name="ce676"/>
          <table:table-cell table:style-name="ce683" office:value-type="currency" office:currency="TRY" office:value="-900" calcext:value-type="currency">
            <text:p>-₺9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0"/>
          <table:table-cell table:style-name="ce676" office:value-type="string" calcext:value-type="string">
            <text:p>kapı demir malzeme</text:p>
          </table:table-cell>
          <table:table-cell table:style-name="ce676"/>
          <table:table-cell table:style-name="ce683" office:value-type="currency" office:currency="TRY" office:value="-3000" calcext:value-type="currency">
            <text:p>-₺3.0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670"/>
          <table:table-cell table:style-name="ce676" office:value-type="string" calcext:value-type="string">
            <text:p>kapı işçilik</text:p>
          </table:table-cell>
          <table:table-cell table:style-name="ce676"/>
          <table:table-cell table:style-name="ce683" office:value-type="currency" office:currency="TRY" office:value="-1500" calcext:value-type="currency">
            <text:p>-₺1.5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105:.F115])" office:value-type="currency" office:currency="TRY" office:value="-15585" calcext:value-type="currency">
            <text:p>-₺15.585,00</text:p>
          </table:table-cell>
          <table:table-cell table:style-name="ce680" office:value-type="float" office:value="8.5" calcext:value-type="float">
            <text:p>8,50</text:p>
          </table:table-cell>
          <table:table-cell table:style-name="ce695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2" office:value-type="date" office:date-value="2021-08-15" calcext:value-type="date">
            <text:p>15.08.2021</text:p>
          </table:table-cell>
          <table:table-cell table:style-name="ce676" office:value-type="string" calcext:value-type="string">
            <text:p>Alçıpan 26*2,5=65 m2 * 35 TL işçilik</text:p>
          </table:table-cell>
          <table:table-cell table:style-name="ce676"/>
          <table:table-cell table:style-name="ce687" office:value-type="currency" office:currency="TRY" office:value="-2275" calcext:value-type="currency">
            <text:p>-₺2.275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0"/>
          <table:table-cell table:style-name="ce676" office:value-type="string" calcext:value-type="string">
            <text:p>Alçıpan 22 ad*29 tl</text:p>
          </table:table-cell>
          <table:table-cell table:style-name="ce676"/>
          <table:table-cell table:style-name="ce687" office:value-type="currency" office:currency="TRY" office:value="-638" calcext:value-type="currency">
            <text:p>-₺638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vida</text:p>
          </table:table-cell>
          <table:table-cell table:style-name="ce676"/>
          <table:table-cell table:style-name="ce683" office:value-type="currency" office:currency="TRY" office:value="-50" calcext:value-type="currency">
            <text:p>-₺5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Cam 6 mm 12 m2*360 tl </text:p>
          </table:table-cell>
          <table:table-cell table:style-name="ce676"/>
          <table:table-cell table:style-name="ce683" office:value-type="currency" office:currency="TRY" office:value="-4320" calcext:value-type="currency">
            <text:p>-₺4.32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cam işçiliği silikon</text:p>
          </table:table-cell>
          <table:table-cell table:style-name="ce676"/>
          <table:table-cell table:style-name="ce683" office:value-type="currency" office:currency="TRY" office:value="-400" calcext:value-type="currency">
            <text:p>-₺4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tuğla işçilik 24m * 2,25 =54 m2 * 15 tl</text:p>
          </table:table-cell>
          <table:table-cell table:style-name="ce676"/>
          <table:table-cell table:style-name="ce683" office:value-type="currency" office:currency="TRY" office:value="-810" calcext:value-type="currency">
            <text:p>-₺81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tuğla </text:p>
          </table:table-cell>
          <table:table-cell table:style-name="ce676"/>
          <table:table-cell table:style-name="ce683" office:value-type="currency" office:currency="TRY" office:value="-1512" calcext:value-type="currency">
            <text:p>-₺1.512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4"/>
          <table:table-cell table:style-name="ce670" office:value-type="string" calcext:value-type="string">
            <text:p>sıva işçilik</text:p>
          </table:table-cell>
          <table:table-cell table:style-name="ce676"/>
          <table:table-cell table:style-name="ce683" office:value-type="currency" office:currency="TRY" office:value="-900" calcext:value-type="currency">
            <text:p>-₺9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676" office:value-type="string" calcext:value-type="string">
            <text:p>kum çimento kireç</text:p>
          </table:table-cell>
          <table:table-cell table:style-name="ce676"/>
          <table:table-cell table:style-name="ce683" office:value-type="currency" office:currency="TRY" office:value="-900" calcext:value-type="currency">
            <text:p>-₺9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670"/>
          <table:table-cell table:style-name="ce676" office:value-type="string" calcext:value-type="string">
            <text:p>kapı işçilik</text:p>
          </table:table-cell>
          <table:table-cell table:style-name="ce676"/>
          <table:table-cell table:style-name="ce683" office:value-type="currency" office:currency="TRY" office:value="-500" calcext:value-type="currency">
            <text:p>-₺500,00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table:style-name="ce669"/>
          <table:table-cell table:style-name="ce673"/>
          <table:table-cell table:style-name="ce677"/>
          <table:table-cell table:style-name="ce680"/>
          <table:table-cell table:style-name="ce686" table:formula="of:=SUM([.F117:.F126])" office:value-type="currency" office:currency="TRY" office:value="-12305" calcext:value-type="currency">
            <text:p>-₺12.305,00</text:p>
          </table:table-cell>
          <table:table-cell table:style-name="ce680" office:value-type="float" office:value="8.5" calcext:value-type="float">
            <text:p>8,50</text:p>
          </table:table-cell>
          <table:table-cell table:style-name="ce695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668"/>
          <table:table-cell table:style-name="ce671"/>
          <table:table-cell table:style-name="ce675"/>
          <table:table-cell table:style-name="ce678" office:value-type="string" calcext:value-type="string">
            <text:p>2021 TOPLAM</text:p>
          </table:table-cell>
          <table:table-cell table:style-name="ce684" table:formula="of:=[.F127]+[.F116]+[.F104]" office:value-type="currency" office:currency="TRY" office:value="-32069.31" calcext:value-type="currency">
            <text:p>-₺32.069,31</text:p>
          </table:table-cell>
          <table:table-cell table:style-name="ce690"/>
          <table:table-cell table:style-name="ce693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79" office:value-type="string" calcext:value-type="string">
            <text:p>Genel Toplam</text:p>
          </table:table-cell>
          <table:table-cell table:style-name="ce685" table:formula="of:=[.F128]+[.F85]" office:value-type="currency" office:currency="TRY" office:value="-134469.844" calcext:value-type="currency">
            <text:p>-₺134.469,84</text:p>
          </table:table-cell>
          <table:table-cell table:style-name="ce691"/>
          <table:table-cell table:style-name="ce694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683"/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 table:style-name="ce66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672" office:value-type="date" office:date-value="2022-12-31" calcext:value-type="date">
            <text:p>31.12.2022</text:p>
          </table:table-cell>
          <table:table-cell table:style-name="ce670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-2543.67" calcext:value-type="currency">
            <text:p>-₺2.543,67</text:p>
          </table:table-cell>
          <table:table-cell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674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4500" calcext:value-type="currency">
            <text:p>-₺4.500,00</text:p>
          </table:table-cell>
          <table:table-cell table:style-name="ce666"/>
          <table:table-cell table:style-name="ce69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672" office:value-type="date" office:date-value="2022-10-30" calcext:value-type="date">
            <text:p>30.10.2022</text:p>
          </table:table-cell>
          <table:table-cell table:style-name="ce670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676"/>
          <table:table-cell table:style-name="ce692"/>
          <table:table-cell table:number-columns-repeated="1016"/>
        </table:table-row>
        <table:table-row table:style-name="ro5">
          <table:table-cell/>
          <table:table-cell table:style-name="ce668"/>
          <table:table-cell table:style-name="ce671"/>
          <table:table-cell table:style-name="ce675"/>
          <table:table-cell table:style-name="ce678" office:value-type="string" calcext:value-type="string">
            <text:p>2022 TOPLAM</text:p>
          </table:table-cell>
          <table:table-cell table:style-name="ce684" table:formula="of:=SUM([.F131:.F133])" office:value-type="currency" office:currency="TRY" office:value="-15043.67" calcext:value-type="currency">
            <text:p>-₺15.043,67</text:p>
          </table:table-cell>
          <table:table-cell table:style-name="ce690" office:value-type="float" office:value="18" calcext:value-type="float">
            <text:p>18,00</text:p>
          </table:table-cell>
          <table:table-cell table:style-name="ce693" table:formula="of:=[.F134]/[.G134]" office:value-type="currency" office:currency="USD" office:value="-835.759444444444" calcext:value-type="currency">
            <text:p>-$835,7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79" office:value-type="string" calcext:value-type="string">
            <text:p>Genel Toplam</text:p>
          </table:table-cell>
          <table:table-cell table:style-name="ce685" table:formula="of:=[.F134]+[.F129]" office:value-type="currency" office:currency="TRY" office:value="-149513.514" calcext:value-type="currency">
            <text:p>-₺149.513,51</text:p>
          </table:table-cell>
          <table:table-cell table:style-name="ce691"/>
          <table:table-cell table:style-name="ce694" table:formula="of:=[.H134]+[.H129]" office:value-type="currency" office:currency="USD" office:value="-20013.8728867773" calcext:value-type="currency">
            <text:p>-$20.013,87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692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4" table:default-cell-style-name="ce696"/>
        <table:table-column table:style-name="co55" table:default-cell-style-name="ce706"/>
        <table:table-column table:style-name="co56" table:default-cell-style-name="ce706"/>
        <table:table-column table:style-name="co57" table:default-cell-style-name="ce720"/>
        <table:table-column table:style-name="co58" table:default-cell-style-name="ce696"/>
        <table:table-column table:style-name="co59" table:default-cell-style-name="ce696"/>
        <table:table-column table:style-name="co60" table:default-cell-style-name="ce757"/>
        <table:table-column table:style-name="co61" table:default-cell-style-name="ce696"/>
        <table:table-column table:style-name="co62" table:default-cell-style-name="ce696"/>
        <table:table-column table:style-name="co42" table:default-cell-style-name="ce696"/>
        <table:table-column table:style-name="co42" table:default-cell-style-name="ce778"/>
        <table:table-column table:style-name="co59" table:default-cell-style-name="ce696"/>
        <table:table-column table:style-name="co63" table:default-cell-style-name="ce757"/>
        <table:table-column table:style-name="co64" table:default-cell-style-name="ce696"/>
        <table:table-column table:style-name="co65" table:default-cell-style-name="ce763"/>
        <table:table-column table:style-name="co66" table:default-cell-style-name="ce696"/>
        <table:table-column table:style-name="co42" table:default-cell-style-name="ce803"/>
        <table:table-column table:style-name="co59" table:default-cell-style-name="ce696"/>
        <table:table-column table:style-name="co67" table:default-cell-style-name="ce696"/>
        <table:table-column table:style-name="co68" table:default-cell-style-name="ce696"/>
        <table:table-column table:style-name="co42" table:default-cell-style-name="ce696"/>
        <table:table-column table:style-name="co69" table:default-cell-style-name="ce696"/>
        <table:table-column table:style-name="co1" table:number-columns-repeated="1002" table:default-cell-style-name="ce696"/>
        <table:table-row table:style-name="ro6">
          <table:table-cell table:number-columns-repeated="5"/>
          <table:table-cell table:style-name="ce740"/>
          <table:table-cell table:style-name="ce748"/>
          <table:table-cell table:number-columns-repeated="2"/>
          <table:table-cell table:style-name="ce767"/>
          <table:table-cell table:style-name="ce774"/>
          <table:table-cell table:style-name="ce767"/>
          <table:table-cell table:style-name="ce786"/>
          <table:table-cell table:style-name="ce789"/>
          <table:table-cell table:style-name="ce791"/>
          <table:table-cell table:style-name="ce767"/>
          <table:table-cell table:style-name="ce799"/>
          <table:table-cell/>
          <table:table-cell table:style-name="ce740"/>
          <table:table-cell table:number-columns-repeated="1005"/>
        </table:table-row>
        <table:table-row table:style-name="ro5">
          <table:table-cell/>
          <table:table-cell table:style-name="ce707" office:value-type="string" calcext:value-type="string">
            <text:p>1203m2 arsa</text:p>
          </table:table-cell>
          <table:table-cell table:number-columns-repeated="2"/>
          <table:table-cell table:style-name="ce700"/>
          <table:table-cell/>
          <table:table-cell table:style-name="ce749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775"/>
          <table:table-cell/>
          <table:table-cell table:style-name="ce749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800"/>
          <table:table-cell table:number-columns-repeated="1007"/>
        </table:table-row>
        <table:table-row table:style-name="ro5">
          <table:table-cell/>
          <table:table-cell table:style-name="ce708" office:value-type="string" calcext:value-type="string">
            <text:p>S A N A Y İ</text:p>
          </table:table-cell>
          <table:table-cell table:number-columns-repeated="2"/>
          <table:table-cell table:style-name="ce708" office:value-type="string" calcext:value-type="string">
            <text:p>GELİR</text:p>
          </table:table-cell>
          <table:table-cell/>
          <table:table-cell table:style-name="ce749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708" office:value-type="string" calcext:value-type="string" table:number-columns-spanned="2" table:number-rows-spanned="1">
            <text:p>BAKİYE</text:p>
          </table:table-cell>
          <table:covered-table-cell table:style-name="ce762"/>
          <table:table-cell/>
          <table:table-cell table:style-name="ce749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708" office:value-type="string" calcext:value-type="string" table:number-columns-spanned="2" table:number-rows-spanned="1">
            <text:p>BAKİYE</text:p>
          </table:table-cell>
          <table:covered-table-cell table:style-name="ce800"/>
          <table:table-cell/>
          <table:table-cell table:style-name="ce708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697"/>
          <table:table-cell table:style-name="ce702"/>
          <table:table-cell table:style-name="ce716"/>
          <table:table-cell table:style-name="ce721"/>
          <table:table-cell table:style-name="ce728" office:value-type="string" calcext:value-type="string">
            <text:p>TL</text:p>
          </table:table-cell>
          <table:table-cell table:style-name="ce705"/>
          <table:table-cell table:style-name="ce749" office:value-type="string" calcext:value-type="string">
            <text:p>%</text:p>
          </table:table-cell>
          <table:table-cell table:style-name="ce728" office:value-type="string" calcext:value-type="string">
            <text:p>TL</text:p>
          </table:table-cell>
          <table:table-cell table:style-name="ce762" office:value-type="string" calcext:value-type="string">
            <text:p>USD</text:p>
          </table:table-cell>
          <table:table-cell table:style-name="ce728" office:value-type="string" calcext:value-type="string">
            <text:p>TL</text:p>
          </table:table-cell>
          <table:table-cell table:style-name="ce762" office:value-type="string" calcext:value-type="string">
            <text:p>USD</text:p>
          </table:table-cell>
          <table:table-cell table:style-name="ce728"/>
          <table:table-cell table:style-name="ce749" office:value-type="string" calcext:value-type="string">
            <text:p>%</text:p>
          </table:table-cell>
          <table:table-cell table:style-name="ce728" office:value-type="string" calcext:value-type="string">
            <text:p>TL</text:p>
          </table:table-cell>
          <table:table-cell table:style-name="ce792" office:value-type="string" calcext:value-type="string">
            <text:p>USD</text:p>
          </table:table-cell>
          <table:table-cell table:style-name="ce728" office:value-type="string" calcext:value-type="string">
            <text:p>TL</text:p>
          </table:table-cell>
          <table:table-cell table:style-name="ce728" office:value-type="string" calcext:value-type="string">
            <text:p>USD</text:p>
          </table:table-cell>
          <table:table-cell table:style-name="ce705"/>
          <table:table-cell table:style-name="ce728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698" office:value-type="float" office:value="2007" calcext:value-type="float">
            <text:p>2007</text:p>
          </table:table-cell>
          <table:table-cell table:style-name="ce709" table:number-columns-repeated="2"/>
          <table:table-cell table:style-name="ce722" office:value-type="string" calcext:value-type="string">
            <text:p>1203 m2 2007 değeri</text:p>
          </table:table-cell>
          <table:table-cell table:style-name="ce729" office:value-type="currency" office:currency="USD" office:value="450000" calcext:value-type="currency">
            <text:p>$450.000,00</text:p>
          </table:table-cell>
          <table:table-cell table:style-name="ce741"/>
          <table:table-cell table:style-name="ce750" table:formula="of:=[.K5]/[.$E$5]" office:value-type="percentage" office:value="0.5" calcext:value-type="percentage">
            <text:p>%50,00</text:p>
          </table:table-cell>
          <table:table-cell table:style-name="ce758" table:number-columns-repeated="3"/>
          <table:table-cell table:style-name="ce729" office:value-type="currency" office:currency="USD" office:value="225000" calcext:value-type="currency">
            <text:p>$225.000,00</text:p>
          </table:table-cell>
          <table:table-cell table:style-name="ce784"/>
          <table:table-cell table:style-name="ce750" table:formula="of:=[.Q5]/[.$E$5]" office:value-type="percentage" office:value="0.5" calcext:value-type="percentage">
            <text:p>%50,00</text:p>
          </table:table-cell>
          <table:table-cell table:style-name="ce758"/>
          <table:table-cell table:style-name="ce793"/>
          <table:table-cell table:style-name="ce758"/>
          <table:table-cell table:style-name="ce729" office:value-type="currency" office:currency="USD" office:value="225000" calcext:value-type="currency">
            <text:p>$225.000,00</text:p>
          </table:table-cell>
          <table:table-cell table:style-name="ce741"/>
          <table:table-cell table:style-name="ce808"/>
          <table:table-cell table:number-columns-repeated="1005"/>
        </table:table-row>
        <table:table-row table:style-name="ro5">
          <table:table-cell table:style-name="ce699" office:value-type="float" office:value="2017" calcext:value-type="float">
            <text:p>2017</text:p>
          </table:table-cell>
          <table:table-cell table:style-name="ce710"/>
          <table:table-cell table:style-name="ce717" office:value-type="string" calcext:value-type="string">
            <text:p>usd</text:p>
          </table:table-cell>
          <table:table-cell table:style-name="ce717"/>
          <table:table-cell table:style-name="ce730" office:value-type="string" calcext:value-type="string">
            <text:p>doğuş hesabı</text:p>
          </table:table-cell>
          <table:table-cell table:style-name="ce742"/>
          <table:table-cell table:style-name="ce751" table:formula="of:=[.K6]/[.$E$5]" office:value-type="percentage" office:value="0.781587133333333" calcext:value-type="percentage">
            <text:p>%78,16</text:p>
          </table:table-cell>
          <table:table-cell table:style-name="ce759" office:value-type="string" calcext:value-type="string">
            <text:p>+ + +</text:p>
          </table:table-cell>
          <table:table-cell table:style-name="ce759"/>
          <table:table-cell table:style-name="ce768" office:value-type="currency" office:currency="USD" office:value="126714.21" calcext:value-type="currency">
            <text:p>$126.714,21</text:p>
          </table:table-cell>
          <table:table-cell table:style-name="ce776" table:formula="of:=[.K5]+[.J6]" office:value-type="currency" office:currency="USD" office:value="351714.21" calcext:value-type="currency">
            <text:p>$351.714,21</text:p>
          </table:table-cell>
          <table:table-cell table:style-name="ce742"/>
          <table:table-cell table:style-name="ce751" table:formula="of:=[.Q6]/[.$E$5]" office:value-type="percentage" office:value="0.218412866666667" calcext:value-type="percentage">
            <text:p>%21,84</text:p>
          </table:table-cell>
          <table:table-cell table:style-name="ce790"/>
          <table:table-cell table:style-name="ce794" office:value-type="string" calcext:value-type="string">
            <text:p>- - -</text:p>
          </table:table-cell>
          <table:table-cell table:style-name="ce797" office:value-type="currency" office:currency="USD" office:value="126714.21" calcext:value-type="currency">
            <text:p>$126.714,21</text:p>
          </table:table-cell>
          <table:table-cell table:style-name="ce801" table:formula="of:=[.Q5]-[.P6]" office:value-type="currency" office:currency="USD" office:value="98285.79" calcext:value-type="currency">
            <text:p>$98.285,79</text:p>
          </table:table-cell>
          <table:table-cell table:style-name="ce742"/>
          <table:table-cell table:style-name="ce809"/>
          <table:table-cell table:number-columns-repeated="1005"/>
        </table:table-row>
        <table:table-row table:style-name="ro5">
          <table:table-cell table:style-name="ce700" office:value-type="float" office:value="2018" calcext:value-type="float">
            <text:p>2018</text:p>
          </table:table-cell>
          <table:table-cell table:number-columns-repeated="4"/>
          <table:table-cell table:style-name="ce743"/>
          <table:table-cell table:style-name="ce748"/>
          <table:table-cell table:number-columns-repeated="3"/>
          <table:table-cell table:style-name="ce777"/>
          <table:table-cell table:style-name="ce743"/>
          <table:table-cell table:style-name="ce748"/>
          <table:table-cell table:number-columns-repeated="3"/>
          <table:table-cell table:style-name="ce777"/>
          <table:table-cell table:style-name="ce74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731" table:formula="of:=[$'02-11-GLR'.G6]" office:value-type="currency" office:currency="TRY" office:value="21000" calcext:value-type="currency">
            <text:p>₺21.000,00</text:p>
          </table:table-cell>
          <table:table-cell table:style-name="ce743"/>
          <table:table-cell table:style-name="ce752" table:formula="of:=[.K8]/[.$E$5]" office:value-type="percentage" office:value="0.779740647745572" calcext:value-type="percentage">
            <text:p>%77,97</text:p>
          </table:table-cell>
          <table:table-cell table:style-name="ce740" table:formula="of:=[.G6]*[.E8]" office:value-type="currency" office:currency="TRY" office:value="16413.3298" calcext:value-type="currency">
            <text:p>₺16.413,33</text:p>
          </table:table-cell>
          <table:table-cell table:style-name="ce763" table:formula="of:=[.H8]/[.S8]" office:value-type="currency" office:currency="USD" office:value="2973.4293115942" calcext:value-type="currency">
            <text:p>$2.973</text:p>
          </table:table-cell>
          <table:table-cell table:style-name="ce740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743"/>
          <table:table-cell table:style-name="ce754" table:formula="of:=[.Q8]/[.$E$5]" office:value-type="percentage" office:value="0.220259352254428" calcext:value-type="percentage">
            <text:p>%22,03</text:p>
          </table:table-cell>
          <table:table-cell table:style-name="ce740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740" table:formula="of:=[.P7]+[.N8]" office:value-type="currency" office:currency="TRY" office:value="4586.6702" calcext:value-type="currency">
            <text:p>₺4.586,67</text:p>
          </table:table-cell>
          <table:table-cell table:style-name="ce778" table:formula="of:=[.Q6]+[.O8]" office:value-type="currency" office:currency="USD" office:value="99116.7085144927" calcext:value-type="currency">
            <text:p>$99.116,71</text:p>
          </table:table-cell>
          <table:table-cell table:style-name="ce744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718"/>
          <table:table-cell/>
          <table:table-cell table:style-name="ce732" table:formula="of:=[$'02-12-GDR'.F16]" office:value-type="currency" office:currency="TRY" office:value="-22399.42" calcext:value-type="currency">
            <text:p>-₺22.399,42</text:p>
          </table:table-cell>
          <table:table-cell table:style-name="ce744"/>
          <table:table-cell table:style-name="ce752" table:formula="of:=[.K9]/[.$E$5]" office:value-type="percentage" office:value="0.781726832020964" calcext:value-type="percentage">
            <text:p>%78,17</text:p>
          </table:table-cell>
          <table:table-cell table:style-name="ce740" table:formula="of:=[.G8]*[.E9]" office:value-type="currency" office:currency="TRY" office:value="-17465.7382599251" calcext:value-type="currency">
            <text:p>-₺17.465,74</text:p>
          </table:table-cell>
          <table:table-cell table:style-name="ce763" table:formula="of:=[.H9]/[.S9]" office:value-type="currency" office:currency="USD" office:value="-3164.08301810238" calcext:value-type="currency">
            <text:p>-$3.164</text:p>
          </table:table-cell>
          <table:table-cell table:style-name="ce769" table:formula="of:=[.J8]+[.H9]" office:value-type="currency" office:currency="TRY" office:value="-1052.40845992511" calcext:value-type="currency">
            <text:p>-₺1.052,41</text:p>
          </table:table-cell>
          <table:table-cell table:style-name="ce779" table:formula="of:=[.K8]-[.O9]" office:value-type="currency" office:currency="USD" office:value="351777.074409434" calcext:value-type="currency">
            <text:p>$351.777,07</text:p>
          </table:table-cell>
          <table:table-cell table:style-name="ce744"/>
          <table:table-cell table:style-name="ce752" table:formula="of:=[.Q9]/[.$E$5]" office:value-type="percentage" office:value="0.218273167979036" calcext:value-type="percentage">
            <text:p>%21,83</text:p>
          </table:table-cell>
          <table:table-cell table:style-name="ce740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769" table:formula="of:=[.P8]+[.N9]" office:value-type="currency" office:currency="TRY" office:value="-347.011540074886" calcext:value-type="currency">
            <text:p>-₺347,01</text:p>
          </table:table-cell>
          <table:table-cell table:style-name="ce778" table:formula="of:=[.Q8]+[.O9]" office:value-type="currency" office:currency="USD" office:value="98222.9255905661" calcext:value-type="currency">
            <text:p>$98.222,93</text:p>
          </table:table-cell>
          <table:table-cell table:style-name="ce744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office:value-type="string" calcext:value-type="string">
            <text:p>Yıllık Toplam 2018</text:p>
          </table:table-cell>
          <table:table-cell table:style-name="ce711"/>
          <table:table-cell table:style-name="ce723" table:formula="of:=SUM([.D8:.D9])" office:value-type="float" office:value="25000" calcext:value-type="float">
            <text:p>25000</text:p>
          </table:table-cell>
          <table:table-cell table:style-name="ce733" table:formula="of:=SUM([.E8:.E9])" office:value-type="currency" office:currency="TRY" office:value="-1399.42" calcext:value-type="currency">
            <text:p>-₺1.399,42</text:p>
          </table:table-cell>
          <table:table-cell table:style-name="ce745"/>
          <table:table-cell table:style-name="ce753"/>
          <table:table-cell table:style-name="ce733" table:formula="of:=SUM([.H8:.H9])" office:value-type="currency" office:currency="TRY" office:value="-1052.40845992511" calcext:value-type="currency">
            <text:p>-₺1.052,41</text:p>
          </table:table-cell>
          <table:table-cell table:style-name="ce764" table:formula="of:=SUM([.I8:.I9])" office:value-type="currency" office:currency="USD" office:value="-190.653706508173" calcext:value-type="currency">
            <text:p>-$191</text:p>
          </table:table-cell>
          <table:table-cell table:style-name="ce770"/>
          <table:table-cell table:style-name="ce780"/>
          <table:table-cell table:style-name="ce785"/>
          <table:table-cell table:style-name="ce787"/>
          <table:table-cell table:style-name="ce733" table:formula="of:=SUM([.N8:.N9])" office:value-type="currency" office:currency="TRY" office:value="-347.011540074886" calcext:value-type="currency">
            <text:p>-₺347,01</text:p>
          </table:table-cell>
          <table:table-cell table:style-name="ce764" table:formula="of:=SUM([.O8:.O9])" office:value-type="currency" office:currency="USD" office:value="-62.8644094338563" calcext:value-type="currency">
            <text:p>-$63</text:p>
          </table:table-cell>
          <table:table-cell table:style-name="ce770"/>
          <table:table-cell table:style-name="ce802"/>
          <table:table-cell table:style-name="ce807"/>
          <table:table-cell table:style-name="ce810"/>
          <table:table-cell table:number-columns-repeated="1005"/>
        </table:table-row>
        <table:table-row table:style-name="ro5">
          <table:table-cell table:style-name="ce700" office:value-type="float" office:value="2019" calcext:value-type="float">
            <text:p>2019</text:p>
          </table:table-cell>
          <table:table-cell table:style-name="ce712" table:number-columns-repeated="2"/>
          <table:table-cell table:style-name="ce724"/>
          <table:table-cell/>
          <table:table-cell table:style-name="ce743"/>
          <table:table-cell table:style-name="ce752"/>
          <table:table-cell table:style-name="ce740" table:number-columns-repeated="3"/>
          <table:table-cell/>
          <table:table-cell table:style-name="ce743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731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743"/>
          <table:table-cell table:style-name="ce752" table:formula="of:=[.K12]/[.$E$5]" office:value-type="percentage" office:value="0.779822179595318" calcext:value-type="percentage">
            <text:p>%77,98</text:p>
          </table:table-cell>
          <table:table-cell table:style-name="ce740" table:formula="of:=[.G9]*[.E12]" office:value-type="currency" office:currency="TRY" office:value="17588.8537204717" calcext:value-type="currency">
            <text:p>₺17.588,85</text:p>
          </table:table-cell>
          <table:table-cell table:style-name="ce763" table:formula="of:=[.H12]/[.S12]" office:value-type="currency" office:currency="USD" office:value="3069.60797913991" calcext:value-type="currency">
            <text:p>$3.070</text:p>
          </table:table-cell>
          <table:table-cell table:style-name="ce740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743"/>
          <table:table-cell table:style-name="ce752" table:formula="of:=[.Q12]/[.$E$5]" office:value-type="percentage" office:value="0.220177820404682" calcext:value-type="percentage">
            <text:p>%22,02</text:p>
          </table:table-cell>
          <table:table-cell table:style-name="ce740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740" table:formula="of:=[.P9]+[.N12]" office:value-type="currency" office:currency="TRY" office:value="4564.13473945342" calcext:value-type="currency">
            <text:p>₺4.564,13</text:p>
          </table:table-cell>
          <table:table-cell table:style-name="ce778" table:formula="of:=[.Q9]+[.O12]" office:value-type="currency" office:currency="USD" office:value="99080.0191821069" calcext:value-type="currency">
            <text:p>$99.080,02</text:p>
          </table:table-cell>
          <table:table-cell table:style-name="ce744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731" table:formula="of:=[$'02-11-GLR'.G13]" office:value-type="currency" office:currency="TRY" office:value="4000" calcext:value-type="currency">
            <text:p>₺4.000,00</text:p>
          </table:table-cell>
          <table:table-cell table:style-name="ce743"/>
          <table:table-cell table:style-name="ce752" table:formula="of:=[.K13]/[.$E$5]" office:value-type="percentage" office:value="0.779480620052321" calcext:value-type="percentage">
            <text:p>%77,95</text:p>
          </table:table-cell>
          <table:table-cell table:style-name="ce740" table:formula="of:=[.G12]*[.E13]" office:value-type="currency" office:currency="TRY" office:value="3119.28871838127" calcext:value-type="currency">
            <text:p>₺3.119,29</text:p>
          </table:table-cell>
          <table:table-cell table:style-name="ce763" table:formula="of:=[.H13]/[.S13]" office:value-type="currency" office:currency="USD" office:value="544.378484883294" calcext:value-type="currency">
            <text:p>$544</text:p>
          </table:table-cell>
          <table:table-cell table:style-name="ce740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743"/>
          <table:table-cell table:style-name="ce752" table:formula="of:=[.Q13]/[.$E$5]" office:value-type="percentage" office:value="0.220519379947679" calcext:value-type="percentage">
            <text:p>%22,05</text:p>
          </table:table-cell>
          <table:table-cell table:style-name="ce740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740" table:formula="of:=[.P12]+[.N13]" office:value-type="currency" office:currency="TRY" office:value="5444.84602107215" calcext:value-type="currency">
            <text:p>₺5.444,85</text:p>
          </table:table-cell>
          <table:table-cell table:style-name="ce778" table:formula="of:=[.Q12]+[.O13]" office:value-type="currency" office:currency="USD" office:value="99233.7209764557" calcext:value-type="currency">
            <text:p>$99.233,72</text:p>
          </table:table-cell>
          <table:table-cell table:style-name="ce744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718"/>
          <table:table-cell/>
          <table:table-cell table:style-name="ce732" table:formula="of:=[$'02-12-GDR'.F32]" office:value-type="currency" office:currency="TRY" office:value="-3104.82" calcext:value-type="currency">
            <text:p>-₺3.104,82</text:p>
          </table:table-cell>
          <table:table-cell table:style-name="ce744"/>
          <table:table-cell table:style-name="ce752" table:formula="of:=[.K14]/[.$E$5]" office:value-type="percentage" office:value="0.779746151555616" calcext:value-type="percentage">
            <text:p>%77,97</text:p>
          </table:table-cell>
          <table:table-cell table:style-name="ce740" table:formula="of:=[.G13]*[.E14]" office:value-type="currency" office:currency="TRY" office:value="-2420.14701875085" calcext:value-type="currency">
            <text:p>-₺2.420,15</text:p>
          </table:table-cell>
          <table:table-cell table:style-name="ce763" table:formula="of:=[.H14]/[.S14]" office:value-type="currency" office:currency="USD" office:value="-422.364226658089" calcext:value-type="currency">
            <text:p>-$422</text:p>
          </table:table-cell>
          <table:table-cell table:style-name="ce740" table:formula="of:=[.J13]+[.H14]" office:value-type="currency" office:currency="TRY" office:value="17235.5869601771" calcext:value-type="currency">
            <text:p>₺17.235,59</text:p>
          </table:table-cell>
          <table:table-cell table:formula="of:=[.K13]-[.O14]" office:value-type="currency" office:currency="USD" office:value="350885.768200027" calcext:value-type="currency">
            <text:p>$350.885,77</text:p>
          </table:table-cell>
          <table:table-cell table:style-name="ce744"/>
          <table:table-cell table:style-name="ce752" table:formula="of:=[.Q14]/[.$E$5]" office:value-type="percentage" office:value="0.220253848444383" calcext:value-type="percentage">
            <text:p>%22,03</text:p>
          </table:table-cell>
          <table:table-cell table:style-name="ce740" table:formula="of:=[.M13]*[.E14]" office:value-type="currency" office:currency="TRY" office:value="-684.672981249153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740" table:formula="of:=[.P13]+[.N14]" office:value-type="currency" office:currency="TRY" office:value="4760.173039823" calcext:value-type="currency">
            <text:p>₺4.760,17</text:p>
          </table:table-cell>
          <table:table-cell table:style-name="ce778" table:formula="of:=[.Q13]+[.O14]" office:value-type="currency" office:currency="USD" office:value="99114.2317999724" calcext:value-type="currency">
            <text:p>$99.114,23</text:p>
          </table:table-cell>
          <table:table-cell table:style-name="ce744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office:value-type="string" calcext:value-type="string">
            <text:p><text:s/>Toplam 2019</text:p>
          </table:table-cell>
          <table:table-cell table:style-name="ce711"/>
          <table:table-cell table:style-name="ce723" table:formula="of:=SUM([.D12:.D14])" office:value-type="float" office:value="34645" calcext:value-type="float">
            <text:p>34645</text:p>
          </table:table-cell>
          <table:table-cell table:style-name="ce733" table:formula="of:=SUM([.E12:.E14])" office:value-type="currency" office:currency="TRY" office:value="23395.18" calcext:value-type="currency">
            <text:p>₺23.395,18</text:p>
          </table:table-cell>
          <table:table-cell table:style-name="ce745"/>
          <table:table-cell table:style-name="ce753"/>
          <table:table-cell table:style-name="ce733" table:formula="of:=SUM([.H12:.H14])" office:value-type="currency" office:currency="TRY" office:value="18287.9954201021" calcext:value-type="currency">
            <text:p>₺18.288,00</text:p>
          </table:table-cell>
          <table:table-cell table:style-name="ce764" table:formula="of:=SUM([.I12:.I14])" office:value-type="currency" office:currency="USD" office:value="3191.62223736512" calcext:value-type="currency">
            <text:p>$3.192</text:p>
          </table:table-cell>
          <table:table-cell table:style-name="ce771"/>
          <table:table-cell table:style-name="ce781"/>
          <table:table-cell table:style-name="ce771"/>
          <table:table-cell table:style-name="ce753"/>
          <table:table-cell table:style-name="ce733" table:formula="of:=SUM([.N12:.N14])" office:value-type="currency" office:currency="TRY" office:value="5107.18457989788" calcext:value-type="currency">
            <text:p>₺5.107,18</text:p>
          </table:table-cell>
          <table:table-cell table:style-name="ce764" table:formula="of:=SUM([.O12:.O14])" office:value-type="currency" office:currency="USD" office:value="891.306209406262" calcext:value-type="currency">
            <text:p>$891</text:p>
          </table:table-cell>
          <table:table-cell table:style-name="ce798"/>
          <table:table-cell table:style-name="ce781"/>
          <table:table-cell table:style-name="ce807"/>
          <table:table-cell table:style-name="ce810"/>
          <table:table-cell table:number-columns-repeated="1005"/>
        </table:table-row>
        <table:table-row table:style-name="ro5">
          <table:table-cell table:style-name="ce702"/>
          <table:table-cell table:style-name="ce700"/>
          <table:table-cell table:style-name="ce719" office:value-type="string" calcext:value-type="string">
            <text:p>Toplam – Net 2018-19</text:p>
          </table:table-cell>
          <table:table-cell table:style-name="ce724" table:formula="of:=[.D15]+[.D10]" office:value-type="float" office:value="59645" calcext:value-type="float">
            <text:p>59645</text:p>
          </table:table-cell>
          <table:table-cell table:style-name="ce734" table:formula="of:=[.E15]+[.E10]" office:value-type="currency" office:currency="TRY" office:value="21995.76" calcext:value-type="currency">
            <text:p>₺21.995,76</text:p>
          </table:table-cell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table:style-name="ce700" office:value-type="float" office:value="2020" calcext:value-type="float">
            <text:p>2020</text:p>
          </table:table-cell>
          <table:table-cell table:style-name="ce712" table:number-columns-repeated="2"/>
          <table:table-cell table:style-name="ce724"/>
          <table:table-cell/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731" table:formula="of:=[$'02-11-GLR'.G19]" office:value-type="currency" office:currency="TRY" office:value="6200" calcext:value-type="currency">
            <text:p>₺6.200,00</text:p>
          </table:table-cell>
          <table:table-cell table:style-name="ce743"/>
          <table:table-cell table:style-name="ce752" table:formula="of:=[.K18]/[.$E$5]" office:value-type="percentage" office:value="0.779274206209027" calcext:value-type="percentage">
            <text:p>%77,93</text:p>
          </table:table-cell>
          <table:table-cell table:style-name="ce740" table:formula="of:=[.G14]*[.E18]" office:value-type="currency" office:currency="TRY" office:value="4834.42613964482" calcext:value-type="currency">
            <text:p>₺4.834,43</text:p>
          </table:table-cell>
          <table:table-cell table:style-name="ce763" table:formula="of:=[.H18]/[.S18]" office:value-type="currency" office:currency="USD" office:value="751.854765108059" calcext:value-type="currency">
            <text:p>$752</text:p>
          </table:table-cell>
          <table:table-cell table:style-name="ce740" table:formula="of:=[.J14]+[.H18]" office:value-type="currency" office:currency="TRY" office:value="22070.0130998219" calcext:value-type="currency">
            <text:p>₺22.070,01</text:p>
          </table:table-cell>
          <table:table-cell table:formula="of:=[.K14]-[.O18]" office:value-type="currency" office:currency="USD" office:value="350673.392794062" calcext:value-type="currency">
            <text:p>$350.673,39</text:p>
          </table:table-cell>
          <table:table-cell/>
          <table:table-cell table:style-name="ce752" table:formula="of:=[.Q18]/[.$E$5]" office:value-type="percentage" office:value="0.220725793790972" calcext:value-type="percentage">
            <text:p>%22,07</text:p>
          </table:table-cell>
          <table:table-cell table:style-name="ce740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740" table:formula="of:=[.P14]+[.N18]" office:value-type="currency" office:currency="TRY" office:value="6125.74690017817" calcext:value-type="currency">
            <text:p>₺6.125,75</text:p>
          </table:table-cell>
          <table:table-cell table:style-name="ce778" table:formula="of:=[.Q14]+[.O18]" office:value-type="currency" office:currency="USD" office:value="99326.6072059375" calcext:value-type="currency">
            <text:p>$99.326,61</text:p>
          </table:table-cell>
          <table:table-cell table:style-name="ce744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731" table:formula="of:=[$'02-11-GLR'.G25]" office:value-type="currency" office:currency="TRY" office:value="7800" calcext:value-type="currency">
            <text:p>₺7.800,00</text:p>
          </table:table-cell>
          <table:table-cell table:style-name="ce743"/>
          <table:table-cell table:style-name="ce752" table:formula="of:=[.K19]/[.$E$5]" office:value-type="percentage" office:value="0.778803034563825" calcext:value-type="percentage">
            <text:p>%77,88</text:p>
          </table:table-cell>
          <table:table-cell table:style-name="ce740" table:formula="of:=[.G18]*[.E19]" office:value-type="currency" office:currency="TRY" office:value="6078.33880843041" calcext:value-type="currency">
            <text:p>₺6.078,34</text:p>
          </table:table-cell>
          <table:table-cell table:style-name="ce763" table:formula="of:=[.H19]/[.S19]" office:value-type="currency" office:currency="USD" office:value="748.563892663844" calcext:value-type="currency">
            <text:p>$749</text:p>
          </table:table-cell>
          <table:table-cell table:style-name="ce740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1" calcext:value-type="currency">
            <text:p>$350.461,37</text:p>
          </table:table-cell>
          <table:table-cell/>
          <table:table-cell table:style-name="ce752" table:formula="of:=[.Q19]/[.$E$5]" office:value-type="percentage" office:value="0.221196965436175" calcext:value-type="percentage">
            <text:p>%22,12</text:p>
          </table:table-cell>
          <table:table-cell table:style-name="ce740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740" table:formula="of:=[.P18]+[.N19]" office:value-type="currency" office:currency="TRY" office:value="7847.40809174776" calcext:value-type="currency">
            <text:p>₺7.847,41</text:p>
          </table:table-cell>
          <table:table-cell table:style-name="ce778" table:formula="of:=[.Q18]+[.O19]" office:value-type="currency" office:currency="USD" office:value="99538.6344462785" calcext:value-type="currency">
            <text:p>$99.538,63</text:p>
          </table:table-cell>
          <table:table-cell table:style-name="ce744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718"/>
          <table:table-cell/>
          <table:table-cell table:style-name="ce732" table:formula="of:=[$'02-12-GDR'.F57]" office:value-type="currency" office:currency="TRY" office:value="-2000" calcext:value-type="currency">
            <text:p>-₺2.000,00</text:p>
          </table:table-cell>
          <table:table-cell table:style-name="ce744"/>
          <table:table-cell table:style-name="ce752" table:formula="of:=[.K20]/[.$E$5]" office:value-type="percentage" office:value="0.778924105699805" calcext:value-type="percentage">
            <text:p>%77,89</text:p>
          </table:table-cell>
          <table:table-cell table:style-name="ce740" table:formula="of:=[.G19]*[.E20]" office:value-type="currency" office:currency="TRY" office:value="-1557.60606912765" calcext:value-type="currency">
            <text:p>-₺1.557,61</text:p>
          </table:table-cell>
          <table:table-cell table:style-name="ce763" table:formula="of:=[.H20]/[.S20]" office:value-type="currency" office:currency="USD" office:value="-191.823407528036" calcext:value-type="currency">
            <text:p>-$192</text:p>
          </table:table-cell>
          <table:table-cell table:style-name="ce740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2" calcext:value-type="currency">
            <text:p>$350.515,85</text:p>
          </table:table-cell>
          <table:table-cell/>
          <table:table-cell table:style-name="ce752" table:formula="of:=[.Q20]/[.$E$5]" office:value-type="percentage" office:value="0.221075894300194" calcext:value-type="percentage">
            <text:p>%22,11</text:p>
          </table:table-cell>
          <table:table-cell table:style-name="ce740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740" table:formula="of:=[.P19]+[.N20]" office:value-type="currency" office:currency="TRY" office:value="7405.01416087541" calcext:value-type="currency">
            <text:p>₺7.405,01</text:p>
          </table:table-cell>
          <table:table-cell table:style-name="ce778" table:formula="of:=[.Q19]+[.O20]" office:value-type="currency" office:currency="USD" office:value="99484.1524350874" calcext:value-type="currency">
            <text:p>$99.484,15</text:p>
          </table:table-cell>
          <table:table-cell table:style-name="ce744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731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743"/>
          <table:table-cell table:style-name="ce752" table:formula="of:=[.K21]/[.$E$5]" office:value-type="percentage" office:value="0.777530184550372" calcext:value-type="percentage">
            <text:p>%77,75</text:p>
          </table:table-cell>
          <table:table-cell table:style-name="ce740" table:formula="of:=[.G20]*[.E21]" office:value-type="currency" office:currency="TRY" office:value="17525.7923782456" calcext:value-type="currency">
            <text:p>₺17.525,79</text:p>
          </table:table-cell>
          <table:table-cell table:style-name="ce763" table:formula="of:=[.H21]/[.S21]" office:value-type="currency" office:currency="USD" office:value="2210.06209057322" calcext:value-type="currency">
            <text:p>$2.210</text:p>
          </table:table-cell>
          <table:table-cell table:style-name="ce740" table:formula="of:=[.J20]+[.H21]" office:value-type="currency" office:currency="TRY" office:value="44116.5382173703" calcext:value-type="currency">
            <text:p>₺44.116,54</text:p>
          </table:table-cell>
          <table:table-cell table:formula="of:=[.K20]-[.O21]" office:value-type="currency" office:currency="USD" office:value="349888.583047667" calcext:value-type="currency">
            <text:p>$349.888,58</text:p>
          </table:table-cell>
          <table:table-cell/>
          <table:table-cell table:style-name="ce752" table:formula="of:=[.Q21]/[.$E$5]" office:value-type="percentage" office:value="0.222469815449628" calcext:value-type="percentage">
            <text:p>%22,25</text:p>
          </table:table-cell>
          <table:table-cell table:style-name="ce740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740" table:formula="of:=[.P20]+[.N21]" office:value-type="currency" office:currency="TRY" office:value="12379.2217826298" calcext:value-type="currency">
            <text:p>₺12.379,22</text:p>
          </table:table-cell>
          <table:table-cell table:style-name="ce778" table:formula="of:=[.Q20]+[.O21]" office:value-type="currency" office:currency="USD" office:value="100111.416952333" calcext:value-type="currency">
            <text:p>$100.111,42</text:p>
          </table:table-cell>
          <table:table-cell table:style-name="ce744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718"/>
          <table:table-cell/>
          <table:table-cell table:style-name="ce732" table:formula="of:=[$'02-12-GDR'.F65]" office:value-type="currency" office:currency="TRY" office:value="-5500" calcext:value-type="currency">
            <text:p>-₺5.500,00</text:p>
          </table:table-cell>
          <table:table-cell table:style-name="ce744"/>
          <table:table-cell table:style-name="ce752" table:formula="of:=[.K22]/[.$E$5]" office:value-type="percentage" office:value="0.777873069231603" calcext:value-type="percentage">
            <text:p>%77,79</text:p>
          </table:table-cell>
          <table:table-cell table:style-name="ce740" table:formula="of:=[.G21]*[.E22]" office:value-type="currency" office:currency="TRY" office:value="-4276.41601502704" calcext:value-type="currency">
            <text:p>-₺4.276,42</text:p>
          </table:table-cell>
          <table:table-cell table:style-name="ce763" table:formula="of:=[.H22]/[.S22]" office:value-type="currency" office:currency="USD" office:value="-539.270619801645" calcext:value-type="currency">
            <text:p>-$539</text:p>
          </table:table-cell>
          <table:table-cell table:style-name="ce740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1" calcext:value-type="currency">
            <text:p>$350.042,88</text:p>
          </table:table-cell>
          <table:table-cell/>
          <table:table-cell table:style-name="ce752" table:formula="of:=[.Q22]/[.$E$5]" office:value-type="percentage" office:value="0.222126930768397" calcext:value-type="percentage">
            <text:p>%22,21</text:p>
          </table:table-cell>
          <table:table-cell table:style-name="ce740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740" table:formula="of:=[.P21]+[.N22]" office:value-type="currency" office:currency="TRY" office:value="11155.6377976568" calcext:value-type="currency">
            <text:p>₺11.155,64</text:p>
          </table:table-cell>
          <table:table-cell table:style-name="ce778" table:formula="of:=[.Q21]+[.O22]" office:value-type="currency" office:currency="USD" office:value="99957.1188457786" calcext:value-type="currency">
            <text:p>$99.957,12</text:p>
          </table:table-cell>
          <table:table-cell table:style-name="ce744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731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743"/>
          <table:table-cell table:style-name="ce752" table:formula="of:=[.K23]/[.$E$5]" office:value-type="percentage" office:value="0.77641566817393" calcext:value-type="percentage">
            <text:p>%77,64</text:p>
          </table:table-cell>
          <table:table-cell table:style-name="ce740" table:formula="of:=[.G22]*[.E23]" office:value-type="currency" office:currency="TRY" office:value="17891.0805923269" calcext:value-type="currency">
            <text:p>₺17.891,08</text:p>
          </table:table-cell>
          <table:table-cell table:style-name="ce763" table:formula="of:=[.H23]/[.S23]" office:value-type="currency" office:currency="USD" office:value="2296.67273328971" calcext:value-type="currency">
            <text:p>$2.297</text:p>
          </table:table-cell>
          <table:table-cell table:style-name="ce740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8" calcext:value-type="currency">
            <text:p>$349.387,05</text:p>
          </table:table-cell>
          <table:table-cell/>
          <table:table-cell table:style-name="ce752" table:formula="of:=[.Q23]/[.$E$5]" office:value-type="percentage" office:value="0.22358433182607" calcext:value-type="percentage">
            <text:p>%22,36</text:p>
          </table:table-cell>
          <table:table-cell table:style-name="ce740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5" calcext:value-type="currency">
            <text:p>$656</text:p>
          </table:table-cell>
          <table:table-cell table:style-name="ce740" table:formula="of:=[.P22]+[.N23]" office:value-type="currency" office:currency="TRY" office:value="16264.55720533" calcext:value-type="currency">
            <text:p>₺16.264,56</text:p>
          </table:table-cell>
          <table:table-cell table:style-name="ce778" table:formula="of:=[.Q22]+[.O23]" office:value-type="currency" office:currency="USD" office:value="100612.949321731" calcext:value-type="currency">
            <text:p>$100.612,95</text:p>
          </table:table-cell>
          <table:table-cell table:style-name="ce744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718"/>
          <table:table-cell/>
          <table:table-cell table:style-name="ce732" table:formula="of:=[$'02-12-GDR'.F79]" office:value-type="currency" office:currency="TRY" office:value="-21220" calcext:value-type="currency">
            <text:p>-₺21.220,00</text:p>
          </table:table-cell>
          <table:table-cell table:style-name="ce744"/>
          <table:table-cell table:style-name="ce752" table:formula="of:=[.K24]/[.$E$5]" office:value-type="percentage" office:value="0.777769101213824" calcext:value-type="percentage">
            <text:p>%77,78</text:p>
          </table:table-cell>
          <table:table-cell table:style-name="ce740" table:formula="of:=[.G23]*[.E24]" office:value-type="currency" office:currency="TRY" office:value="-16475.5404786508" calcext:value-type="currency">
            <text:p>-₺16.475,54</text:p>
          </table:table-cell>
          <table:table-cell table:style-name="ce763" table:formula="of:=[.H24]/[.S24]" office:value-type="currency" office:currency="USD" office:value="-2114.96026683579" calcext:value-type="currency">
            <text:p>-$2.115</text:p>
          </table:table-cell>
          <table:table-cell table:style-name="ce740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752" table:formula="of:=[.Q24]/[.$E$5]" office:value-type="percentage" office:value="0.222230898786176" calcext:value-type="percentage">
            <text:p>%22,22</text:p>
          </table:table-cell>
          <table:table-cell table:style-name="ce740" table:formula="of:=[.M23]*[.E24]" office:value-type="currency" office:currency="TRY" office:value="-4744.45952134921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740" table:formula="of:=[.P23]+[.N24]" office:value-type="currency" office:currency="TRY" office:value="11520.0976839807" calcext:value-type="currency">
            <text:p>₺11.520,10</text:p>
          </table:table-cell>
          <table:table-cell table:style-name="ce778" table:formula="of:=[.Q23]+[.O24]" office:value-type="currency" office:currency="USD" office:value="100003.904453779" calcext:value-type="currency">
            <text:p>$100.003,90</text:p>
          </table:table-cell>
          <table:table-cell table:style-name="ce744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718"/>
          <table:table-cell/>
          <table:table-cell table:style-name="ce732" table:formula="of:=[$'02-12-GDR'.F54]" office:value-type="currency" office:currency="TRY" office:value="-5097.07" calcext:value-type="currency">
            <text:p>-₺5.097,07</text:p>
          </table:table-cell>
          <table:table-cell table:style-name="ce744"/>
          <table:table-cell table:style-name="ce752" table:formula="of:=[.K25]/[.$E$5]" office:value-type="percentage" office:value="0.778055468663521" calcext:value-type="percentage">
            <text:p>%77,81</text:p>
          </table:table-cell>
          <table:table-cell table:style-name="ce740" table:formula="of:=[.G24]*[.E25]" office:value-type="currency" office:currency="TRY" office:value="-3964.34355272394" calcext:value-type="currency">
            <text:p>-₺3.964,34</text:p>
          </table:table-cell>
          <table:table-cell table:style-name="ce763" table:formula="of:=[.H25]/[.S25]" office:value-type="currency" office:currency="USD" office:value="-451.006092460062" calcext:value-type="currency">
            <text:p>-$451</text:p>
          </table:table-cell>
          <table:table-cell table:style-name="ce740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4" calcext:value-type="currency">
            <text:p>$350.124,96</text:p>
          </table:table-cell>
          <table:table-cell/>
          <table:table-cell table:style-name="ce752" table:formula="of:=[.Q25]/[.$E$5]" office:value-type="percentage" office:value="0.221944531336479" calcext:value-type="percentage">
            <text:p>%22,19</text:p>
          </table:table-cell>
          <table:table-cell table:style-name="ce740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740" table:formula="of:=[.P24]+[.N25]" office:value-type="currency" office:currency="TRY" office:value="10387.3712367047" calcext:value-type="currency">
            <text:p>₺10.387,37</text:p>
          </table:table-cell>
          <table:table-cell table:style-name="ce778" table:formula="of:=[.Q24]+[.O25]" office:value-type="currency" office:currency="USD" office:value="99875.0391014155" calcext:value-type="currency">
            <text:p>$99.875,04</text:p>
          </table:table-cell>
          <table:table-cell table:style-name="ce744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731" table:formula="of:=[$'02-11-GLR'.G20]" office:value-type="currency" office:currency="TRY" office:value="5000" calcext:value-type="currency">
            <text:p>₺5.000,00</text:p>
          </table:table-cell>
          <table:table-cell table:style-name="ce743"/>
          <table:table-cell table:style-name="ce752" table:formula="of:=[.K26]/[.$E$5]" office:value-type="percentage" office:value="0.777803573837353" calcext:value-type="percentage">
            <text:p>%77,78</text:p>
          </table:table-cell>
          <table:table-cell table:style-name="ce740" table:formula="of:=[.G25]*[.E26]" office:value-type="currency" office:currency="TRY" office:value="3890.2773433176" calcext:value-type="currency">
            <text:p>₺3.890,28</text:p>
          </table:table-cell>
          <table:table-cell table:style-name="ce763" table:formula="of:=[.H26]/[.S26]" office:value-type="currency" office:currency="USD" office:value="397.372558050828" calcext:value-type="currency">
            <text:p>$397</text:p>
          </table:table-cell>
          <table:table-cell table:style-name="ce740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752" table:formula="of:=[.Q26]/[.$E$5]" office:value-type="percentage" office:value="0.222196426162647" calcext:value-type="percentage">
            <text:p>%22,22</text:p>
          </table:table-cell>
          <table:table-cell table:style-name="ce740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6" calcext:value-type="currency">
            <text:p>$113</text:p>
          </table:table-cell>
          <table:table-cell table:style-name="ce740" table:formula="of:=[.P25]+[.N26]" office:value-type="currency" office:currency="TRY" office:value="11497.0938933871" calcext:value-type="currency">
            <text:p>₺11.497,09</text:p>
          </table:table-cell>
          <table:table-cell table:style-name="ce778" table:formula="of:=[.Q25]+[.O26]" office:value-type="currency" office:currency="USD" office:value="99988.391773191" calcext:value-type="currency">
            <text:p>$99.988,39</text:p>
          </table:table-cell>
          <table:table-cell table:style-name="ce744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718"/>
          <table:table-cell office:value-type="float" office:value="1610" calcext:value-type="float">
            <text:p>1610</text:p>
          </table:table-cell>
          <table:table-cell table:style-name="ce732" table:formula="of:=[$'02-12-GDR'.F83]" office:value-type="currency" office:currency="TRY" office:value="-43079.224" calcext:value-type="currency">
            <text:p>-₺43.079,22</text:p>
          </table:table-cell>
          <table:table-cell table:style-name="ce744"/>
          <table:table-cell table:style-name="ce752" table:formula="of:=[.K27]/[.$E$5]" office:value-type="percentage" office:value="0.781046138069961" calcext:value-type="percentage">
            <text:p>%78,10</text:p>
          </table:table-cell>
          <table:table-cell table:style-name="ce740" table:formula="of:=[.G26]*[.E27]" office:value-type="currency" office:currency="TRY" office:value="-33507.1743853399" calcext:value-type="currency">
            <text:p>-₺33.507,17</text:p>
          </table:table-cell>
          <table:table-cell table:style-name="ce763" table:formula="of:=[.H27]/[.S27]" office:value-type="currency" office:currency="USD" office:value="-5107.80097337498" calcext:value-type="currency">
            <text:p>-$5.108</text:p>
          </table:table-cell>
          <table:table-cell table:style-name="ce740" table:formula="of:=[.J26]+[.H27]" office:value-type="currency" office:currency="TRY" office:value="7674.42172127307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752" table:formula="of:=[.Q27]/[.$E$5]" office:value-type="percentage" office:value="0.218953861930038" calcext:value-type="percentage">
            <text:p>%21,90</text:p>
          </table:table-cell>
          <table:table-cell table:style-name="ce740" table:formula="of:=[.M26]*[.E27]" office:value-type="currency" office:currency="TRY" office:value="-9572.04961466012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740" table:formula="of:=[.P26]+[.N27]" office:value-type="currency" office:currency="TRY" office:value="1925.04427872697" calcext:value-type="currency">
            <text:p>₺1.925,04</text:p>
          </table:table-cell>
          <table:table-cell table:style-name="ce778" table:formula="of:=[.Q26]+[.O27]" office:value-type="currency" office:currency="USD" office:value="98529.2378685172" calcext:value-type="currency">
            <text:p>$98.529,24</text:p>
          </table:table-cell>
          <table:table-cell table:style-name="ce744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office:value-type="string" calcext:value-type="string">
            <text:p>Yıllık Toplam 2020</text:p>
          </table:table-cell>
          <table:table-cell table:style-name="ce711"/>
          <table:table-cell table:style-name="ce723" table:formula="of:=SUM([.D18:.D27])" office:value-type="float" office:value="83624" calcext:value-type="float">
            <text:p>83624</text:p>
          </table:table-cell>
          <table:table-cell table:style-name="ce733" table:formula="of:=SUM([.E18:.E27])" office:value-type="currency" office:currency="TRY" office:value="-12396.294" calcext:value-type="currency">
            <text:p>-₺12.396,29</text:p>
          </table:table-cell>
          <table:table-cell table:style-name="ce746"/>
          <table:table-cell table:style-name="ce753"/>
          <table:table-cell table:style-name="ce733" table:formula="of:=SUM([.H18:.H27])" office:value-type="currency" office:currency="TRY" office:value="-9561.16523890398" calcext:value-type="currency">
            <text:p>-₺9.561,17</text:p>
          </table:table-cell>
          <table:table-cell table:style-name="ce764" table:formula="of:=SUM([.I18:.I27])" office:value-type="currency" office:currency="USD" office:value="-2000.33532031485" calcext:value-type="currency">
            <text:p>-$2.000</text:p>
          </table:table-cell>
          <table:table-cell table:style-name="ce771"/>
          <table:table-cell table:style-name="ce781"/>
          <table:table-cell table:style-name="ce771"/>
          <table:table-cell table:style-name="ce753"/>
          <table:table-cell table:style-name="ce733" table:formula="of:=SUM([.N18:.N27])" office:value-type="currency" office:currency="TRY" office:value="-2835.12876109603" calcext:value-type="currency">
            <text:p>-₺2.835,13</text:p>
          </table:table-cell>
          <table:table-cell table:style-name="ce764" table:formula="of:=SUM([.O18:.O27])" office:value-type="currency" office:currency="USD" office:value="-584.993931455205" calcext:value-type="currency">
            <text:p>-$585</text:p>
          </table:table-cell>
          <table:table-cell table:style-name="ce798"/>
          <table:table-cell table:style-name="ce802"/>
          <table:table-cell table:style-name="ce807"/>
          <table:table-cell table:style-name="ce810"/>
          <table:table-cell table:number-columns-repeated="1005"/>
        </table:table-row>
        <table:table-row table:style-name="ro5">
          <table:table-cell table:style-name="ce700"/>
          <table:table-cell table:style-name="ce712"/>
          <table:table-cell table:style-name="ce719" office:value-type="string" calcext:value-type="string">
            <text:p>Toplam – Net 2018-20</text:p>
          </table:table-cell>
          <table:table-cell table:style-name="ce724" table:formula="of:=[.D28]+[.D16]" office:value-type="float" office:value="143269" calcext:value-type="float">
            <text:p>143269</text:p>
          </table:table-cell>
          <table:table-cell table:style-name="ce724" table:formula="of:=[.E28]+[.E16]" office:value-type="float" office:value="9599.466" calcext:value-type="float">
            <text:p>9599,466</text:p>
          </table:table-cell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table:style-name="ce700" office:value-type="float" office:value="2021" calcext:value-type="float">
            <text:p>2021</text:p>
          </table:table-cell>
          <table:table-cell table:style-name="ce712" table:number-columns-repeated="2"/>
          <table:table-cell table:style-name="ce724"/>
          <table:table-cell/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731" table:formula="of:=[$'02-11-GLR'.G39]" office:value-type="currency" office:currency="TRY" office:value="6800" calcext:value-type="currency">
            <text:p>₺6.800,00</text:p>
          </table:table-cell>
          <table:table-cell table:style-name="ce744"/>
          <table:table-cell table:style-name="ce752" table:formula="of:=[.K31]/[.$E$5]" office:value-type="percentage" office:value="0.780641164246726" calcext:value-type="percentage">
            <text:p>%78,06</text:p>
          </table:table-cell>
          <table:table-cell table:style-name="ce740" table:formula="of:=[.G27]*[.E31]" office:value-type="currency" office:currency="TRY" office:value="5311.11373887574" calcext:value-type="currency">
            <text:p>₺5.311,11</text:p>
          </table:table-cell>
          <table:table-cell table:style-name="ce763" table:formula="of:=[.H31]/[.S31]" office:value-type="currency" office:currency="USD" office:value="650.075121037422" calcext:value-type="currency">
            <text:p>$650</text:p>
          </table:table-cell>
          <table:table-cell table:style-name="ce740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752" table:formula="of:=[.Q31]/[.$E$5]" office:value-type="percentage" office:value="0.219358835753273" calcext:value-type="percentage">
            <text:p>%21,94</text:p>
          </table:table-cell>
          <table:table-cell table:style-name="ce740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740" table:formula="of:=[.P27]+[.N31]" office:value-type="currency" office:currency="TRY" office:value="3413.93053985123" calcext:value-type="currency">
            <text:p>₺3.413,93</text:p>
          </table:table-cell>
          <table:table-cell table:style-name="ce778" table:formula="of:=[.Q27]+[.O31]" office:value-type="currency" office:currency="USD" office:value="98711.4760889731" calcext:value-type="currency">
            <text:p>$98.711,48</text:p>
          </table:table-cell>
          <table:table-cell table:style-name="ce744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731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744"/>
          <table:table-cell table:style-name="ce752" table:formula="of:=[.K32]/[.$E$5]" office:value-type="percentage" office:value="0.779919885707464" calcext:value-type="percentage">
            <text:p>%77,99</text:p>
          </table:table-cell>
          <table:table-cell table:style-name="ce740" table:formula="of:=[.G31]*[.E32]" office:value-type="currency" office:currency="TRY" office:value="9367.69397096072" calcext:value-type="currency">
            <text:p>₺9.367,69</text:p>
          </table:table-cell>
          <table:table-cell table:style-name="ce763" table:formula="of:=[.H32]/[.S32]" office:value-type="currency" office:currency="USD" office:value="1155.07940455743" calcext:value-type="currency">
            <text:p>$1.155</text:p>
          </table:table-cell>
          <table:table-cell table:style-name="ce740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752" table:formula="of:=[.Q32]/[.$E$5]" office:value-type="percentage" office:value="0.220080114292536" calcext:value-type="percentage">
            <text:p>%22,01</text:p>
          </table:table-cell>
          <table:table-cell table:style-name="ce740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740" table:formula="of:=[.P31]+[.N32]" office:value-type="currency" office:currency="TRY" office:value="6046.23656889051" calcext:value-type="currency">
            <text:p>₺6.046,24</text:p>
          </table:table-cell>
          <table:table-cell table:style-name="ce778" table:formula="of:=[.Q31]+[.O32]" office:value-type="currency" office:currency="USD" office:value="99036.0514316413" calcext:value-type="currency">
            <text:p>$99.036,05</text:p>
          </table:table-cell>
          <table:table-cell table:style-name="ce744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731" table:formula="of:=[$'02-11-GLR'.G41]" office:value-type="currency" office:currency="TRY" office:value="24000" calcext:value-type="currency">
            <text:p>₺24.000,00</text:p>
          </table:table-cell>
          <table:table-cell table:style-name="ce744"/>
          <table:table-cell table:style-name="ce752" table:formula="of:=[.K33]/[.$E$5]" office:value-type="percentage" office:value="0.778548670042089" calcext:value-type="percentage">
            <text:p>%77,85</text:p>
          </table:table-cell>
          <table:table-cell table:style-name="ce740" table:formula="of:=[.G32]*[.E33]" office:value-type="currency" office:currency="TRY" office:value="18718.0772569791" calcext:value-type="currency">
            <text:p>₺18.718,08</text:p>
          </table:table-cell>
          <table:table-cell table:style-name="ce763" table:formula="of:=[.H33]/[.S33]" office:value-type="currency" office:currency="USD" office:value="2186.69126833868" calcext:value-type="currency">
            <text:p>$2.187</text:p>
          </table:table-cell>
          <table:table-cell table:style-name="ce740" table:formula="of:=[.J32]+[.H33]" office:value-type="currency" office:currency="TRY" office:value="41071.3066880887" calcext:value-type="currency">
            <text:p>₺41.071,31</text:p>
          </table:table-cell>
          <table:table-cell table:formula="of:=[.K32]-[.O33]" office:value-type="currency" office:currency="USD" office:value="350346.90151894" calcext:value-type="currency">
            <text:p>$350.346,90</text:p>
          </table:table-cell>
          <table:table-cell/>
          <table:table-cell table:style-name="ce752" table:formula="of:=[.Q33]/[.$E$5]" office:value-type="percentage" office:value="0.22145132995791" calcext:value-type="percentage">
            <text:p>%22,15</text:p>
          </table:table-cell>
          <table:table-cell table:style-name="ce740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740" table:formula="of:=[.P32]+[.N33]" office:value-type="currency" office:currency="TRY" office:value="11328.1593119114" calcext:value-type="currency">
            <text:p>₺11.328,16</text:p>
          </table:table-cell>
          <table:table-cell table:style-name="ce778" table:formula="of:=[.Q32]+[.O33]" office:value-type="currency" office:currency="USD" office:value="99653.0984810596" calcext:value-type="currency">
            <text:p>$99.653,10</text:p>
          </table:table-cell>
          <table:table-cell table:style-name="ce744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731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744"/>
          <table:table-cell table:style-name="ce752" table:formula="of:=[.K34]/[.$E$5]" office:value-type="percentage" office:value="0.778120496550292" calcext:value-type="percentage">
            <text:p>%77,81</text:p>
          </table:table-cell>
          <table:table-cell table:style-name="ce740" table:formula="of:=[.G33]*[.E34]" office:value-type="currency" office:currency="TRY" office:value="5839.11502531567" calcext:value-type="currency">
            <text:p>₺5.839,12</text:p>
          </table:table-cell>
          <table:table-cell table:style-name="ce763" table:formula="of:=[.H34]/[.S34]" office:value-type="currency" office:currency="USD" office:value="677.391534259359" calcext:value-type="currency">
            <text:p>$677</text:p>
          </table:table-cell>
          <table:table-cell table:style-name="ce740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1" calcext:value-type="currency">
            <text:p>$350.154,22</text:p>
          </table:table-cell>
          <table:table-cell/>
          <table:table-cell table:style-name="ce752" table:formula="of:=[.Q34]/[.$E$5]" office:value-type="percentage" office:value="0.221879503449708" calcext:value-type="percentage">
            <text:p>%22,19</text:p>
          </table:table-cell>
          <table:table-cell table:style-name="ce740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740" table:formula="of:=[.P33]+[.N34]" office:value-type="currency" office:currency="TRY" office:value="12989.0442865957" calcext:value-type="currency">
            <text:p>₺12.989,04</text:p>
          </table:table-cell>
          <table:table-cell table:style-name="ce778" table:formula="of:=[.Q33]+[.O34]" office:value-type="currency" office:currency="USD" office:value="99845.7765523687" calcext:value-type="currency">
            <text:p>$99.845,78</text:p>
          </table:table-cell>
          <table:table-cell table:style-name="ce744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731" table:formula="of:=[$'02-11-GLR'.G46]" office:value-type="currency" office:currency="TRY" office:value="28800" calcext:value-type="currency">
            <text:p>₺28.800,00</text:p>
          </table:table-cell>
          <table:table-cell table:style-name="ce744"/>
          <table:table-cell table:style-name="ce752" table:formula="of:=[.K35]/[.$E$5]" office:value-type="percentage" office:value="0.776423926870389" calcext:value-type="percentage">
            <text:p>%77,64</text:p>
          </table:table-cell>
          <table:table-cell table:style-name="ce740" table:formula="of:=[.G34]*[.E35]" office:value-type="currency" office:currency="TRY" office:value="22409.8703006484" calcext:value-type="currency">
            <text:p>₺22.409,87</text:p>
          </table:table-cell>
          <table:table-cell table:style-name="ce763" table:formula="of:=[.H35]/[.S35]" office:value-type="currency" office:currency="USD" office:value="2677.40385909778" calcext:value-type="currency">
            <text:p>$2.677</text:p>
          </table:table-cell>
          <table:table-cell table:style-name="ce740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5" calcext:value-type="currency">
            <text:p>$349.390,77</text:p>
          </table:table-cell>
          <table:table-cell/>
          <table:table-cell table:style-name="ce752" table:formula="of:=[.Q35]/[.$E$5]" office:value-type="percentage" office:value="0.22357607312961" calcext:value-type="percentage">
            <text:p>%22,36</text:p>
          </table:table-cell>
          <table:table-cell table:style-name="ce740" table:formula="of:=[.M34]*[.E35]" office:value-type="currency" office:currency="TRY" office:value="6390.1296993516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740" table:formula="of:=[.P34]+[.N35]" office:value-type="currency" office:currency="TRY" office:value="19379.1739859473" calcext:value-type="currency">
            <text:p>₺19.379,17</text:p>
          </table:table-cell>
          <table:table-cell table:style-name="ce778" table:formula="of:=[.Q34]+[.O35]" office:value-type="currency" office:currency="USD" office:value="100609.232908325" calcext:value-type="currency">
            <text:p>$100.609,23</text:p>
          </table:table-cell>
          <table:table-cell table:style-name="ce744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731" table:formula="of:=[$'02-11-GLR'.G48]" office:value-type="currency" office:currency="TRY" office:value="43160" calcext:value-type="currency">
            <text:p>₺43.160,00</text:p>
          </table:table-cell>
          <table:table-cell table:style-name="ce744"/>
          <table:table-cell table:style-name="ce752" table:formula="of:=[.K36]/[.$E$5]" office:value-type="percentage" office:value="0.774647337840421" calcext:value-type="percentage">
            <text:p>%77,46</text:p>
          </table:table-cell>
          <table:table-cell table:style-name="ce740" table:formula="of:=[.G35]*[.E36]" office:value-type="currency" office:currency="TRY" office:value="33510.456683726" calcext:value-type="currency">
            <text:p>₺33.510,46</text:p>
          </table:table-cell>
          <table:table-cell table:style-name="ce763" table:formula="of:=[.H36]/[.S36]" office:value-type="currency" office:currency="USD" office:value="2776.34272441806" calcext:value-type="currency">
            <text:p>$2.776</text:p>
          </table:table-cell>
          <table:table-cell table:style-name="ce740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89" calcext:value-type="currency">
            <text:p>$348.591,30</text:p>
          </table:table-cell>
          <table:table-cell/>
          <table:table-cell table:style-name="ce752" table:formula="of:=[.Q36]/[.$E$5]" office:value-type="percentage" office:value="0.225352662159579" calcext:value-type="percentage">
            <text:p>%22,54</text:p>
          </table:table-cell>
          <table:table-cell table:style-name="ce740" table:formula="of:=[.M35]*[.E36]" office:value-type="currency" office:currency="TRY" office:value="9649.54331627399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740" table:formula="of:=[.P35]+[.N36]" office:value-type="currency" office:currency="TRY" office:value="29028.7173022213" calcext:value-type="currency">
            <text:p>₺29.028,72</text:p>
          </table:table-cell>
          <table:table-cell table:style-name="ce778" table:formula="of:=[.Q35]+[.O36]" office:value-type="currency" office:currency="USD" office:value="101408.697971811" calcext:value-type="currency">
            <text:p>$101.408,70</text:p>
          </table:table-cell>
          <table:table-cell table:style-name="ce744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731" table:formula="of:=[$'02-11-GLR'.G50]" office:value-type="currency" office:currency="TRY" office:value="30000" calcext:value-type="currency">
            <text:p>₺30.000,00</text:p>
          </table:table-cell>
          <table:table-cell table:style-name="ce744"/>
          <table:table-cell table:style-name="ce752" table:formula="of:=[.K37]/[.$E$5]" office:value-type="percentage" office:value="0.772860951299322" calcext:value-type="percentage">
            <text:p>%77,29</text:p>
          </table:table-cell>
          <table:table-cell table:style-name="ce740" table:formula="of:=[.G36]*[.E37]" office:value-type="currency" office:currency="TRY" office:value="23239.4201352126" calcext:value-type="currency">
            <text:p>₺23.239,42</text:p>
          </table:table-cell>
          <table:table-cell table:style-name="ce763" table:formula="of:=[.H37]/[.S37]" office:value-type="currency" office:currency="USD" office:value="2763.3079827839" calcext:value-type="currency">
            <text:p>$2.763</text:p>
          </table:table-cell>
          <table:table-cell table:style-name="ce740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752" table:formula="of:=[.Q37]/[.$E$5]" office:value-type="percentage" office:value="0.227139048700677" calcext:value-type="percentage">
            <text:p>%22,71</text:p>
          </table:table-cell>
          <table:table-cell table:style-name="ce740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740" table:formula="of:=[.P36]+[.N37]" office:value-type="currency" office:currency="TRY" office:value="35789.2971670087" calcext:value-type="currency">
            <text:p>₺35.789,30</text:p>
          </table:table-cell>
          <table:table-cell table:style-name="ce778" table:formula="of:=[.Q36]+[.O37]" office:value-type="currency" office:currency="USD" office:value="102212.571915305" calcext:value-type="currency">
            <text:p>$102.212,57</text:p>
          </table:table-cell>
          <table:table-cell table:style-name="ce744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718"/>
          <table:table-cell/>
          <table:table-cell table:style-name="ce732" table:formula="of:=[$'02-12-GDR'.F116]" office:value-type="currency" office:currency="TRY" office:value="-15585" calcext:value-type="currency">
            <text:p>-₺15.585,00</text:p>
          </table:table-cell>
          <table:table-cell table:style-name="ce744"/>
          <table:table-cell table:style-name="ce752" table:formula="of:=[.K38]/[.$E$5]" office:value-type="percentage" office:value="0.773783176667044" calcext:value-type="percentage">
            <text:p>%77,38</text:p>
          </table:table-cell>
          <table:table-cell table:style-name="ce740" table:formula="of:=[.G37]*[.E38]" office:value-type="currency" office:currency="TRY" office:value="-12045.0379259999" calcext:value-type="currency">
            <text:p>-₺12.045,04</text:p>
          </table:table-cell>
          <table:table-cell table:style-name="ce763" table:formula="of:=[.H38]/[.S38]" office:value-type="currency" office:currency="USD" office:value="-1412.07947549823" calcext:value-type="currency">
            <text:p>-$1.412</text:p>
          </table:table-cell>
          <table:table-cell table:style-name="ce740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752" table:formula="of:=[.Q38]/[.$E$5]" office:value-type="percentage" office:value="0.226216823332956" calcext:value-type="percentage">
            <text:p>%22,62</text:p>
          </table:table-cell>
          <table:table-cell table:style-name="ce740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740" table:formula="of:=[.P37]+[.N38]" office:value-type="currency" office:currency="TRY" office:value="32249.3350930086" calcext:value-type="currency">
            <text:p>₺32.249,34</text:p>
          </table:table-cell>
          <table:table-cell table:style-name="ce778" table:formula="of:=[.Q37]+[.O38]" office:value-type="currency" office:currency="USD" office:value="101797.57049983" calcext:value-type="currency">
            <text:p>$101.797,57</text:p>
          </table:table-cell>
          <table:table-cell table:style-name="ce744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718"/>
          <table:table-cell/>
          <table:table-cell table:style-name="ce732" table:formula="of:=[$'02-12-GDR'.F127]" office:value-type="currency" office:currency="TRY" office:value="-12305" calcext:value-type="currency">
            <text:p>-₺12.305,00</text:p>
          </table:table-cell>
          <table:table-cell table:style-name="ce744"/>
          <table:table-cell table:style-name="ce752" table:formula="of:=[.K39]/[.$E$5]" office:value-type="percentage" office:value="0.774508355255324" calcext:value-type="percentage">
            <text:p>%77,45</text:p>
          </table:table-cell>
          <table:table-cell table:style-name="ce740" table:formula="of:=[.G38]*[.E39]" office:value-type="currency" office:currency="TRY" office:value="-9521.40198888798" calcext:value-type="currency">
            <text:p>-₺9.521,40</text:p>
          </table:table-cell>
          <table:table-cell table:style-name="ce763" table:formula="of:=[.H39]/[.S39]" office:value-type="currency" office:currency="USD" office:value="-1116.22532108886" calcext:value-type="currency">
            <text:p>-$1.116</text:p>
          </table:table-cell>
          <table:table-cell table:style-name="ce740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752" table:formula="of:=[.Q39]/[.$E$5]" office:value-type="percentage" office:value="0.225491644744676" calcext:value-type="percentage">
            <text:p>%22,55</text:p>
          </table:table-cell>
          <table:table-cell table:style-name="ce740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740" table:formula="of:=[.P38]+[.N39]" office:value-type="currency" office:currency="TRY" office:value="29465.7370818966" calcext:value-type="currency">
            <text:p>₺29.465,74</text:p>
          </table:table-cell>
          <table:table-cell table:style-name="ce778" table:formula="of:=[.Q38]+[.O39]" office:value-type="currency" office:currency="USD" office:value="101471.240135104" calcext:value-type="currency">
            <text:p>$101.471,24</text:p>
          </table:table-cell>
          <table:table-cell table:style-name="ce744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718"/>
          <table:table-cell/>
          <table:table-cell table:style-name="ce732" table:formula="of:=[$'02-12-GDR'.F104]" office:value-type="currency" office:currency="TRY" office:value="-4179.31" calcext:value-type="currency">
            <text:p>-₺4.179,31</text:p>
          </table:table-cell>
          <table:table-cell table:style-name="ce744"/>
          <table:table-cell table:style-name="ce752" table:formula="of:=[.K40]/[.$E$5]" office:value-type="percentage" office:value="0.774753867691379" calcext:value-type="percentage">
            <text:p>%77,48</text:p>
          </table:table-cell>
          <table:table-cell table:style-name="ce740" table:formula="of:=[.G39]*[.E40]" office:value-type="currency" office:currency="TRY" office:value="-3236.91051420213" calcext:value-type="currency">
            <text:p>-₺3.236,91</text:p>
          </table:table-cell>
          <table:table-cell table:style-name="ce763" table:formula="of:=[.H40]/[.S40]" office:value-type="currency" office:currency="USD" office:value="-379.473682790402" calcext:value-type="currency">
            <text:p>-$379</text:p>
          </table:table-cell>
          <table:table-cell table:style-name="ce740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752" table:formula="of:=[.Q40]/[.$E$5]" office:value-type="percentage" office:value="0.225246132308621" calcext:value-type="percentage">
            <text:p>%22,52</text:p>
          </table:table-cell>
          <table:table-cell table:style-name="ce740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740" table:formula="of:=[.P39]+[.N40]" office:value-type="currency" office:currency="TRY" office:value="28523.3375960987" calcext:value-type="currency">
            <text:p>₺28.523,34</text:p>
          </table:table-cell>
          <table:table-cell table:style-name="ce778" table:formula="of:=[.Q39]+[.O40]" office:value-type="currency" office:currency="USD" office:value="101360.759538879" calcext:value-type="currency">
            <text:p>$101.360,76</text:p>
          </table:table-cell>
          <table:table-cell table:style-name="ce744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office:value-type="string" calcext:value-type="string">
            <text:p>Yıllık Toplam 2021</text:p>
          </table:table-cell>
          <table:table-cell table:style-name="ce711"/>
          <table:table-cell table:style-name="ce723" table:formula="of:=SUM([.D31:.D40])" office:value-type="float" office:value="132760" calcext:value-type="float">
            <text:p>132760</text:p>
          </table:table-cell>
          <table:table-cell table:style-name="ce733" table:formula="of:=SUM([.E31:.E40])" office:value-type="currency" office:currency="TRY" office:value="120190.69" calcext:value-type="currency">
            <text:p>₺120.190,69</text:p>
          </table:table-cell>
          <table:table-cell table:style-name="ce745"/>
          <table:table-cell table:style-name="ce753"/>
          <table:table-cell table:style-name="ce733" table:formula="of:=SUM([.H31:.H40])" office:value-type="currency" office:currency="TRY" office:value="93592.3966826282" calcext:value-type="currency">
            <text:p>₺93.592,40</text:p>
          </table:table-cell>
          <table:table-cell table:style-name="ce764" table:formula="of:=SUM([.I31:.I40])" office:value-type="currency" office:currency="USD" office:value="9978.51341511514" calcext:value-type="currency">
            <text:p>$9.979</text:p>
          </table:table-cell>
          <table:table-cell table:style-name="ce772"/>
          <table:table-cell table:style-name="ce781"/>
          <table:table-cell table:style-name="ce771"/>
          <table:table-cell table:style-name="ce753"/>
          <table:table-cell table:style-name="ce733" table:formula="of:=SUM([.N31:.N40])" office:value-type="currency" office:currency="TRY" office:value="26598.2933173717" calcext:value-type="currency">
            <text:p>₺26.598,29</text:p>
          </table:table-cell>
          <table:table-cell table:style-name="ce764" table:formula="of:=SUM([.O31:.O40])" office:value-type="currency" office:currency="USD" office:value="2831.52167036208" calcext:value-type="currency">
            <text:p>$2.832</text:p>
          </table:table-cell>
          <table:table-cell table:style-name="ce798"/>
          <table:table-cell table:style-name="ce781"/>
          <table:table-cell table:style-name="ce807"/>
          <table:table-cell table:style-name="ce810"/>
          <table:table-cell table:number-columns-repeated="1005"/>
        </table:table-row>
        <table:table-row table:style-name="ro5">
          <table:table-cell table:number-columns-repeated="2"/>
          <table:table-cell table:style-name="ce719" office:value-type="string" calcext:value-type="string">
            <text:p>Toplam – Net 2018-21</text:p>
          </table:table-cell>
          <table:table-cell table:style-name="ce724" table:formula="of:=[.D41]+[.D29]" office:value-type="float" office:value="276029" calcext:value-type="float">
            <text:p>276029</text:p>
          </table:table-cell>
          <table:table-cell table:style-name="ce724" table:formula="of:=[.E41]+[.E29]" office:value-type="float" office:value="129790.156" calcext:value-type="float">
            <text:p>129790,156</text:p>
          </table:table-cell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719"/>
          <table:table-cell table:style-name="ce724" table:number-columns-repeated="2"/>
          <table:table-cell table:style-name="ce743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number-columns-repeated="1006"/>
        </table:table-row>
        <table:table-row table:style-name="ro5">
          <table:table-cell table:style-name="ce700" office:value-type="float" office:value="2022" calcext:value-type="float">
            <text:p>2022</text:p>
          </table:table-cell>
          <table:table-cell table:style-name="ce712" table:number-columns-repeated="2"/>
          <table:table-cell table:style-name="ce724"/>
          <table:table-cell table:style-name="ce731"/>
          <table:table-cell table:style-name="ce744"/>
          <table:table-cell table:style-name="ce752"/>
          <table:table-cell table:number-columns-repeated="5"/>
          <table:table-cell table:style-name="ce752"/>
          <table:table-cell table:number-columns-repeated="4"/>
          <table:table-cell table:style-name="ce743"/>
          <table:table-cell table:style-name="ce740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731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744"/>
          <table:table-cell table:style-name="ce752" table:formula="of:=[.K46]/[.$E$5]" office:value-type="percentage" office:value="0.773711664650044" calcext:value-type="percentage">
            <text:p>%77,37</text:p>
          </table:table-cell>
          <table:table-cell table:style-name="ce740" table:formula="of:=[.G40]*[.E46]" office:value-type="currency" office:currency="TRY" office:value="27891.1392368896" calcext:value-type="currency">
            <text:p>₺27.891,14</text:p>
          </table:table-cell>
          <table:table-cell table:style-name="ce763" table:formula="of:=[.H46]/[.S46]" office:value-type="currency" office:currency="USD" office:value="1613.13702931693" calcext:value-type="currency">
            <text:p>$1.613</text:p>
          </table:table-cell>
          <table:table-cell table:style-name="ce740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752" table:formula="of:=[.Q46]/[.$E$5]" office:value-type="percentage" office:value="0.226288335349956" calcext:value-type="percentage">
            <text:p>%22,63</text:p>
          </table:table-cell>
          <table:table-cell table:style-name="ce740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740" table:formula="of:=[.P40]+[.N46]" office:value-type="currency" office:currency="TRY" office:value="36632.1983592091" calcext:value-type="currency">
            <text:p>₺36.632,20</text:p>
          </table:table-cell>
          <table:table-cell table:style-name="ce778" table:formula="of:=[.Q40]+[.O46]" office:value-type="currency" office:currency="USD" office:value="101829.75090748" calcext:value-type="currency">
            <text:p>$101.829,75</text:p>
          </table:table-cell>
          <table:table-cell table:style-name="ce744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735" table:formula="of:=[$'02-11-GLR'.G65]" office:value-type="currency" office:currency="TRY" office:value="20000" calcext:value-type="currency">
            <text:p>₺20.000,00</text:p>
          </table:table-cell>
          <table:table-cell table:style-name="ce744"/>
          <table:table-cell table:style-name="ce752" table:formula="of:=[.K47]/[.$E$5]" office:value-type="percentage" office:value="0.773143457907169" calcext:value-type="percentage">
            <text:p>%77,31</text:p>
          </table:table-cell>
          <table:table-cell table:style-name="ce740" table:formula="of:=[.G46]*[.E47]" office:value-type="currency" office:currency="TRY" office:value="15474.2332930009" calcext:value-type="currency">
            <text:p>₺15.474,23</text:p>
          </table:table-cell>
          <table:table-cell table:style-name="ce763" table:formula="of:=[.H47]/[.S47]" office:value-type="currency" office:currency="USD" office:value="894.464352196582" calcext:value-type="currency">
            <text:p>$894</text:p>
          </table:table-cell>
          <table:table-cell table:style-name="ce740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752" table:formula="of:=[.Q47]/[.$E$5]" office:value-type="percentage" office:value="0.226856542092831" calcext:value-type="percentage">
            <text:p>%22,69</text:p>
          </table:table-cell>
          <table:table-cell table:style-name="ce740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740" table:formula="of:=[.P46]+[.N47]" office:value-type="currency" office:currency="TRY" office:value="41157.9650662082" calcext:value-type="currency">
            <text:p>₺41.157,97</text:p>
          </table:table-cell>
          <table:table-cell table:style-name="ce778" table:formula="of:=[.Q46]+[.O47]" office:value-type="currency" office:currency="USD" office:value="102085.443941774" calcext:value-type="currency">
            <text:p>$102.085,44</text:p>
          </table:table-cell>
          <table:table-cell table:style-name="ce744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735" table:formula="of:=[$'02-11-GLR'.G66]" office:value-type="currency" office:currency="TRY" office:value="25000" calcext:value-type="currency">
            <text:p>₺25.000,00</text:p>
          </table:table-cell>
          <table:table-cell table:style-name="ce744"/>
          <table:table-cell table:style-name="ce752" table:formula="of:=[.K48]/[.$E$5]" office:value-type="percentage" office:value="0.772469493135651" calcext:value-type="percentage">
            <text:p>%77,25</text:p>
          </table:table-cell>
          <table:table-cell table:style-name="ce740" table:formula="of:=[.G47]*[.E48]" office:value-type="currency" office:currency="TRY" office:value="19328.5864476792" calcext:value-type="currency">
            <text:p>₺19.328,59</text:p>
          </table:table-cell>
          <table:table-cell table:style-name="ce763" table:formula="of:=[.H48]/[.S48]" office:value-type="currency" office:currency="USD" office:value="1033.614248539" calcext:value-type="currency">
            <text:p>$1.034</text:p>
          </table:table-cell>
          <table:table-cell table:style-name="ce740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752" table:formula="of:=[.Q48]/[.$E$5]" office:value-type="percentage" office:value="0.227530506864349" calcext:value-type="percentage">
            <text:p>%22,75</text:p>
          </table:table-cell>
          <table:table-cell table:style-name="ce740" table:formula="of:=[.M47]*[.E48]" office:value-type="currency" office:currency="TRY" office:value="5671.41355232078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740" table:formula="of:=[.P47]+[.N48]" office:value-type="currency" office:currency="TRY" office:value="46829.378618529" calcext:value-type="currency">
            <text:p>₺46.829,38</text:p>
          </table:table-cell>
          <table:table-cell table:style-name="ce778" table:formula="of:=[.Q47]+[.O48]" office:value-type="currency" office:currency="USD" office:value="102388.728088957" calcext:value-type="currency">
            <text:p>$102.388,73</text:p>
          </table:table-cell>
          <table:table-cell table:style-name="ce744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718"/>
          <table:table-cell/>
          <table:table-cell table:style-name="ce735" table:formula="of:=[$'02-12-GDR'.F134]" office:value-type="currency" office:currency="TRY" office:value="-15043.67" calcext:value-type="currency">
            <text:p>-₺15.043,67</text:p>
          </table:table-cell>
          <table:table-cell table:style-name="ce744"/>
          <table:table-cell table:style-name="ce752" table:formula="of:=[.K49]/[.$E$5]" office:value-type="percentage" office:value="0.772892072624565" calcext:value-type="percentage">
            <text:p>%77,29</text:p>
          </table:table-cell>
          <table:table-cell table:style-name="ce740" table:formula="of:=[.G48]*[.E49]" office:value-type="currency" office:currency="TRY" office:value="-11620.7761398" calcext:value-type="currency">
            <text:p>-₺11.620,78</text:p>
          </table:table-cell>
          <table:table-cell table:style-name="ce763" table:formula="of:=[.H49]/[.S49]" office:value-type="currency" office:currency="USD" office:value="-645.598674433333" calcext:value-type="currency">
            <text:p>-$646</text:p>
          </table:table-cell>
          <table:table-cell table:style-name="ce740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752" table:formula="of:=[.Q49]/[.$E$5]" office:value-type="percentage" office:value="0.227107927375435" calcext:value-type="percentage">
            <text:p>%22,71</text:p>
          </table:table-cell>
          <table:table-cell table:style-name="ce740" table:formula="of:=[.M48]*[.E49]" office:value-type="currency" office:currency="TRY" office:value="-3422.8938602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740" table:formula="of:=[.P48]+[.N49]" office:value-type="currency" office:currency="TRY" office:value="43406.484758329" calcext:value-type="currency">
            <text:p>₺43.406,48</text:p>
          </table:table-cell>
          <table:table-cell table:style-name="ce778" table:formula="of:=[.Q48]+[.O49]" office:value-type="currency" office:currency="USD" office:value="102198.567318946" calcext:value-type="currency">
            <text:p>$102.198,57</text:p>
          </table:table-cell>
          <table:table-cell table:style-name="ce744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731" office:value-type="currency" office:currency="TRY" office:value="40000" calcext:value-type="currency">
            <text:p>₺40.000,00</text:p>
          </table:table-cell>
          <table:table-cell table:style-name="ce744"/>
          <table:table-cell table:style-name="ce752" table:formula="of:=[.K50]/[.$E$5]" office:value-type="percentage" office:value="0.771800863363902" calcext:value-type="percentage">
            <text:p>%77,18</text:p>
          </table:table-cell>
          <table:table-cell table:style-name="ce740" table:formula="of:=[.G49]*[.E50]" office:value-type="currency" office:currency="TRY" office:value="30915.6829049826" calcext:value-type="currency">
            <text:p>₺30.915,68</text:p>
          </table:table-cell>
          <table:table-cell table:style-name="ce763" table:formula="of:=[.H50]/[.S50]" office:value-type="currency" office:currency="USD" office:value="1671.11799486392" calcext:value-type="currency">
            <text:p>$1.671</text:p>
          </table:table-cell>
          <table:table-cell table:style-name="ce740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752" table:formula="of:=[.Q50]/[.$E$5]" office:value-type="percentage" office:value="0.228199136636098" calcext:value-type="percentage">
            <text:p>%22,82</text:p>
          </table:table-cell>
          <table:table-cell table:style-name="ce740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740" table:formula="of:=[.P49]+[.N50]" office:value-type="currency" office:currency="TRY" office:value="52490.8018533464" calcext:value-type="currency">
            <text:p>₺52.490,80</text:p>
          </table:table-cell>
          <table:table-cell table:style-name="ce778" table:formula="of:=[.Q49]+[.O50]" office:value-type="currency" office:currency="USD" office:value="102689.611486244" calcext:value-type="currency">
            <text:p>$102.689,61</text:p>
          </table:table-cell>
          <table:table-cell table:style-name="ce744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4"/>
          <table:table-cell table:style-name="ce752" table:formula="of:=[.K51]/[.$E$5]" office:value-type="percentage" office:value="0.771773452056198" calcext:value-type="percentage">
            <text:p>%77,18</text:p>
          </table:table-cell>
          <table:table-cell table:style-name="ce740" table:formula="of:=[.G50]*[.E51]" office:value-type="currency" office:currency="TRY" office:value="771.800863363902" calcext:value-type="currency">
            <text:p>₺771,80</text:p>
          </table:table-cell>
          <table:table-cell table:style-name="ce763" table:formula="of:=[.H51]/[.S51]" office:value-type="currency" office:currency="USD" office:value="41.7189655872379" calcext:value-type="currency">
            <text:p>$42</text:p>
          </table:table-cell>
          <table:table-cell table:style-name="ce740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752" table:formula="of:=[.Q51]/[.$E$5]" office:value-type="percentage" office:value="0.228226547943802" calcext:value-type="percentage">
            <text:p>%22,82</text:p>
          </table:table-cell>
          <table:table-cell table:style-name="ce740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740" table:formula="of:=[.P50]+[.N51]" office:value-type="currency" office:currency="TRY" office:value="52719.0009899825" calcext:value-type="currency">
            <text:p>₺52.719,--</text:p>
          </table:table-cell>
          <table:table-cell table:style-name="ce778" table:formula="of:=[.Q50]+[.O51]" office:value-type="currency" office:currency="USD" office:value="102701.946574711" calcext:value-type="currency">
            <text:p>$102.701,95</text:p>
          </table:table-cell>
          <table:table-cell table:style-name="ce744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731" table:formula="of:=[$'02-11-GLR'.G72]" office:value-type="currency" office:currency="TRY" office:value="40000" calcext:value-type="currency">
            <text:p>₺40.000,00</text:p>
          </table:table-cell>
          <table:table-cell table:style-name="ce744"/>
          <table:table-cell table:style-name="ce752" table:formula="of:=[.K52]/[.$E$5]" office:value-type="percentage" office:value="0.770733103119702" calcext:value-type="percentage">
            <text:p>%77,07</text:p>
          </table:table-cell>
          <table:table-cell table:style-name="ce740" table:formula="of:=[.G51]*[.E52]" office:value-type="currency" office:currency="TRY" office:value="30870.9380822479" calcext:value-type="currency">
            <text:p>₺30.870,94</text:p>
          </table:table-cell>
          <table:table-cell table:style-name="ce763" table:formula="of:=[.H52]/[.S52]" office:value-type="currency" office:currency="USD" office:value="1583.12502985887" calcext:value-type="currency">
            <text:p>$1.583</text:p>
          </table:table-cell>
          <table:table-cell table:style-name="ce740" table:formula="of:=[.J51]+[.H52]" office:value-type="currency" office:currency="TRY" office:value="214898.423092265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752" table:formula="of:=[.Q52]/[.$E$5]" office:value-type="percentage" office:value="0.229266896880298" calcext:value-type="percentage">
            <text:p>%22,93</text:p>
          </table:table-cell>
          <table:table-cell table:style-name="ce740" table:formula="of:=[.M51]*[.E52]" office:value-type="currency" office:currency="TRY" office:value="9129.06191775208" calcext:value-type="currency">
            <text:p>₺9.129,06</text:p>
          </table:table-cell>
          <table:table-cell table:formula="of:=[.N52]/[.S52]" office:value-type="currency" office:currency="USD" office:value="468.157021423184" calcext:value-type="currency">
            <text:p>$468</text:p>
          </table:table-cell>
          <table:table-cell table:style-name="ce740" table:formula="of:=[.P51]+[.N52]" office:value-type="currency" office:currency="TRY" office:value="61848.0629077345" calcext:value-type="currency">
            <text:p>₺61.848,06</text:p>
          </table:table-cell>
          <table:table-cell table:style-name="ce778" table:formula="of:=[.Q51]+[.O52]" office:value-type="currency" office:currency="USD" office:value="103170.103596134" calcext:value-type="currency">
            <text:p>$103.170,10</text:p>
          </table:table-cell>
          <table:table-cell table:style-name="ce744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4"/>
          <table:table-cell table:style-name="ce752" table:formula="of:=[.K53]/[.$E$5]" office:value-type="percentage" office:value="0.770705563552509" calcext:value-type="percentage">
            <text:p>%77,07</text:p>
          </table:table-cell>
          <table:table-cell table:style-name="ce740" table:formula="of:=[.G52]*[.E53]" office:value-type="currency" office:currency="TRY" office:value="770.733103119702" calcext:value-type="currency">
            <text:p>₺770,73</text:p>
          </table:table-cell>
          <table:table-cell table:style-name="ce763" table:formula="of:=[.H53]/[.S53]" office:value-type="currency" office:currency="USD" office:value="41.6612488172812" calcext:value-type="currency">
            <text:p>$42</text:p>
          </table:table-cell>
          <table:table-cell table:style-name="ce740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752" table:formula="of:=[.Q53]/[.$E$5]" office:value-type="percentage" office:value="0.229294436447491" calcext:value-type="percentage">
            <text:p>%22,93</text:p>
          </table:table-cell>
          <table:table-cell table:style-name="ce740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740" table:formula="of:=[.P52]+[.N53]" office:value-type="currency" office:currency="TRY" office:value="62077.3298046148" calcext:value-type="currency">
            <text:p>₺62.077,33</text:p>
          </table:table-cell>
          <table:table-cell table:style-name="ce778" table:formula="of:=[.Q52]+[.O53]" office:value-type="currency" office:currency="USD" office:value="103182.496401371" calcext:value-type="currency">
            <text:p>$103.182,50</text:p>
          </table:table-cell>
          <table:table-cell table:style-name="ce744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731" office:value-type="currency" office:currency="TRY" office:value="82000" calcext:value-type="currency">
            <text:p>₺82.000,00</text:p>
          </table:table-cell>
          <table:table-cell table:style-name="ce744"/>
          <table:table-cell table:style-name="ce752" table:formula="of:=[.K54]/[.$E$5]" office:value-type="percentage" office:value="0.768459190340001" calcext:value-type="percentage">
            <text:p>%76,85</text:p>
          </table:table-cell>
          <table:table-cell table:style-name="ce740" table:formula="of:=[.G53]*[.E54]" office:value-type="currency" office:currency="TRY" office:value="63197.8562113057" calcext:value-type="currency">
            <text:p>₺63.197,86</text:p>
          </table:table-cell>
          <table:table-cell table:style-name="ce763" table:formula="of:=[.H54]/[.S54]" office:value-type="currency" office:currency="USD" office:value="3397.73420490891" calcext:value-type="currency">
            <text:p>$3.398</text:p>
          </table:table-cell>
          <table:table-cell table:style-name="ce740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" calcext:value-type="currency">
            <text:p>$345.806,64</text:p>
          </table:table-cell>
          <table:table-cell/>
          <table:table-cell table:style-name="ce752" table:formula="of:=[.Q54]/[.$E$5]" office:value-type="percentage" office:value="0.231540809659999" calcext:value-type="percentage">
            <text:p>%23,15</text:p>
          </table:table-cell>
          <table:table-cell table:style-name="ce740" table:formula="of:=[.M53]*[.E54]" office:value-type="currency" office:currency="TRY" office:value="18802.1437886943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740" table:formula="of:=[.P53]+[.N54]" office:value-type="currency" office:currency="TRY" office:value="80879.4735933091" calcext:value-type="currency">
            <text:p>₺80.879,47</text:p>
          </table:table-cell>
          <table:table-cell table:style-name="ce778" table:formula="of:=[.Q53]+[.O54]" office:value-type="currency" office:currency="USD" office:value="104193.364347" calcext:value-type="currency">
            <text:p>$104.193,36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731" office:value-type="currency" office:currency="TRY" office:value="84000" calcext:value-type="currency">
            <text:p>₺84.000,00</text:p>
          </table:table-cell>
          <table:table-cell table:style-name="ce744"/>
          <table:table-cell table:style-name="ce752" table:formula="of:=[.K55]/[.$E$5]" office:value-type="percentage" office:value="0.766135483289649" calcext:value-type="percentage">
            <text:p>%76,61</text:p>
          </table:table-cell>
          <table:table-cell table:style-name="ce740" table:formula="of:=[.G54]*[.E55]" office:value-type="currency" office:currency="TRY" office:value="64550.57198856" calcext:value-type="currency">
            <text:p>₺64.550,57</text:p>
          </table:table-cell>
          <table:table-cell table:style-name="ce763" table:formula="of:=[.H55]/[.S55]" office:value-type="currency" office:currency="USD" office:value="3470.4608596" calcext:value-type="currency">
            <text:p>$3.470</text:p>
          </table:table-cell>
          <table:table-cell table:style-name="ce740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2" calcext:value-type="currency">
            <text:p>$344.760,97</text:p>
          </table:table-cell>
          <table:table-cell/>
          <table:table-cell table:style-name="ce752" table:formula="of:=[.Q55]/[.$E$5]" office:value-type="percentage" office:value="0.233864516710351" calcext:value-type="percentage">
            <text:p>%23,39</text:p>
          </table:table-cell>
          <table:table-cell table:style-name="ce740" table:formula="of:=[.M54]*[.E55]" office:value-type="currency" office:currency="TRY" office:value="19449.42801144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740" table:formula="of:=[.P54]+[.N55]" office:value-type="currency" office:currency="TRY" office:value="100328.901604749" calcext:value-type="currency">
            <text:p>₺100.328,90</text:p>
          </table:table-cell>
          <table:table-cell table:style-name="ce778" table:formula="of:=[.Q54]+[.O55]" office:value-type="currency" office:currency="USD" office:value="105239.032519658" calcext:value-type="currency">
            <text:p>$105.239,03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4"/>
          <table:table-cell table:style-name="ce752" table:formula="of:=[.K56]/[.$E$5]" office:value-type="percentage" office:value="0.766108968038322" calcext:value-type="percentage">
            <text:p>%76,61</text:p>
          </table:table-cell>
          <table:table-cell table:style-name="ce740" table:formula="of:=[.G55]*[.E56]" office:value-type="currency" office:currency="TRY" office:value="766.135483289649" calcext:value-type="currency">
            <text:p>₺766,14</text:p>
          </table:table-cell>
          <table:table-cell table:style-name="ce763" table:formula="of:=[.H56]/[.S56]" office:value-type="currency" office:currency="USD" office:value="39.0885450657984" calcext:value-type="currency">
            <text:p>$39</text:p>
          </table:table-cell>
          <table:table-cell table:style-name="ce740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743"/>
          <table:table-cell table:style-name="ce752" table:formula="of:=[.Q55]/[.$E$5]" office:value-type="percentage" office:value="0.233864516710351" calcext:value-type="percentage">
            <text:p>%23,39</text:p>
          </table:table-cell>
          <table:table-cell table:style-name="ce740" table:formula="of:=[.M55]*[.E56]" office:value-type="currency" office:currency="TRY" office:value="233.864516710351" calcext:value-type="currency">
            <text:p>₺233,86</text:p>
          </table:table-cell>
          <table:table-cell table:formula="of:=[.N56]/[.S56]" office:value-type="currency" office:currency="USD" office:value="11.9318630974669" calcext:value-type="currency">
            <text:p>$12</text:p>
          </table:table-cell>
          <table:table-cell table:style-name="ce740" table:formula="of:=[.P55]+[.N56]" office:value-type="currency" office:currency="TRY" office:value="100562.766121459" calcext:value-type="currency">
            <text:p>₺100.562,77</text:p>
          </table:table-cell>
          <table:table-cell table:style-name="ce778" table:formula="of:=[.Q55]+[.O56]" office:value-type="currency" office:currency="USD" office:value="105250.964382755" calcext:value-type="currency">
            <text:p>$105.250,96</text:p>
          </table:table-cell>
          <table:table-cell table:style-name="ce744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4"/>
          <table:table-cell table:style-name="ce752" table:formula="of:=[.K57]/[.$E$5]" office:value-type="percentage" office:value="0.766081027235847" calcext:value-type="percentage">
            <text:p>%76,61</text:p>
          </table:table-cell>
          <table:table-cell table:style-name="ce740" table:formula="of:=[.G56]*[.E57]" office:value-type="currency" office:currency="TRY" office:value="766.108968038322" calcext:value-type="currency">
            <text:p>₺766,11</text:p>
          </table:table-cell>
          <table:table-cell table:style-name="ce763" table:formula="of:=[.H57]/[.S57]" office:value-type="currency" office:currency="USD" office:value="41.1886541956087" calcext:value-type="currency">
            <text:p>$41</text:p>
          </table:table-cell>
          <table:table-cell table:style-name="ce740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1" calcext:value-type="currency">
            <text:p>$344.736,46</text:p>
          </table:table-cell>
          <table:table-cell table:style-name="ce743"/>
          <table:table-cell table:style-name="ce752" table:formula="of:=[.Q57]/[.$E$5]" office:value-type="percentage" office:value="0.233918972764153" calcext:value-type="percentage">
            <text:p>%23,39</text:p>
          </table:table-cell>
          <table:table-cell table:style-name="ce740" table:formula="of:=[.M56]*[.E57]" office:value-type="currency" office:currency="TRY" office:value="233.864516710351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740" table:formula="of:=[.P56]+[.N57]" office:value-type="currency" office:currency="TRY" office:value="100796.63063817" calcext:value-type="currency">
            <text:p>₺100.796,63</text:p>
          </table:table-cell>
          <table:table-cell table:style-name="ce778" table:formula="of:=[.Q56]+[.O57]" office:value-type="currency" office:currency="USD" office:value="105263.537743869" calcext:value-type="currency">
            <text:p>$105.263,54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3"/>
          <table:table-cell table:style-name="ce752" table:formula="of:=[.K58]/[.$E$5]" office:value-type="percentage" office:value="0.766053079927273" calcext:value-type="percentage">
            <text:p>%76,61</text:p>
          </table:table-cell>
          <table:table-cell table:style-name="ce740" table:formula="of:=[.G57]*[.E58]" office:value-type="currency" office:currency="TRY" office:value="766.081027235847" calcext:value-type="currency">
            <text:p>₺766,08</text:p>
          </table:table-cell>
          <table:table-cell table:style-name="ce763" table:formula="of:=[.H58]/[.S58]" office:value-type="currency" office:currency="USD" office:value="41.1871520019273" calcext:value-type="currency">
            <text:p>$41</text:p>
          </table:table-cell>
          <table:table-cell table:style-name="ce740" table:formula="of:=[.J57]+[.H58]" office:value-type="currency" office:currency="TRY" office:value="345715.909873815" calcext:value-type="currency">
            <text:p>₺345.715,91</text:p>
          </table:table-cell>
          <table:table-cell table:formula="of:=[.K57]-[.O58]" office:value-type="currency" office:currency="USD" office:value="344723.885967273" calcext:value-type="currency">
            <text:p>$344.723,89</text:p>
          </table:table-cell>
          <table:table-cell/>
          <table:table-cell table:style-name="ce752" table:formula="of:=[.Q58]/[.$E$5]" office:value-type="percentage" office:value="0.233946920072727" calcext:value-type="percentage">
            <text:p>%23,39</text:p>
          </table:table-cell>
          <table:table-cell table:style-name="ce740" table:formula="of:=[.M57]*[.E58]" office:value-type="currency" office:currency="TRY" office:value="233.918972764153" calcext:value-type="currency">
            <text:p>₺233,92</text:p>
          </table:table-cell>
          <table:table-cell table:formula="of:=[.N58]/[.S58]" office:value-type="currency" office:currency="USD" office:value="12.5762888582878" calcext:value-type="currency">
            <text:p>$13</text:p>
          </table:table-cell>
          <table:table-cell table:style-name="ce740" table:formula="of:=[.P57]+[.N58]" office:value-type="currency" office:currency="TRY" office:value="101030.549610934" calcext:value-type="currency">
            <text:p>₺101.030,55</text:p>
          </table:table-cell>
          <table:table-cell table:style-name="ce778" table:formula="of:=[.Q57]+[.O58]" office:value-type="currency" office:currency="USD" office:value="105276.114032727" calcext:value-type="currency">
            <text:p>$105.276,11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3"/>
          <table:table-cell table:style-name="ce752" table:formula="of:=[.K59]/[.$E$5]" office:value-type="percentage" office:value="0.766025129279714" calcext:value-type="percentage">
            <text:p>%76,60</text:p>
          </table:table-cell>
          <table:table-cell table:style-name="ce740" table:formula="of:=[.G58]*[.E59]" office:value-type="currency" office:currency="TRY" office:value="766.053079927273" calcext:value-type="currency">
            <text:p>₺766,05</text:p>
          </table:table-cell>
          <table:table-cell table:style-name="ce763" table:formula="of:=[.H59]/[.S59]" office:value-type="currency" office:currency="USD" office:value="41.1856494584555" calcext:value-type="currency">
            <text:p>$41</text:p>
          </table:table-cell>
          <table:table-cell table:style-name="ce740" table:formula="of:=[.J58]+[.H59]" office:value-type="currency" office:currency="TRY" office:value="346481.962953742" calcext:value-type="currency">
            <text:p>₺346.481,96</text:p>
          </table:table-cell>
          <table:table-cell table:formula="of:=[.K58]-[.O59]" office:value-type="currency" office:currency="USD" office:value="344711.308175871" calcext:value-type="currency">
            <text:p>$344.711,31</text:p>
          </table:table-cell>
          <table:table-cell/>
          <table:table-cell table:style-name="ce752" table:formula="of:=[.Q59]/[.$E$5]" office:value-type="percentage" office:value="0.233974870720286" calcext:value-type="percentage">
            <text:p>%23,40</text:p>
          </table:table-cell>
          <table:table-cell table:style-name="ce740" table:formula="of:=[.M58]*[.E59]" office:value-type="currency" office:currency="TRY" office:value="233.946920072727" calcext:value-type="currency">
            <text:p>₺233,95</text:p>
          </table:table-cell>
          <table:table-cell table:formula="of:=[.N59]/[.S59]" office:value-type="currency" office:currency="USD" office:value="12.5777914017595" calcext:value-type="currency">
            <text:p>$13</text:p>
          </table:table-cell>
          <table:table-cell table:style-name="ce740" table:formula="of:=[.P58]+[.N59]" office:value-type="currency" office:currency="TRY" office:value="101264.496531007" calcext:value-type="currency">
            <text:p>₺101.264,50</text:p>
          </table:table-cell>
          <table:table-cell table:style-name="ce778" table:formula="of:=[.Q58]+[.O59]" office:value-type="currency" office:currency="USD" office:value="105288.691824129" calcext:value-type="currency">
            <text:p>$105.288,69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3"/>
          <table:table-cell table:style-name="ce752" table:formula="of:=[.K60]/[.$E$5]" office:value-type="percentage" office:value="0.76599717529277" calcext:value-type="percentage">
            <text:p>%76,60</text:p>
          </table:table-cell>
          <table:table-cell table:style-name="ce740" table:formula="of:=[.G59]*[.E60]" office:value-type="currency" office:currency="TRY" office:value="766.025129279714" calcext:value-type="currency">
            <text:p>₺766,03</text:p>
          </table:table-cell>
          <table:table-cell table:style-name="ce763" table:formula="of:=[.H60]/[.S60]" office:value-type="currency" office:currency="USD" office:value="41.1841467354685" calcext:value-type="currency">
            <text:p>$41</text:p>
          </table:table-cell>
          <table:table-cell table:style-name="ce740" table:formula="of:=[.J59]+[.H60]" office:value-type="currency" office:currency="TRY" office:value="347247.988083022" calcext:value-type="currency">
            <text:p>₺347.247,99</text:p>
          </table:table-cell>
          <table:table-cell table:formula="of:=[.K59]-[.O60]" office:value-type="currency" office:currency="USD" office:value="344698.728881746" calcext:value-type="currency">
            <text:p>$344.698,73</text:p>
          </table:table-cell>
          <table:table-cell/>
          <table:table-cell table:style-name="ce752" table:formula="of:=[.Q60]/[.$E$5]" office:value-type="percentage" office:value="0.23400282470723" calcext:value-type="percentage">
            <text:p>%23,40</text:p>
          </table:table-cell>
          <table:table-cell table:style-name="ce740" table:formula="of:=[.M59]*[.E60]" office:value-type="currency" office:currency="TRY" office:value="233.974870720286" calcext:value-type="currency">
            <text:p>₺233,97</text:p>
          </table:table-cell>
          <table:table-cell table:formula="of:=[.N60]/[.S60]" office:value-type="currency" office:currency="USD" office:value="12.5792941247466" calcext:value-type="currency">
            <text:p>$13</text:p>
          </table:table-cell>
          <table:table-cell table:style-name="ce740" table:formula="of:=[.P59]+[.N60]" office:value-type="currency" office:currency="TRY" office:value="101498.471401727" calcext:value-type="currency">
            <text:p>₺101.498,47</text:p>
          </table:table-cell>
          <table:table-cell table:style-name="ce778" table:formula="of:=[.Q59]+[.O60]" office:value-type="currency" office:currency="USD" office:value="105301.271118254" calcext:value-type="currency">
            <text:p>$105.301,27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731" office:value-type="currency" office:currency="TRY" office:value="1000" calcext:value-type="currency">
            <text:p>₺1.000,00</text:p>
          </table:table-cell>
          <table:table-cell table:style-name="ce743"/>
          <table:table-cell table:style-name="ce752" table:formula="of:=[.K61]/[.$E$5]" office:value-type="percentage" office:value="0.765969217966043" calcext:value-type="percentage">
            <text:p>%76,60</text:p>
          </table:table-cell>
          <table:table-cell table:style-name="ce740" table:formula="of:=[.G60]*[.E61]" office:value-type="currency" office:currency="TRY" office:value="765.99717529277" calcext:value-type="currency">
            <text:p>₺766,--</text:p>
          </table:table-cell>
          <table:table-cell table:style-name="ce763" table:formula="of:=[.H61]/[.S61]" office:value-type="currency" office:currency="USD" office:value="41.1826438329446" calcext:value-type="currency">
            <text:p>$41</text:p>
          </table:table-cell>
          <table:table-cell table:style-name="ce740" table:formula="of:=[.J60]+[.H61]" office:value-type="currency" office:currency="TRY" office:value="348013.985258315" calcext:value-type="currency">
            <text:p>₺348.013,99</text:p>
          </table:table-cell>
          <table:table-cell table:formula="of:=[.K60]-[.O61]" office:value-type="currency" office:currency="USD" office:value="344686.148084719" calcext:value-type="currency">
            <text:p>$344.686,15</text:p>
          </table:table-cell>
          <table:table-cell/>
          <table:table-cell table:style-name="ce752" table:formula="of:=[.Q61]/[.$E$5]" office:value-type="percentage" office:value="0.234030782033957" calcext:value-type="percentage">
            <text:p>%23,40</text:p>
          </table:table-cell>
          <table:table-cell table:style-name="ce740" table:formula="of:=[.M60]*[.E61]" office:value-type="currency" office:currency="TRY" office:value="234.00282470723" calcext:value-type="currency">
            <text:p>₺234,--</text:p>
          </table:table-cell>
          <table:table-cell table:formula="of:=[.N61]/[.S61]" office:value-type="currency" office:currency="USD" office:value="12.5807970272704" calcext:value-type="currency">
            <text:p>$13</text:p>
          </table:table-cell>
          <table:table-cell table:style-name="ce740" table:formula="of:=[.P60]+[.N61]" office:value-type="currency" office:currency="TRY" office:value="101732.474226434" calcext:value-type="currency">
            <text:p>₺101.732,47</text:p>
          </table:table-cell>
          <table:table-cell table:style-name="ce778" table:formula="of:=[.Q60]+[.O61]" office:value-type="currency" office:currency="USD" office:value="105313.851915281" calcext:value-type="currency">
            <text:p>$105.313,85</text:p>
          </table:table-cell>
          <table:table-cell table:style-name="ce744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office:value-type="string" calcext:value-type="string">
            <text:p>Yıllık Toplam 2022</text:p>
          </table:table-cell>
          <table:table-cell table:style-name="ce711"/>
          <table:table-cell table:style-name="ce723" table:formula="of:=SUM([.D46:.D61])" office:value-type="float" office:value="335000" calcext:value-type="float">
            <text:p>335000</text:p>
          </table:table-cell>
          <table:table-cell table:style-name="ce736" table:formula="of:=SUM([.E46:.E61])" office:value-type="currency" office:currency="TRY" office:value="319956.33" calcext:value-type="currency">
            <text:p>₺319.956,33</text:p>
          </table:table-cell>
          <table:table-cell table:style-name="ce745"/>
          <table:table-cell table:style-name="ce753"/>
          <table:table-cell table:style-name="ce760" table:formula="of:=SUM([.H46:.H57])" office:value-type="currency" office:currency="TRY" office:value="243683.010442678" calcext:value-type="currency">
            <text:p>₺243.683,01</text:p>
          </table:table-cell>
          <table:table-cell table:style-name="ce764" table:formula="of:=SUM([.I46:.I61])" office:value-type="currency" office:currency="USD" office:value="13346.4520505456" calcext:value-type="currency">
            <text:p>$13.346</text:p>
          </table:table-cell>
          <table:table-cell table:style-name="ce772"/>
          <table:table-cell table:style-name="ce781"/>
          <table:table-cell table:style-name="ce746"/>
          <table:table-cell table:style-name="ce788"/>
          <table:table-cell table:style-name="ce760" table:formula="of:=SUM([.N46:.N57])" office:value-type="currency" office:currency="TRY" office:value="72273.293042071" calcext:value-type="currency">
            <text:p>₺72.273,29</text:p>
          </table:table-cell>
          <table:table-cell table:style-name="ce764" table:formula="of:=SUM([.O46:.O61])" office:value-type="currency" office:currency="USD" office:value="3953.09237640129" calcext:value-type="currency">
            <text:p>$3.953</text:p>
          </table:table-cell>
          <table:table-cell table:style-name="ce798"/>
          <table:table-cell table:style-name="ce781"/>
          <table:table-cell table:style-name="ce745"/>
          <table:table-cell table:style-name="ce810"/>
          <table:table-cell table:number-columns-repeated="1005"/>
        </table:table-row>
        <table:table-row table:style-name="ro5">
          <table:table-cell table:style-name="ce697"/>
          <table:table-cell table:style-name="ce713"/>
          <table:table-cell table:style-name="ce719" office:value-type="string" calcext:value-type="string">
            <text:p>Toplam – Net 2018-22</text:p>
          </table:table-cell>
          <table:table-cell table:style-name="ce724" table:formula="of:=[.D62]+[.D42]" office:value-type="float" office:value="611029" calcext:value-type="float">
            <text:p>611029</text:p>
          </table:table-cell>
          <table:table-cell table:style-name="ce724" table:formula="of:=[.E62]+[.E42]" office:value-type="float" office:value="449746.486" calcext:value-type="float">
            <text:p>449746,486</text:p>
          </table:table-cell>
          <table:table-cell table:style-name="ce744"/>
          <table:table-cell table:style-name="ce754"/>
          <table:table-cell table:style-name="ce737" table:number-columns-repeated="2"/>
          <table:table-cell table:style-name="ce740"/>
          <table:table-cell table:style-name="ce779"/>
          <table:table-cell table:style-name="ce743"/>
          <table:table-cell table:style-name="ce754"/>
          <table:table-cell table:style-name="ce737"/>
          <table:table-cell table:style-name="ce795"/>
          <table:table-cell table:style-name="ce773"/>
          <table:table-cell table:style-name="ce779"/>
          <table:table-cell table:style-name="ce744"/>
          <table:table-cell table:number-columns-repeated="1006"/>
        </table:table-row>
        <table:table-row table:style-name="ro5">
          <table:table-cell table:style-name="ce697"/>
          <table:table-cell table:style-name="ce713" table:number-columns-repeated="2"/>
          <table:table-cell table:style-name="ce725"/>
          <table:table-cell table:style-name="ce737"/>
          <table:table-cell table:style-name="ce744"/>
          <table:table-cell table:style-name="ce754"/>
          <table:table-cell table:style-name="ce737" table:number-columns-repeated="2"/>
          <table:table-cell table:style-name="ce740"/>
          <table:table-cell table:style-name="ce779"/>
          <table:table-cell table:style-name="ce743"/>
          <table:table-cell table:style-name="ce754"/>
          <table:table-cell table:style-name="ce737"/>
          <table:table-cell table:style-name="ce795"/>
          <table:table-cell table:style-name="ce773"/>
          <table:table-cell table:style-name="ce779"/>
          <table:table-cell table:style-name="ce744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25"/>
          <table:table-cell table:style-name="ce737" office:value-type="currency" office:currency="TRY" office:value="11769" calcext:value-type="currency">
            <text:p>₺11.769,00</text:p>
          </table:table-cell>
          <table:table-cell table:style-name="ce744"/>
          <table:table-cell table:style-name="ce752" table:formula="of:=[.K65]/[.$E$5]" office:value-type="percentage" office:value="0.765623416550631" calcext:value-type="percentage">
            <text:p>%76,56</text:p>
          </table:table-cell>
          <table:table-cell table:style-name="ce740" table:formula="of:=[.G61]*[.E65]" office:value-type="currency" office:currency="TRY" office:value="9014.69172624236" calcext:value-type="currency">
            <text:p>₺9.014,69</text:p>
          </table:table-cell>
          <table:table-cell table:style-name="ce763" table:formula="of:=[.H65]/[.S65]" office:value-type="currency" office:currency="USD" office:value="509.304617301828" calcext:value-type="currency">
            <text:p>$509</text:p>
          </table:table-cell>
          <table:table-cell table:style-name="ce740" table:formula="of:=[.J61]+[.H65]" office:value-type="currency" office:currency="TRY" office:value="357028.676984557" calcext:value-type="currency">
            <text:p>₺357.028,68</text:p>
          </table:table-cell>
          <table:table-cell table:formula="of:=[.K61]-[.O65]" office:value-type="currency" office:currency="USD" office:value="344530.537447784" calcext:value-type="currency">
            <text:p>$344.530,54</text:p>
          </table:table-cell>
          <table:table-cell table:style-name="ce743"/>
          <table:table-cell table:style-name="ce752" table:formula="of:=[.Q65]/[.$E$5]" office:value-type="percentage" office:value="0.234376583449369" calcext:value-type="percentage">
            <text:p>%23,44</text:p>
          </table:table-cell>
          <table:table-cell table:style-name="ce740" table:formula="of:=[.M61]*[.E65]" office:value-type="currency" office:currency="TRY" office:value="2754.30827375764" calcext:value-type="currency">
            <text:p>₺2.754,31</text:p>
          </table:table-cell>
          <table:table-cell table:formula="of:=[.N65]/[.S65]" office:value-type="currency" office:currency="USD" office:value="155.61063693546" calcext:value-type="currency">
            <text:p>$156</text:p>
          </table:table-cell>
          <table:table-cell table:style-name="ce740" table:formula="of:=[.P61]+[.N65]" office:value-type="currency" office:currency="TRY" office:value="104486.782500192" calcext:value-type="currency">
            <text:p>₺104.486,78</text:p>
          </table:table-cell>
          <table:table-cell table:style-name="ce778" table:formula="of:=[.Q61]+[.O65]" office:value-type="currency" office:currency="USD" office:value="105469.462552216" calcext:value-type="currency">
            <text:p>$105.469,46</text:p>
          </table:table-cell>
          <table:table-cell table:style-name="ce744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25" office:value-type="float" office:value="3892.36" calcext:value-type="float">
            <text:p>3892,36</text:p>
          </table:table-cell>
          <table:table-cell table:style-name="ce737" office:value-type="currency" office:currency="TRY" office:value="3892.36" calcext:value-type="currency">
            <text:p>₺3.892,36</text:p>
          </table:table-cell>
          <table:table-cell table:style-name="ce744"/>
          <table:table-cell table:style-name="ce752" table:formula="of:=[.K66]/[.$E$5]" office:value-type="percentage" office:value="0.765508880701496" calcext:value-type="percentage">
            <text:p>%76,55</text:p>
          </table:table-cell>
          <table:table-cell table:style-name="ce740" table:formula="of:=[.G65]*[.E66]" office:value-type="currency" office:currency="TRY" office:value="2980.08196164501" calcext:value-type="currency">
            <text:p>₺2.980,08</text:p>
          </table:table-cell>
          <table:table-cell table:style-name="ce763" table:formula="of:=[.H66]/[.S66]" office:value-type="currency" office:currency="USD" office:value="168.366212522317" calcext:value-type="currency">
            <text:p>$168</text:p>
          </table:table-cell>
          <table:table-cell table:style-name="ce740" table:formula="of:=[.J65]+[.H66]" office:value-type="currency" office:currency="TRY" office:value="360008.758946202" calcext:value-type="currency">
            <text:p>₺360.008,76</text:p>
          </table:table-cell>
          <table:table-cell table:formula="of:=[.K65]-[.O66]" office:value-type="currency" office:currency="USD" office:value="344478.996315673" calcext:value-type="currency">
            <text:p>$344.479,00</text:p>
          </table:table-cell>
          <table:table-cell table:style-name="ce743"/>
          <table:table-cell table:style-name="ce752" table:formula="of:=[.Q66]/[.$E$5]" office:value-type="percentage" office:value="0.234491119298504" calcext:value-type="percentage">
            <text:p>%23,45</text:p>
          </table:table-cell>
          <table:table-cell table:style-name="ce740" table:formula="of:=[.M65]*[.E66]" office:value-type="currency" office:currency="TRY" office:value="912.278038354987" calcext:value-type="currency">
            <text:p>₺912,28</text:p>
          </table:table-cell>
          <table:table-cell table:formula="of:=[.N66]/[.S66]" office:value-type="currency" office:currency="USD" office:value="51.5411321104513" calcext:value-type="currency">
            <text:p>$52</text:p>
          </table:table-cell>
          <table:table-cell table:style-name="ce740" table:formula="of:=[.P65]+[.N66]" office:value-type="currency" office:currency="TRY" office:value="105399.060538547" calcext:value-type="currency">
            <text:p>₺105.399,06</text:p>
          </table:table-cell>
          <table:table-cell table:style-name="ce778" table:formula="of:=[.Q65]+[.O66]" office:value-type="currency" office:currency="USD" office:value="105521.003684327" calcext:value-type="currency">
            <text:p>$105.521,00</text:p>
          </table:table-cell>
          <table:table-cell table:style-name="ce744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725" office:value-type="float" office:value="11181.35" calcext:value-type="float">
            <text:p>11181,35</text:p>
          </table:table-cell>
          <table:table-cell table:style-name="ce737" office:value-type="currency" office:currency="TRY" office:value="11181.35" calcext:value-type="currency">
            <text:p>₺11.181,35</text:p>
          </table:table-cell>
          <table:table-cell table:style-name="ce744"/>
          <table:table-cell table:style-name="ce752" table:formula="of:=[.K67]/[.$E$5]" office:value-type="percentage" office:value="0.765179699624689" calcext:value-type="percentage">
            <text:p>%76,52</text:p>
          </table:table-cell>
          <table:table-cell table:style-name="ce740" table:formula="of:=[.G66]*[.E67]" office:value-type="currency" office:currency="TRY" office:value="8559.42272323167" calcext:value-type="currency">
            <text:p>₺8.559,42</text:p>
          </table:table-cell>
          <table:table-cell table:style-name="ce763" table:formula="of:=[.H67]/[.S67]" office:value-type="currency" office:currency="USD" office:value="483.583204702355" calcext:value-type="currency">
            <text:p>$484</text:p>
          </table:table-cell>
          <table:table-cell table:style-name="ce740" table:formula="of:=[.J66]+[.H67]" office:value-type="currency" office:currency="TRY" office:value="368568.181669434" calcext:value-type="currency">
            <text:p>₺368.568,18</text:p>
          </table:table-cell>
          <table:table-cell table:formula="of:=[.K66]-[.O67]" office:value-type="currency" office:currency="USD" office:value="344330.86483111" calcext:value-type="currency">
            <text:p>$344.330,86</text:p>
          </table:table-cell>
          <table:table-cell table:style-name="ce743"/>
          <table:table-cell table:style-name="ce752" table:formula="of:=[.Q67]/[.$E$5]" office:value-type="percentage" office:value="0.234820300375311" calcext:value-type="percentage">
            <text:p>%23,48</text:p>
          </table:table-cell>
          <table:table-cell table:style-name="ce740" table:formula="of:=[.M66]*[.E67]" office:value-type="currency" office:currency="TRY" office:value="2621.92727676832" calcext:value-type="currency">
            <text:p>₺2.621,93</text:p>
          </table:table-cell>
          <table:table-cell table:formula="of:=[.N67]/[.S67]" office:value-type="currency" office:currency="USD" office:value="148.131484563182" calcext:value-type="currency">
            <text:p>$148</text:p>
          </table:table-cell>
          <table:table-cell table:style-name="ce740" table:formula="of:=[.P66]+[.N67]" office:value-type="currency" office:currency="TRY" office:value="108020.987815315" calcext:value-type="currency">
            <text:p>₺108.020,99</text:p>
          </table:table-cell>
          <table:table-cell table:style-name="ce778" table:formula="of:=[.Q66]+[.O67]" office:value-type="currency" office:currency="USD" office:value="105669.13516889" calcext:value-type="currency">
            <text:p>$105.669,14</text:p>
          </table:table-cell>
          <table:table-cell table:style-name="ce744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701"/>
          <table:table-cell table:style-name="ce711" table:number-columns-repeated="2"/>
          <table:table-cell table:style-name="ce723" table:formula="of:=SUM([.D65:.D67])" office:value-type="float" office:value="15073.71" calcext:value-type="float">
            <text:p>15073,71</text:p>
          </table:table-cell>
          <table:table-cell table:style-name="ce733" table:formula="of:=SUM([.E65:.E67])" office:value-type="currency" office:currency="TRY" office:value="26842.71" calcext:value-type="currency">
            <text:p>₺26.842,71</text:p>
          </table:table-cell>
          <table:table-cell table:style-name="ce745"/>
          <table:table-cell table:style-name="ce753"/>
          <table:table-cell table:style-name="ce733" table:formula="of:=SUM([.H65:.H67])" office:value-type="currency" office:currency="TRY" office:value="20554.196411119" calcext:value-type="currency">
            <text:p>₺20.554,20</text:p>
          </table:table-cell>
          <table:table-cell table:style-name="ce764" table:formula="of:=SUM([.I65:.I67])" office:value-type="currency" office:currency="USD" office:value="1161.2540345265" calcext:value-type="currency">
            <text:p>$1.161</text:p>
          </table:table-cell>
          <table:table-cell table:style-name="ce771"/>
          <table:table-cell table:style-name="ce781"/>
          <table:table-cell table:style-name="ce746"/>
          <table:table-cell table:style-name="ce753"/>
          <table:table-cell table:style-name="ce733" table:formula="of:=SUM([.N65:.N67])" office:value-type="currency" office:currency="TRY" office:value="6288.51358888096" calcext:value-type="currency">
            <text:p>₺6.288,51</text:p>
          </table:table-cell>
          <table:table-cell table:style-name="ce764" table:formula="of:=SUM([.O65:.O67])" office:value-type="currency" office:currency="USD" office:value="355.283253609094" calcext:value-type="currency">
            <text:p>$355</text:p>
          </table:table-cell>
          <table:table-cell table:style-name="ce798"/>
          <table:table-cell table:style-name="ce804"/>
          <table:table-cell table:style-name="ce745"/>
          <table:table-cell table:style-name="ce810"/>
          <table:table-cell table:number-columns-repeated="1005"/>
        </table:table-row>
        <table:table-row table:style-name="ro5">
          <table:table-cell/>
          <table:table-cell table:style-name="ce696"/>
          <table:table-cell table:style-name="ce719" office:value-type="string" calcext:value-type="string">
            <text:p>Toplam – Net 2018-22</text:p>
          </table:table-cell>
          <table:table-cell table:style-name="ce724" table:formula="of:=[.D68]+[.D63]" office:value-type="float" office:value="626102.71" calcext:value-type="float">
            <text:p>626102,71</text:p>
          </table:table-cell>
          <table:table-cell table:style-name="ce734" table:formula="of:=[.E68]+[.E63]" office:value-type="currency" office:currency="TRY" office:value="476589.196" calcext:value-type="currency">
            <text:p>₺476.589,20</text:p>
          </table:table-cell>
          <table:table-cell table:style-name="ce744"/>
          <table:table-cell table:style-name="ce754"/>
          <table:table-cell table:style-name="ce737" table:number-columns-repeated="2"/>
          <table:table-cell table:style-name="ce740"/>
          <table:table-cell table:style-name="ce779"/>
          <table:table-cell table:style-name="ce743"/>
          <table:table-cell table:style-name="ce754"/>
          <table:table-cell table:style-name="ce737"/>
          <table:table-cell table:style-name="ce795"/>
          <table:table-cell table:style-name="ce773"/>
          <table:table-cell table:style-name="ce779"/>
          <table:table-cell table:style-name="ce744"/>
          <table:table-cell table:number-columns-repeated="1006"/>
        </table:table-row>
        <table:table-row table:style-name="ro5">
          <table:table-cell table:style-name="ce700" table:number-columns-repeated="3"/>
          <table:table-cell table:style-name="ce724"/>
          <table:table-cell table:style-name="ce731"/>
          <table:table-cell table:style-name="ce744"/>
          <table:table-cell table:style-name="ce752"/>
          <table:table-cell table:style-name="ce740" table:number-columns-repeated="3"/>
          <table:table-cell/>
          <table:table-cell table:style-name="ce743"/>
          <table:table-cell table:style-name="ce752"/>
          <table:table-cell table:style-name="ce740"/>
          <table:table-cell/>
          <table:table-cell table:style-name="ce740"/>
          <table:table-cell table:style-name="ce778"/>
          <table:table-cell table:style-name="ce744"/>
          <table:table-cell table:number-columns-repeated="1006"/>
        </table:table-row>
        <table:table-row table:style-name="ro5">
          <table:table-cell table:style-name="ce702" table:number-columns-repeated="4"/>
          <table:table-cell table:style-name="ce702" office:value-type="string" calcext:value-type="string" table:number-columns-spanned="1" table:number-rows-spanned="2">
            <text:p>hisse oranları</text:p>
          </table:table-cell>
          <table:table-cell table:style-name="ce747"/>
          <table:table-cell table:style-name="ce755" office:value-type="percentage" office:value="0.76518" calcext:value-type="percentage" table:number-columns-spanned="2" table:number-rows-spanned="2">
            <text:p>76,518%</text:p>
          </table:table-cell>
          <table:covered-table-cell table:style-name="ce747"/>
          <table:table-cell table:style-name="ce747" table:number-columns-repeated="2"/>
          <table:table-cell table:style-name="ce782"/>
          <table:table-cell table:style-name="ce747"/>
          <table:table-cell table:style-name="ce755" office:value-type="percentage" office:value="0.23482" calcext:value-type="percentage" table:number-columns-spanned="2" table:number-rows-spanned="2">
            <text:p>23,482%</text:p>
          </table:table-cell>
          <table:covered-table-cell table:style-name="ce700"/>
          <table:table-cell table:style-name="ce796"/>
          <table:table-cell table:style-name="ce700"/>
          <table:table-cell table:number-columns-repeated="1008"/>
        </table:table-row>
        <table:table-row table:style-name="ro5">
          <table:table-cell table:style-name="ce703" office:value-type="date" office:date-value="2022-12-31" calcext:value-type="date">
            <text:p>31.12.2022</text:p>
          </table:table-cell>
          <table:table-cell table:style-name="ce702" table:number-columns-repeated="3"/>
          <table:covered-table-cell table:style-name="ce738"/>
          <table:table-cell table:style-name="ce700"/>
          <table:covered-table-cell table:style-name="ce756"/>
          <table:covered-table-cell table:style-name="ce700"/>
          <table:table-cell table:style-name="ce700" table:number-columns-repeated="2"/>
          <table:table-cell table:style-name="ce783"/>
          <table:table-cell table:style-name="ce700"/>
          <table:covered-table-cell table:style-name="ce756"/>
          <table:covered-table-cell table:style-name="ce700"/>
          <table:table-cell table:style-name="ce796"/>
          <table:table-cell table:style-name="ce700"/>
          <table:table-cell table:number-columns-repeated="1008"/>
        </table:table-row>
        <table:table-row table:style-name="ro5">
          <table:table-cell table:style-name="ce702" table:number-columns-repeated="4"/>
          <table:table-cell table:style-name="ce738" office:value-type="string" calcext:value-type="string">
            <text:p>net gelir</text:p>
          </table:table-cell>
          <table:table-cell table:style-name="ce700"/>
          <table:table-cell table:style-name="ce752"/>
          <table:table-cell table:style-name="ce700"/>
          <table:table-cell table:style-name="ce765" table:formula="of:=[.I68]+[.I62]+[.I41]+[.I28]+[.I15]+[.I10]" office:value-type="currency" office:currency="USD" office:value="25486.8527107293" calcext:value-type="currency">
            <text:p>$25.487</text:p>
          </table:table-cell>
          <table:table-cell table:style-name="ce773" table:formula="of:=[.J67]" office:value-type="currency" office:currency="TRY" office:value="368568.181669434" calcext:value-type="currency">
            <text:p>₺368.568,18</text:p>
          </table:table-cell>
          <table:table-cell table:style-name="ce783"/>
          <table:table-cell table:style-name="ce700"/>
          <table:table-cell table:style-name="ce752"/>
          <table:table-cell table:style-name="ce700"/>
          <table:table-cell table:style-name="ce765" table:formula="of:=[.O68]+[.O62]+[.O41]+[.O28]+[.O15]+[.O10]" office:value-type="currency" office:currency="USD" office:value="7383.34516888966" calcext:value-type="currency">
            <text:p>$7.383</text:p>
          </table:table-cell>
          <table:table-cell table:style-name="ce773" table:formula="of:=[.P67]" office:value-type="currency" office:currency="TRY" office:value="108020.987815315" calcext:value-type="currency">
            <text:p>₺108.020,99</text:p>
          </table:table-cell>
          <table:table-cell table:number-columns-repeated="1008"/>
        </table:table-row>
        <table:table-row table:style-name="ro5">
          <table:table-cell table:style-name="ce702" table:number-columns-repeated="4"/>
          <table:table-cell table:style-name="ce738"/>
          <table:table-cell table:style-name="ce700"/>
          <table:table-cell table:style-name="ce752"/>
          <table:table-cell table:style-name="ce700" table:number-columns-repeated="3"/>
          <table:table-cell table:style-name="ce783"/>
          <table:table-cell table:style-name="ce700"/>
          <table:table-cell table:style-name="ce752"/>
          <table:table-cell table:style-name="ce700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702" table:number-columns-repeated="4"/>
          <table:table-cell table:style-name="ce738" office:value-type="string" calcext:value-type="string">
            <text:p>masraf usd</text:p>
          </table:table-cell>
          <table:table-cell table:style-name="ce700"/>
          <table:table-cell table:style-name="ce752"/>
          <table:table-cell table:style-name="ce761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766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700"/>
          <table:table-cell table:style-name="ce783"/>
          <table:table-cell table:style-name="ce700"/>
          <table:table-cell table:style-name="ce752"/>
          <table:table-cell table:style-name="ce761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766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700"/>
          <table:table-cell table:number-columns-repeated="1008"/>
        </table:table-row>
        <table:table-row table:style-name="ro5">
          <table:table-cell table:style-name="ce702" table:number-columns-repeated="4"/>
          <table:table-cell table:style-name="ce738"/>
          <table:table-cell table:style-name="ce700"/>
          <table:table-cell table:style-name="ce752"/>
          <table:table-cell table:style-name="ce700" table:number-columns-repeated="3"/>
          <table:table-cell table:style-name="ce783"/>
          <table:table-cell table:style-name="ce700"/>
          <table:table-cell table:style-name="ce752"/>
          <table:table-cell table:style-name="ce700"/>
          <table:table-cell table:style-name="ce796"/>
          <table:table-cell table:style-name="ce700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539"/>
          <table:table-cell table:style-name="ce700"/>
          <table:table-cell table:style-name="ce752"/>
          <table:table-cell table:style-name="ce700" table:number-columns-repeated="3"/>
          <table:table-cell table:style-name="ce783"/>
          <table:table-cell table:style-name="ce700"/>
          <table:table-cell table:style-name="ce752"/>
          <table:table-cell table:style-name="ce700"/>
          <table:table-cell table:style-name="ce796"/>
          <table:table-cell table:style-name="ce700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704" office:value-type="string" calcext:value-type="string">
            <text:p>2018-2022</text:p>
          </table:table-cell>
          <table:table-cell table:style-name="ce714" table:number-columns-repeated="2"/>
          <table:table-cell table:style-name="ce726"/>
          <table:table-cell table:style-name="ce739"/>
          <table:table-cell table:number-columns-repeated="1019"/>
        </table:table-row>
        <table:table-row table:style-name="ro5">
          <table:table-cell table:style-name="ce705" office:value-type="string" calcext:value-type="string">
            <text:p>Gelecek</text:p>
          </table:table-cell>
          <table:table-cell table:style-name="ce715" table:formula="of:=[.B84]-[.B85]" office:value-type="currency" office:currency="USD" office:value="-52875.9731277723" calcext:value-type="currency" table:number-columns-spanned="2" table:number-rows-spanned="1">
            <text:p>-$52.875,97</text:p>
          </table:table-cell>
          <table:covered-table-cell table:style-name="ce715"/>
          <table:table-cell table:style-name="ce72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72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715" table:number-columns-spanned="2" table:number-rows-spanned="1"/>
          <table:covered-table-cell table:style-name="ce715"/>
          <table:table-cell table:style-name="ce72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72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715" table:number-columns-spanned="2" table:number-rows-spanned="1"/>
          <table:covered-table-cell table:style-name="ce715"/>
          <table:table-cell table:style-name="ce72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72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715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715"/>
          <table:table-cell table:style-name="ce727" table:formula="of:=([.D82]-[.D85])*-1" office:value-type="currency" office:currency="TRY" office:value="-149513.514" calcext:value-type="currency" table:number-columns-spanned="2" table:number-rows-spanned="1">
            <text:p>-₺149.513,51</text:p>
          </table:table-cell>
          <table:covered-table-cell table:style-name="ce727"/>
          <table:table-cell table:number-columns-repeated="1019"/>
        </table:table-row>
        <table:table-row table:style-name="ro5">
          <table:table-cell table:style-name="ce700" office:value-type="string" calcext:value-type="string">
            <text:p>NET</text:p>
          </table:table-cell>
          <table:table-cell table:style-name="ce715" table:formula="of:=[.I73]+[.O73]" office:value-type="currency" office:currency="USD" office:value="32870.197879619" calcext:value-type="currency" table:number-columns-spanned="2" table:number-rows-spanned="1">
            <text:p>$32.870,20</text:p>
          </table:table-cell>
          <table:covered-table-cell table:style-name="ce715"/>
          <table:table-cell table:style-name="ce727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72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70" table:default-cell-style-name="Default"/>
        <table:table-column table:style-name="co20" table:default-cell-style-name="Default"/>
        <table:table-column table:style-name="co1" table:default-cell-style-name="ce62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811"/>
          <table:table-cell table:style-name="ce812"/>
          <table:table-cell table:style-name="ce732"/>
          <table:table-cell table:style-name="ce816" table:number-columns-repeated="2"/>
          <table:table-cell table:style-name="ce819"/>
          <table:table-cell table:style-name="ce812"/>
          <table:table-cell table:style-name="ce816" table:number-columns-repeated="2"/>
          <table:table-cell table:style-name="ce819"/>
          <table:table-cell table:style-name="ce812"/>
        </table:table-row>
        <table:table-row table:style-name="ro1">
          <table:table-cell table:style-name="ce811"/>
          <table:table-cell table:number-columns-repeated="5"/>
          <table:table-cell table:style-name="ce812"/>
          <table:table-cell table:style-name="ce816" table:number-columns-repeated="2"/>
          <table:table-cell table:style-name="ce819"/>
          <table:table-cell table:style-name="ce812"/>
        </table:table-row>
        <table:table-row table:style-name="ro1">
          <table:table-cell table:style-name="ce811"/>
          <table:table-cell table:style-name="ce812"/>
          <table:table-cell/>
          <table:table-cell table:style-name="ce816" table:number-columns-repeated="2"/>
          <table:table-cell table:style-name="ce819"/>
          <table:table-cell table:style-name="ce812"/>
          <table:table-cell table:style-name="ce816" table:number-columns-repeated="2"/>
          <table:table-cell table:style-name="ce819"/>
          <table:table-cell table:style-name="ce812"/>
        </table:table-row>
        <table:table-row table:style-name="ro1">
          <table:table-cell/>
          <table:table-cell table:style-name="ce813"/>
          <table:table-cell table:style-name="ce814" office:value-type="string" calcext:value-type="string">
            <text:p>GLR</text:p>
          </table:table-cell>
          <table:table-cell table:style-name="ce608" office:value-type="string" calcext:value-type="string">
            <text:p>GDR</text:p>
          </table:table-cell>
          <table:table-cell/>
          <table:table-cell table:style-name="ce608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551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552" table:formula="of:=[$'02-12-GDR'.F16]" office:value-type="currency" office:currency="TRY" office:value="-22399.42" calcext:value-type="currency">
            <text:p>-₺22.399,42</text:p>
          </table:table-cell>
          <table:table-cell table:style-name="ce621" table:formula="of:=[.C5]+[.D5]" office:value-type="currency" office:currency="TRY" office:value="-1399.42" calcext:value-type="currency">
            <text:p>-₺1.399,42</text:p>
          </table:table-cell>
          <table:table-cell table:style-name="ce62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53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552" table:formula="of:=[$'02-12-GDR'.F32]" office:value-type="currency" office:currency="TRY" office:value="-3104.82" calcext:value-type="currency">
            <text:p>-₺3.104,82</text:p>
          </table:table-cell>
          <table:table-cell table:style-name="ce621" table:formula="of:=[.C6]+[.D6]" office:value-type="currency" office:currency="TRY" office:value="23395.18" calcext:value-type="currency">
            <text:p>₺23.395,18</text:p>
          </table:table-cell>
          <table:table-cell table:style-name="ce55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552" table:formula="of:=[$'02-12-GDR'.F84]" office:value-type="currency" office:currency="TRY" office:value="-76896.294" calcext:value-type="currency">
            <text:p>-₺76.896,29</text:p>
          </table:table-cell>
          <table:table-cell table:style-name="ce621" table:formula="of:=[.C7]+[.D7]" office:value-type="currency" office:currency="TRY" office:value="-12396.294" calcext:value-type="currency">
            <text:p>-₺12.396,29</text:p>
          </table:table-cell>
          <table:table-cell table:style-name="ce55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552" table:formula="of:=[$'02-12-GDR'.F128]" office:value-type="currency" office:currency="TRY" office:value="-32069.31" calcext:value-type="currency">
            <text:p>-₺32.069,31</text:p>
          </table:table-cell>
          <table:table-cell table:style-name="ce621" table:formula="of:=[.C8]+[.D8]" office:value-type="currency" office:currency="TRY" office:value="120190.69" calcext:value-type="currency">
            <text:p>₺120.190,69</text:p>
          </table:table-cell>
          <table:table-cell table:style-name="ce55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817" table:formula="of:=[$'02-12-GDR'.F134]" office:value-type="currency" office:currency="TRY" office:value="-15043.67" calcext:value-type="currency">
            <text:p>-₺15.043,67</text:p>
          </table:table-cell>
          <table:table-cell table:style-name="ce621" table:formula="of:=[.C9]+[.D9]" office:value-type="currency" office:currency="TRY" office:value="346799.04" calcext:value-type="currency">
            <text:p>₺346.799,04</text:p>
          </table:table-cell>
          <table:table-cell table:style-name="ce552" table:formula="of:=[.F8]+[.C9]+[.D9]" office:value-type="currency" office:currency="TRY" office:value="476589.196" calcext:value-type="currency">
            <text:p>₺476.589,20</text:p>
          </table:table-cell>
          <table:table-cell table:number-columns-repeated="5"/>
        </table:table-row>
        <table:table-row table:style-name="ro1">
          <table:table-cell/>
          <table:table-cell table:style-name="ce813"/>
          <table:table-cell table:number-columns-repeated="2"/>
          <table:table-cell table:style-name="ce813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621" table:formula="of:=SUM([.D5:.D10])" office:value-type="currency" office:currency="TRY" office:value="-149513.514" calcext:value-type="currency">
            <text:p>-₺149.513,51</text:p>
          </table:table-cell>
          <table:table-cell table:style-name="ce621" table:formula="of:=SUM([.E5:.E10])" office:value-type="currency" office:currency="TRY" office:value="476589.196" calcext:value-type="currency">
            <text:p>₺476.589,20</text:p>
          </table:table-cell>
          <table:table-cell table:style-name="ce621"/>
          <table:table-cell table:number-columns-repeated="5"/>
        </table:table-row>
        <table:table-row table:style-name="ro1">
          <table:table-cell table:number-columns-repeated="2"/>
          <table:table-cell table:style-name="ce815"/>
          <table:table-cell table:style-name="ce818" table:number-columns-repeated="3"/>
          <table:table-cell table:number-columns-repeated="5"/>
        </table:table-row>
        <table:table-row table:style-name="ro1">
          <table:table-cell/>
          <table:table-cell table:style-name="ce543"/>
          <table:table-cell/>
          <table:table-cell table:style-name="ce590" table:number-columns-repeated="3"/>
          <table:table-cell table:number-columns-repeated="5"/>
        </table:table-row>
        <table:table-row table:style-name="ro1">
          <table:table-cell/>
          <table:table-cell table:style-name="ce813"/>
          <table:table-cell/>
          <table:table-cell table:style-name="ce813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5">
      <number:number number:decimal-places="5" number:min-decimal-places="5" number:min-integer-digits="1" number:grouping="true"/>
    </number:number-style>
    <number:number-style style:name="N204">
      <number:number number:decimal-places="2" number:min-decimal-places="2" number:min-integer-digits="1"/>
      <number:text> TL/USD</number:text>
    </number:number-style>
    <number:number-style style:name="N203">
      <number:text> /   </number:text>
      <number:number number:decimal-places="2" number:min-decimal-places="2" number:min-integer-digits="1"/>
    </number:number-style>
    <number:number-style style:name="N202">
      <number:number number:decimal-places="2" number:min-decimal-places="2" number:min-integer-digits="1"/>
      <number:text> ay</number:text>
    </number:number-style>
    <number:percentage-style style:name="N201">
      <number:number number:decimal-places="3" number:min-decimal-places="3" number:min-integer-digits="1"/>
      <number:text>%</number:text>
    </number:percentage-style>
    <number:number-style style:name="N200">
      <number:number number:decimal-places="4" number:min-decimal-places="4"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49">
      <number:number number:decimal-places="14" number:min-decimal-places="14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8P2" style:volatile="true">
      <number:text> </number:text>
      <number:fill-character> </number:fill-character>
      <number:text>- TL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0" number:min-decimal-places="0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4P0"/>
    </number:number-style>
    <number:percentage-style style:name="N142">
      <number:number number:decimal-places="5" number:min-decimal-places="5" number:min-integer-digits="1"/>
      <number:text>%</number:text>
    </number:percentage-style>
    <number:currency-style style:name="N13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9P0"/>
    </number:currency-style>
    <number:number-style style:name="N198P0" style:volatile="true">
      <number:number number:decimal-places="0" number:min-decimal-places="0" number:min-integer-digits="1" number:grouping="true"/>
      <number:text>     </number:text>
    </number:number-style>
    <number:number-style style:name="N19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8P0"/>
    </number:number-style>
    <number:number-style style:name="N137">
      <number:number number:decimal-places="0" number:min-decimal-places="0" number:min-integer-digits="2" number:grouping="true"/>
    </number:number-style>
    <number:currency-style style:name="N19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9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96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">
      <number:number number:decimal-places="11" number:min-decimal-places="11" number:min-integer-digits="1"/>
    </number:number-style>
    <number:percentage-style style:name="N140">
      <number:number number:decimal-places="2" number:min-decimal-places="2" number:min-integer-digits="1"/>
      <number:text>%</number:text>
    </number:percentage-style>
    <number:number-style style:name="N199P0" style:volatile="true">
      <number:number number:decimal-places="2" number:min-decimal-places="2" number:min-integer-digits="1" number:grouping="true"/>
      <number:text>     </number:text>
    </number:number-style>
    <number:number-style style:name="N19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9P0"/>
    </number:number-style>
    <number:number-style style:name="N111">
      <number:text>( </number:text>
      <number:number number:decimal-places="3" number:min-decimal-places="3" number:min-integer-digits="1" number:grouping="true"/>
    </number:number-style>
    <number:currency-style style:name="N17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70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70P0"/>
    </number:currency-style>
    <number:number-style style:name="N153">
      <number:text>-</number:text>
      <number:number number:decimal-places="2" number:min-decimal-places="2" number:min-integer-digits="1" number:grouping="true"/>
    </number:number-style>
    <number:time-style style:name="N124">
      <number:minutes number:style="long"/>
      <number:text>:</number:text>
      <number:seconds number:style="long"/>
    </number:time-style>
    <number:percentage-style style:name="N183">
      <number:number number:decimal-places="0" number:min-decimal-places="0" number:min-integer-digits="1"/>
      <number:text>%</number:text>
    </number:percentage-style>
    <number:number-style style:name="N141">
      <number:number number:decimal-places="0" number:min-decimal-places="0" number:min-integer-digits="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1P0" style:volatile="true">
      <number:number number:decimal-places="2" number:min-decimal-places="2" number:min-integer-digits="0" number:grouping="true"/>
    </number:number-style>
    <number:number-style style:name="N17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71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number-style style:name="N173P0" style:volatile="true">
      <number:text>-</number:text>
      <number:number number:decimal-places="2" number:min-decimal-places="2" number:min-integer-digits="1" number:grouping="true"/>
    </number:number-style>
    <number:number-style style:name="N17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86">
      <number:number number:decimal-places="2" number:min-decimal-places="2" number:min-integer-digits="1" number:grouping="true"/>
      <number:text> ay</number:text>
    </number:number-style>
    <number:number-style style:name="N116P0" style:volatile="true">
      <number:number number:decimal-places="0" number:min-decimal-places="0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6P0"/>
    </number:number-style>
    <number:currency-style style:name="N17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5P0"/>
    </number:currency-style>
    <number:number-style style:name="N117P0" style:volatile="true">
      <number:number number:decimal-places="0" number:min-decimal-places="0" number:min-integer-digits="1" number:grouping="true"/>
      <number:text> TL</number:text>
    </number:number-style>
    <number:number-style style:name="N11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7P0"/>
    </number:number-style>
    <number:number-style style:name="N176">
      <number:number number:decimal-places="3" number:min-decimal-places="3" number:min-integer-digits="1"/>
    </number:number-style>
    <number:number-style style:name="N150" number:title="User-defined">
      <number:text>+</number:text>
      <number:number number:decimal-places="2" number:min-decimal-places="2" number:min-integer-digits="1" number:grouping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0P2" style:volatile="true">
      <number:text> </number:text>
      <number:fill-character> </number:fill-character>
      <number:text>-  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51P0" style:volatile="true">
      <number:number number:decimal-places="2" number:min-decimal-places="2" number:min-integer-digits="1"/>
    </number:number-style>
    <number:number-style style:name="N151">
      <style:text-properties fo:color="#ff0000"/>
      <number:text>-</number:text>
      <number:number number:decimal-places="2" number:min-decimal-places="2" number:min-integer-digits="1"/>
      <style:map style:condition="value()&gt;=0" style:apply-style-name="N15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52">
      <number:number number:decimal-places="13" number:min-decimal-places="13" number:min-integer-digits="1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2P0"/>
    </number:number-style>
    <number:currency-style style:name="N155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55P0"/>
    </number:currency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currency-style style:name="N18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8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85P0"/>
    </number:currency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90">
      <number:month number:textual="true"/>
      <number:text>.</number:text>
      <number:year/>
    </number:date-style>
    <number:currency-style style:name="N16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date-style style:name="N162">
      <number:day number:style="long"/>
      <number:text>.</number:text>
      <number:month number:style="long"/>
      <number:text>.</number:text>
    </number:date-style>
    <number:number-style style:name="N163">
      <number:text>+  </number:text>
      <number:number number:decimal-places="3" number:min-decimal-places="3" number:min-integer-digits="1" number:grouping="true"/>
    </number:number-style>
    <number:date-style style:name="N164">
      <number:month number:style="long" number:textual="true"/>
      <number:text>.</number:text>
      <number:year number:style="long"/>
    </number:date-style>
    <number:number-style style:name="N165">
      <number:number number:decimal-places="1" number:min-decimal-places="1" number:min-integer-digits="1"/>
    </number:number-style>
    <number:number-style style:name="N166">
      <number:text>+    </number:text>
      <number:number number:decimal-places="3" number:min-decimal-places="3" number:min-integer-digits="1" number:grouping="true"/>
    </number:number-style>
    <number:number-style style:name="N168P0" style:volatile="true">
      <number:number number:decimal-places="2" number:min-decimal-places="2" number:min-integer-digits="1" number:grouping="true"/>
      <number:text>     </number:text>
    </number:number-style>
    <number:number-style style:name="N16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8P0"/>
    </number:number-style>
    <number:date-style style:name="N169">
      <number:day number:style="long"/>
      <number:text>.</number:text>
      <number:month number:style="long" number:textual="true"/>
    </number:date-style>
    <number:percentage-style style:name="N172">
      <number:number number:decimal-places="1" number:min-decimal-places="1" number:min-integer-digits="1"/>
      <number:text>%</number:text>
    </number:percentage-style>
    <number:time-style style:name="N18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88">
      <number:day number:style="long"/>
      <number:text>.</number:text>
      <number:month number:textual="true"/>
      <number:text>.</number:text>
      <number:year/>
    </number:date-style>
    <number:time-style style:name="N189">
      <number:minutes number:style="long"/>
      <number:text>:</number:text>
      <number:seconds number:style="long" number:decimal-places="1"/>
    </number:time-style>
    <number:currency-style style:name="N19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9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92P0"/>
    </number:currency-style>
    <number:number-style style:name="N19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94">
      <number:hours/>
      <number:text>:</number:text>
      <number:minutes number:style="long"/>
      <number:text> </number:text>
      <number:am-pm/>
    </number:time-style>
    <number:number-style style:name="N197">
      <number:number number:decimal-places="3" number:min-decimal-places="3" number:min-integer-digits="1" number:grouping="true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9T11:24:04.045579349</dc:date>
    <meta:editing-duration>P3DT8H50M2S</meta:editing-duration>
    <meta:editing-cycles>254</meta:editing-cycles>
    <meta:generator>LibreOffice/7.3.7.2$Linux_X86_64 LibreOffice_project/30$Build-2</meta:generator>
    <meta:print-date>2022-12-31T16:10:14.234562476</meta:print-date>
    <meta:document-statistic meta:table-count="13" meta:cell-count="2726" meta:object-count="0"/>
  </office:meta>
</office:document-meta>
</file>